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7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start location</text:p>
          </table:table-cell>
          <table:table-cell table:style-name="ce1" office:value-type="string" calcext:value-type="string">
            <text:p>end location</text:p>
          </table:table-cell>
          <table:table-cell table:style-name="ce1" office:value-type="string" calcext:value-type="string">
            <text:p>trip_row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sequen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" calcext:value-type="date">
            <text:p>2025-11-12 00:00:00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initial deadhead from depo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0:01:00" calcext:value-type="date">
            <text:p>2025-11-12 00:01:00</text:p>
          </table:table-cell>
          <table:table-cell office:value-type="date" office:date-value="2025-11-12T00:11:00" calcext:value-type="date">
            <text:p>2025-11-12 00:1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rvice tri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0:11:00" calcext:value-type="date">
            <text:p>2025-11-12 00:11:00</text:p>
          </table:table-cell>
          <table:table-cell office:value-type="date" office:date-value="2025-11-12T00:16:00" calcext:value-type="date">
            <text:p>2025-11-12 00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00:16:00" calcext:value-type="date">
            <text:p>2025-11-12 00:16:00</text:p>
          </table:table-cell>
          <table:table-cell office:value-type="date" office:date-value="2025-11-12T00:31:00" calcext:value-type="date">
            <text:p>2025-11-12 00:3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0:31:00" calcext:value-type="date">
            <text:p>2025-11-12 00:31:00</text:p>
          </table:table-cell>
          <table:table-cell office:value-type="date" office:date-value="2025-11-12T00:41:00" calcext:value-type="date">
            <text:p>2025-11-12 00:4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rvice trip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0:41:00" calcext:value-type="date">
            <text:p>2025-11-12 00:41:00</text:p>
          </table:table-cell>
          <table:table-cell office:value-type="date" office:date-value="2025-11-12T00:46:00" calcext:value-type="date">
            <text:p>2025-11-12 00:4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00:46:00" calcext:value-type="date">
            <text:p>2025-11-12 00:46:00</text:p>
          </table:table-cell>
          <table:table-cell office:value-type="date" office:date-value="2025-11-12T05:07:00" calcext:value-type="date">
            <text:p>2025-11-12 05:0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5:07:00" calcext:value-type="date">
            <text:p>2025-11-12 05:07:00</text:p>
          </table:table-cell>
          <table:table-cell office:value-type="date" office:date-value="2025-11-12T05:17:00" calcext:value-type="date">
            <text:p>2025-11-12 05:1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ervice trip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5:17:00" calcext:value-type="date">
            <text:p>2025-11-12 05:17:00</text:p>
          </table:table-cell>
          <table:table-cell office:value-type="date" office:date-value="2025-11-12T05:22:00" calcext:value-type="date">
            <text:p>2025-11-12 05:2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05:22:00" calcext:value-type="date">
            <text:p>2025-11-12 05:22:00</text:p>
          </table:table-cell>
          <table:table-cell office:value-type="date" office:date-value="2025-11-12T05:37:00" calcext:value-type="date">
            <text:p>2025-11-12 05:3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5:37:00" calcext:value-type="date">
            <text:p>2025-11-12 05:37:00</text:p>
          </table:table-cell>
          <table:table-cell office:value-type="date" office:date-value="2025-11-12T05:47:00" calcext:value-type="date">
            <text:p>2025-11-12 05:4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rvice trip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5:47:00" calcext:value-type="date">
            <text:p>2025-11-12 05:47:00</text:p>
          </table:table-cell>
          <table:table-cell office:value-type="date" office:date-value="2025-11-12T05:52:00" calcext:value-type="date">
            <text:p>2025-11-12 05:52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05:52:00" calcext:value-type="date">
            <text:p>2025-11-12 05:52:00</text:p>
          </table:table-cell>
          <table:table-cell office:value-type="date" office:date-value="2025-11-12T06:04:00" calcext:value-type="date">
            <text:p>2025-11-12 06:0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6:04:00" calcext:value-type="date">
            <text:p>2025-11-12 06:04:00</text:p>
          </table:table-cell>
          <table:table-cell office:value-type="date" office:date-value="2025-11-12T06:14:00" calcext:value-type="date">
            <text:p>2025-11-12 06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 trip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6:14:00" calcext:value-type="date">
            <text:p>2025-11-12 06:14:00</text:p>
          </table:table-cell>
          <table:table-cell office:value-type="date" office:date-value="2025-11-12T06:19:00" calcext:value-type="date">
            <text:p>2025-11-12 06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06:19:00" calcext:value-type="date">
            <text:p>2025-11-12 06:19:00</text:p>
          </table:table-cell>
          <table:table-cell office:value-type="date" office:date-value="2025-11-12T06:31:00" calcext:value-type="date">
            <text:p>2025-11-12 06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6:31:00" calcext:value-type="date">
            <text:p>2025-11-12 06:31:00</text:p>
          </table:table-cell>
          <table:table-cell office:value-type="date" office:date-value="2025-11-12T06:41:00" calcext:value-type="date">
            <text:p>2025-11-12 06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ervice trip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6:41:00" calcext:value-type="date">
            <text:p>2025-11-12 06:41:00</text:p>
          </table:table-cell>
          <table:table-cell office:value-type="date" office:date-value="2025-11-12T06:46:00" calcext:value-type="date">
            <text:p>2025-11-12 06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6:46:00" calcext:value-type="date">
            <text:p>2025-11-12 06:46:00</text:p>
          </table:table-cell>
          <table:table-cell office:value-type="date" office:date-value="2025-11-12T06:56:00" calcext:value-type="date">
            <text:p>2025-11-12 06:5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ervice trip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6:56:00" calcext:value-type="date">
            <text:p>2025-11-12 06:56:00</text:p>
          </table:table-cell>
          <table:table-cell office:value-type="date" office:date-value="2025-11-12T07:01:00" calcext:value-type="date">
            <text:p>2025-11-12 07:0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07:01:00" calcext:value-type="date">
            <text:p>2025-11-12 07:01:00</text:p>
          </table:table-cell>
          <table:table-cell office:value-type="date" office:date-value="2025-11-12T07:06:00" calcext:value-type="date">
            <text:p>2025-11-12 07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7:06:00" calcext:value-type="date">
            <text:p>2025-11-12 07:06:00</text:p>
          </table:table-cell>
          <table:table-cell office:value-type="date" office:date-value="2025-11-12T07:16:00" calcext:value-type="date">
            <text:p>2025-11-12 07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ervice trip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7:16:00" calcext:value-type="date">
            <text:p>2025-11-12 07:16:00</text:p>
          </table:table-cell>
          <table:table-cell office:value-type="date" office:date-value="2025-11-12T07:21:00" calcext:value-type="date">
            <text:p>2025-11-12 07:2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7:21:00" calcext:value-type="date">
            <text:p>2025-11-12 07:21:00</text:p>
          </table:table-cell>
          <table:table-cell office:value-type="date" office:date-value="2025-11-12T07:31:00" calcext:value-type="date">
            <text:p>2025-11-12 07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rvice trip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7:31:00" calcext:value-type="date">
            <text:p>2025-11-12 07:31:00</text:p>
          </table:table-cell>
          <table:table-cell office:value-type="date" office:date-value="2025-11-12T07:36:00" calcext:value-type="date">
            <text:p>2025-11-12 07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7:36:00" calcext:value-type="date">
            <text:p>2025-11-12 07:36:00</text:p>
          </table:table-cell>
          <table:table-cell office:value-type="date" office:date-value="2025-11-12T07:46:00" calcext:value-type="date">
            <text:p>2025-11-12 07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ice trip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7:46:00" calcext:value-type="date">
            <text:p>2025-11-12 07:46:00</text:p>
          </table:table-cell>
          <table:table-cell office:value-type="date" office:date-value="2025-11-12T07:51:00" calcext:value-type="date">
            <text:p>2025-11-12 07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7:51:00" calcext:value-type="date">
            <text:p>2025-11-12 07:51:00</text:p>
          </table:table-cell>
          <table:table-cell office:value-type="date" office:date-value="2025-11-12T08:01:00" calcext:value-type="date">
            <text:p>2025-11-12 08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ervice trip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8:01:00" calcext:value-type="date">
            <text:p>2025-11-12 08:01:00</text:p>
          </table:table-cell>
          <table:table-cell office:value-type="date" office:date-value="2025-11-12T08:06:00" calcext:value-type="date">
            <text:p>2025-11-12 08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8:06:00" calcext:value-type="date">
            <text:p>2025-11-12 08:06:00</text:p>
          </table:table-cell>
          <table:table-cell office:value-type="date" office:date-value="2025-11-12T08:16:00" calcext:value-type="date">
            <text:p>2025-11-12 08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ice trip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8:16:00" calcext:value-type="date">
            <text:p>2025-11-12 08:16:00</text:p>
          </table:table-cell>
          <table:table-cell office:value-type="date" office:date-value="2025-11-12T08:21:00" calcext:value-type="date">
            <text:p>2025-11-12 08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8:21:00" calcext:value-type="date">
            <text:p>2025-11-12 08:21:00</text:p>
          </table:table-cell>
          <table:table-cell office:value-type="date" office:date-value="2025-11-12T08:31:00" calcext:value-type="date">
            <text:p>2025-11-12 08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vice trip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8:31:00" calcext:value-type="date">
            <text:p>2025-11-12 08:31:00</text:p>
          </table:table-cell>
          <table:table-cell office:value-type="date" office:date-value="2025-11-12T08:36:00" calcext:value-type="date">
            <text:p>2025-11-12 08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8:36:00" calcext:value-type="date">
            <text:p>2025-11-12 08:36:00</text:p>
          </table:table-cell>
          <table:table-cell office:value-type="date" office:date-value="2025-11-12T08:46:00" calcext:value-type="date">
            <text:p>2025-11-12 08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ice trip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8:46:00" calcext:value-type="date">
            <text:p>2025-11-12 08:46:00</text:p>
          </table:table-cell>
          <table:table-cell office:value-type="date" office:date-value="2025-11-12T08:51:00" calcext:value-type="date">
            <text:p>2025-11-12 08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8:51:00" calcext:value-type="date">
            <text:p>2025-11-12 08:51:00</text:p>
          </table:table-cell>
          <table:table-cell office:value-type="date" office:date-value="2025-11-12T09:01:00" calcext:value-type="date">
            <text:p>2025-11-12 09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rvice trip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9:01:00" calcext:value-type="date">
            <text:p>2025-11-12 09:01:00</text:p>
          </table:table-cell>
          <table:table-cell office:value-type="date" office:date-value="2025-11-12T09:06:00" calcext:value-type="date">
            <text:p>2025-11-12 09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9:06:00" calcext:value-type="date">
            <text:p>2025-11-12 09:06:00</text:p>
          </table:table-cell>
          <table:table-cell office:value-type="date" office:date-value="2025-11-12T09:16:00" calcext:value-type="date">
            <text:p>2025-11-12 09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e trip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9:16:00" calcext:value-type="date">
            <text:p>2025-11-12 09:16:00</text:p>
          </table:table-cell>
          <table:table-cell office:value-type="date" office:date-value="2025-11-12T09:21:00" calcext:value-type="date">
            <text:p>2025-11-12 09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9:21:00" calcext:value-type="date">
            <text:p>2025-11-12 09:21:00</text:p>
          </table:table-cell>
          <table:table-cell office:value-type="date" office:date-value="2025-11-12T09:31:00" calcext:value-type="date">
            <text:p>2025-11-12 09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ervice trip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9:31:00" calcext:value-type="date">
            <text:p>2025-11-12 09:31:00</text:p>
          </table:table-cell>
          <table:table-cell office:value-type="date" office:date-value="2025-11-12T09:36:00" calcext:value-type="date">
            <text:p>2025-11-12 09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9:36:00" calcext:value-type="date">
            <text:p>2025-11-12 09:36:00</text:p>
          </table:table-cell>
          <table:table-cell office:value-type="date" office:date-value="2025-11-12T09:46:00" calcext:value-type="date">
            <text:p>2025-11-12 09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ice trip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09:46:00" calcext:value-type="date">
            <text:p>2025-11-12 09:46:00</text:p>
          </table:table-cell>
          <table:table-cell office:value-type="date" office:date-value="2025-11-12T09:51:00" calcext:value-type="date">
            <text:p>2025-11-12 09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09:51:00" calcext:value-type="date">
            <text:p>2025-11-12 09:51:00</text:p>
          </table:table-cell>
          <table:table-cell office:value-type="date" office:date-value="2025-11-12T10:01:00" calcext:value-type="date">
            <text:p>2025-11-12 10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ervice trip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0:01:00" calcext:value-type="date">
            <text:p>2025-11-12 10:01:00</text:p>
          </table:table-cell>
          <table:table-cell office:value-type="date" office:date-value="2025-11-12T10:06:00" calcext:value-type="date">
            <text:p>2025-11-12 10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0:06:00" calcext:value-type="date">
            <text:p>2025-11-12 10:06:00</text:p>
          </table:table-cell>
          <table:table-cell office:value-type="date" office:date-value="2025-11-12T10:16:00" calcext:value-type="date">
            <text:p>2025-11-12 10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ice trip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0:16:00" calcext:value-type="date">
            <text:p>2025-11-12 10:16:00</text:p>
          </table:table-cell>
          <table:table-cell office:value-type="date" office:date-value="2025-11-12T10:21:00" calcext:value-type="date">
            <text:p>2025-11-12 10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0:21:00" calcext:value-type="date">
            <text:p>2025-11-12 10:21:00</text:p>
          </table:table-cell>
          <table:table-cell office:value-type="date" office:date-value="2025-11-12T10:31:00" calcext:value-type="date">
            <text:p>2025-11-12 10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ervice trip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0:31:00" calcext:value-type="date">
            <text:p>2025-11-12 10:31:00</text:p>
          </table:table-cell>
          <table:table-cell office:value-type="date" office:date-value="2025-11-12T10:36:00" calcext:value-type="date">
            <text:p>2025-11-12 10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0:36:00" calcext:value-type="date">
            <text:p>2025-11-12 10:36:00</text:p>
          </table:table-cell>
          <table:table-cell office:value-type="date" office:date-value="2025-11-12T10:46:00" calcext:value-type="date">
            <text:p>2025-11-12 10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ice trip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0:46:00" calcext:value-type="date">
            <text:p>2025-11-12 10:46:00</text:p>
          </table:table-cell>
          <table:table-cell office:value-type="date" office:date-value="2025-11-12T10:51:00" calcext:value-type="date">
            <text:p>2025-11-12 10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0:51:00" calcext:value-type="date">
            <text:p>2025-11-12 10:51:00</text:p>
          </table:table-cell>
          <table:table-cell office:value-type="date" office:date-value="2025-11-12T11:01:00" calcext:value-type="date">
            <text:p>2025-11-12 11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ervice trip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1:01:00" calcext:value-type="date">
            <text:p>2025-11-12 11:01:00</text:p>
          </table:table-cell>
          <table:table-cell office:value-type="date" office:date-value="2025-11-12T11:06:00" calcext:value-type="date">
            <text:p>2025-11-12 11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1:06:00" calcext:value-type="date">
            <text:p>2025-11-12 11:06:00</text:p>
          </table:table-cell>
          <table:table-cell office:value-type="date" office:date-value="2025-11-12T11:16:00" calcext:value-type="date">
            <text:p>2025-11-12 11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ice trip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1:16:00" calcext:value-type="date">
            <text:p>2025-11-12 11:16:00</text:p>
          </table:table-cell>
          <table:table-cell office:value-type="date" office:date-value="2025-11-12T11:21:00" calcext:value-type="date">
            <text:p>2025-11-12 11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1:21:00" calcext:value-type="date">
            <text:p>2025-11-12 11:21:00</text:p>
          </table:table-cell>
          <table:table-cell office:value-type="date" office:date-value="2025-11-12T11:31:00" calcext:value-type="date">
            <text:p>2025-11-12 11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ervice trip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1:31:00" calcext:value-type="date">
            <text:p>2025-11-12 11:31:00</text:p>
          </table:table-cell>
          <table:table-cell office:value-type="date" office:date-value="2025-11-12T11:36:00" calcext:value-type="date">
            <text:p>2025-11-12 11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1:36:00" calcext:value-type="date">
            <text:p>2025-11-12 11:36:00</text:p>
          </table:table-cell>
          <table:table-cell office:value-type="date" office:date-value="2025-11-12T11:46:00" calcext:value-type="date">
            <text:p>2025-11-12 11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ice trip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1:46:00" calcext:value-type="date">
            <text:p>2025-11-12 11:46:00</text:p>
          </table:table-cell>
          <table:table-cell office:value-type="date" office:date-value="2025-11-12T11:51:00" calcext:value-type="date">
            <text:p>2025-11-12 11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1:51:00" calcext:value-type="date">
            <text:p>2025-11-12 11:51:00</text:p>
          </table:table-cell>
          <table:table-cell office:value-type="date" office:date-value="2025-11-12T12:01:00" calcext:value-type="date">
            <text:p>2025-11-12 12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ervice trip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2:01:00" calcext:value-type="date">
            <text:p>2025-11-12 12:01:00</text:p>
          </table:table-cell>
          <table:table-cell office:value-type="date" office:date-value="2025-11-12T12:06:00" calcext:value-type="date">
            <text:p>2025-11-12 12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2:06:00" calcext:value-type="date">
            <text:p>2025-11-12 12:06:00</text:p>
          </table:table-cell>
          <table:table-cell office:value-type="date" office:date-value="2025-11-12T12:16:00" calcext:value-type="date">
            <text:p>2025-11-12 12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ice trip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2:16:00" calcext:value-type="date">
            <text:p>2025-11-12 12:16:00</text:p>
          </table:table-cell>
          <table:table-cell office:value-type="date" office:date-value="2025-11-12T12:21:00" calcext:value-type="date">
            <text:p>2025-11-12 12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2:21:00" calcext:value-type="date">
            <text:p>2025-11-12 12:21:00</text:p>
          </table:table-cell>
          <table:table-cell office:value-type="date" office:date-value="2025-11-12T12:31:00" calcext:value-type="date">
            <text:p>2025-11-12 12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ervice trip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2:31:00" calcext:value-type="date">
            <text:p>2025-11-12 12:31:00</text:p>
          </table:table-cell>
          <table:table-cell office:value-type="date" office:date-value="2025-11-12T12:36:00" calcext:value-type="date">
            <text:p>2025-11-12 12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2:36:00" calcext:value-type="date">
            <text:p>2025-11-12 12:36:00</text:p>
          </table:table-cell>
          <table:table-cell office:value-type="date" office:date-value="2025-11-12T12:46:00" calcext:value-type="date">
            <text:p>2025-11-12 12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ice trip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2:46:00" calcext:value-type="date">
            <text:p>2025-11-12 12:46:00</text:p>
          </table:table-cell>
          <table:table-cell office:value-type="date" office:date-value="2025-11-12T12:51:00" calcext:value-type="date">
            <text:p>2025-11-12 12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2:51:00" calcext:value-type="date">
            <text:p>2025-11-12 12:51:00</text:p>
          </table:table-cell>
          <table:table-cell office:value-type="date" office:date-value="2025-11-12T13:01:00" calcext:value-type="date">
            <text:p>2025-11-12 13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ervice trip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3:01:00" calcext:value-type="date">
            <text:p>2025-11-12 13:01:00</text:p>
          </table:table-cell>
          <table:table-cell office:value-type="date" office:date-value="2025-11-12T13:06:00" calcext:value-type="date">
            <text:p>2025-11-12 13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3:06:00" calcext:value-type="date">
            <text:p>2025-11-12 13:06:00</text:p>
          </table:table-cell>
          <table:table-cell office:value-type="date" office:date-value="2025-11-12T13:16:00" calcext:value-type="date">
            <text:p>2025-11-12 13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ice trip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3:16:00" calcext:value-type="date">
            <text:p>2025-11-12 13:16:00</text:p>
          </table:table-cell>
          <table:table-cell office:value-type="date" office:date-value="2025-11-12T13:21:00" calcext:value-type="date">
            <text:p>2025-11-12 13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3:21:00" calcext:value-type="date">
            <text:p>2025-11-12 13:21:00</text:p>
          </table:table-cell>
          <table:table-cell office:value-type="date" office:date-value="2025-11-12T13:31:00" calcext:value-type="date">
            <text:p>2025-11-12 13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ervice trip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3:31:00" calcext:value-type="date">
            <text:p>2025-11-12 13:31:00</text:p>
          </table:table-cell>
          <table:table-cell office:value-type="date" office:date-value="2025-11-12T13:36:00" calcext:value-type="date">
            <text:p>2025-11-12 13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3:36:00" calcext:value-type="date">
            <text:p>2025-11-12 13:36:00</text:p>
          </table:table-cell>
          <table:table-cell office:value-type="date" office:date-value="2025-11-12T13:46:00" calcext:value-type="date">
            <text:p>2025-11-12 13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ice trip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3:46:00" calcext:value-type="date">
            <text:p>2025-11-12 13:46:00</text:p>
          </table:table-cell>
          <table:table-cell office:value-type="date" office:date-value="2025-11-12T13:51:00" calcext:value-type="date">
            <text:p>2025-11-12 13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3:51:00" calcext:value-type="date">
            <text:p>2025-11-12 13:51:00</text:p>
          </table:table-cell>
          <table:table-cell office:value-type="date" office:date-value="2025-11-12T14:01:00" calcext:value-type="date">
            <text:p>2025-11-12 14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ervice trip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4:01:00" calcext:value-type="date">
            <text:p>2025-11-12 14:01:00</text:p>
          </table:table-cell>
          <table:table-cell office:value-type="date" office:date-value="2025-11-12T14:06:00" calcext:value-type="date">
            <text:p>2025-11-12 14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4:06:00" calcext:value-type="date">
            <text:p>2025-11-12 14:06:00</text:p>
          </table:table-cell>
          <table:table-cell office:value-type="date" office:date-value="2025-11-12T14:16:00" calcext:value-type="date">
            <text:p>2025-11-12 14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ice trip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4:16:00" calcext:value-type="date">
            <text:p>2025-11-12 14:16:00</text:p>
          </table:table-cell>
          <table:table-cell office:value-type="date" office:date-value="2025-11-12T14:21:00" calcext:value-type="date">
            <text:p>2025-11-12 14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4:21:00" calcext:value-type="date">
            <text:p>2025-11-12 14:21:00</text:p>
          </table:table-cell>
          <table:table-cell office:value-type="date" office:date-value="2025-11-12T14:31:00" calcext:value-type="date">
            <text:p>2025-11-12 14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ervice trip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4:31:00" calcext:value-type="date">
            <text:p>2025-11-12 14:31:00</text:p>
          </table:table-cell>
          <table:table-cell office:value-type="date" office:date-value="2025-11-12T14:36:00" calcext:value-type="date">
            <text:p>2025-11-12 14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4:36:00" calcext:value-type="date">
            <text:p>2025-11-12 14:36:00</text:p>
          </table:table-cell>
          <table:table-cell office:value-type="date" office:date-value="2025-11-12T14:46:00" calcext:value-type="date">
            <text:p>2025-11-12 14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ice trip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4:46:00" calcext:value-type="date">
            <text:p>2025-11-12 14:46:00</text:p>
          </table:table-cell>
          <table:table-cell office:value-type="date" office:date-value="2025-11-12T14:51:00" calcext:value-type="date">
            <text:p>2025-11-12 14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4:51:00" calcext:value-type="date">
            <text:p>2025-11-12 14:51:00</text:p>
          </table:table-cell>
          <table:table-cell office:value-type="date" office:date-value="2025-11-12T15:01:00" calcext:value-type="date">
            <text:p>2025-11-12 15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ervice trip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5:01:00" calcext:value-type="date">
            <text:p>2025-11-12 15:01:00</text:p>
          </table:table-cell>
          <table:table-cell office:value-type="date" office:date-value="2025-11-12T15:06:00" calcext:value-type="date">
            <text:p>2025-11-12 15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5:06:00" calcext:value-type="date">
            <text:p>2025-11-12 15:06:00</text:p>
          </table:table-cell>
          <table:table-cell office:value-type="date" office:date-value="2025-11-12T15:16:00" calcext:value-type="date">
            <text:p>2025-11-12 15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ice trip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5:16:00" calcext:value-type="date">
            <text:p>2025-11-12 15:16:00</text:p>
          </table:table-cell>
          <table:table-cell office:value-type="date" office:date-value="2025-11-12T15:21:00" calcext:value-type="date">
            <text:p>2025-11-12 15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5:21:00" calcext:value-type="date">
            <text:p>2025-11-12 15:21:00</text:p>
          </table:table-cell>
          <table:table-cell office:value-type="date" office:date-value="2025-11-12T15:31:00" calcext:value-type="date">
            <text:p>2025-11-12 15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ervice trip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5:31:00" calcext:value-type="date">
            <text:p>2025-11-12 15:31:00</text:p>
          </table:table-cell>
          <table:table-cell office:value-type="date" office:date-value="2025-11-12T15:36:00" calcext:value-type="date">
            <text:p>2025-11-12 15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5:36:00" calcext:value-type="date">
            <text:p>2025-11-12 15:36:00</text:p>
          </table:table-cell>
          <table:table-cell office:value-type="date" office:date-value="2025-11-12T15:46:00" calcext:value-type="date">
            <text:p>2025-11-12 15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ice tri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5:46:00" calcext:value-type="date">
            <text:p>2025-11-12 15:46:00</text:p>
          </table:table-cell>
          <table:table-cell office:value-type="date" office:date-value="2025-11-12T15:51:00" calcext:value-type="date">
            <text:p>2025-11-12 15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5:51:00" calcext:value-type="date">
            <text:p>2025-11-12 15:51:00</text:p>
          </table:table-cell>
          <table:table-cell office:value-type="date" office:date-value="2025-11-12T16:01:00" calcext:value-type="date">
            <text:p>2025-11-12 16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ervice trip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6:01:00" calcext:value-type="date">
            <text:p>2025-11-12 16:01:00</text:p>
          </table:table-cell>
          <table:table-cell office:value-type="date" office:date-value="2025-11-12T16:06:00" calcext:value-type="date">
            <text:p>2025-11-12 16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6:06:00" calcext:value-type="date">
            <text:p>2025-11-12 16:06:00</text:p>
          </table:table-cell>
          <table:table-cell office:value-type="date" office:date-value="2025-11-12T16:16:00" calcext:value-type="date">
            <text:p>2025-11-12 16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ice trip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6:16:00" calcext:value-type="date">
            <text:p>2025-11-12 16:16:00</text:p>
          </table:table-cell>
          <table:table-cell office:value-type="date" office:date-value="2025-11-12T16:21:00" calcext:value-type="date">
            <text:p>2025-11-12 16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6:21:00" calcext:value-type="date">
            <text:p>2025-11-12 16:21:00</text:p>
          </table:table-cell>
          <table:table-cell office:value-type="date" office:date-value="2025-11-12T16:31:00" calcext:value-type="date">
            <text:p>2025-11-12 16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ervice trip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6:31:00" calcext:value-type="date">
            <text:p>2025-11-12 16:31:00</text:p>
          </table:table-cell>
          <table:table-cell office:value-type="date" office:date-value="2025-11-12T16:36:00" calcext:value-type="date">
            <text:p>2025-11-12 16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6:36:00" calcext:value-type="date">
            <text:p>2025-11-12 16:36:00</text:p>
          </table:table-cell>
          <table:table-cell office:value-type="date" office:date-value="2025-11-12T16:46:00" calcext:value-type="date">
            <text:p>2025-11-12 16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ice trip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6:46:00" calcext:value-type="date">
            <text:p>2025-11-12 16:46:00</text:p>
          </table:table-cell>
          <table:table-cell office:value-type="date" office:date-value="2025-11-12T16:51:00" calcext:value-type="date">
            <text:p>2025-11-12 16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6:51:00" calcext:value-type="date">
            <text:p>2025-11-12 16:51:00</text:p>
          </table:table-cell>
          <table:table-cell office:value-type="date" office:date-value="2025-11-12T17:01:00" calcext:value-type="date">
            <text:p>2025-11-12 17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ervice trip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7:01:00" calcext:value-type="date">
            <text:p>2025-11-12 17:01:00</text:p>
          </table:table-cell>
          <table:table-cell office:value-type="date" office:date-value="2025-11-12T17:06:00" calcext:value-type="date">
            <text:p>2025-11-12 17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7:06:00" calcext:value-type="date">
            <text:p>2025-11-12 17:06:00</text:p>
          </table:table-cell>
          <table:table-cell office:value-type="date" office:date-value="2025-11-12T17:16:00" calcext:value-type="date">
            <text:p>2025-11-12 17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ice trip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7:16:00" calcext:value-type="date">
            <text:p>2025-11-12 17:16:00</text:p>
          </table:table-cell>
          <table:table-cell office:value-type="date" office:date-value="2025-11-12T17:21:00" calcext:value-type="date">
            <text:p>2025-11-12 17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7:21:00" calcext:value-type="date">
            <text:p>2025-11-12 17:21:00</text:p>
          </table:table-cell>
          <table:table-cell office:value-type="date" office:date-value="2025-11-12T17:31:00" calcext:value-type="date">
            <text:p>2025-11-12 17:3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ervice trip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7:31:00" calcext:value-type="date">
            <text:p>2025-11-12 17:31:00</text:p>
          </table:table-cell>
          <table:table-cell office:value-type="date" office:date-value="2025-11-12T17:36:00" calcext:value-type="date">
            <text:p>2025-11-12 17:3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7:36:00" calcext:value-type="date">
            <text:p>2025-11-12 17:36:00</text:p>
          </table:table-cell>
          <table:table-cell office:value-type="date" office:date-value="2025-11-12T17:46:00" calcext:value-type="date">
            <text:p>2025-11-12 17:4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rvice trip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7:46:00" calcext:value-type="date">
            <text:p>2025-11-12 17:46:00</text:p>
          </table:table-cell>
          <table:table-cell office:value-type="date" office:date-value="2025-11-12T17:51:00" calcext:value-type="date">
            <text:p>2025-11-12 17:5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7:51:00" calcext:value-type="date">
            <text:p>2025-11-12 17:51:00</text:p>
          </table:table-cell>
          <table:table-cell office:value-type="date" office:date-value="2025-11-12T18:01:00" calcext:value-type="date">
            <text:p>2025-11-12 18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ervice trip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8:01:00" calcext:value-type="date">
            <text:p>2025-11-12 18:01:00</text:p>
          </table:table-cell>
          <table:table-cell office:value-type="date" office:date-value="2025-11-12T18:06:00" calcext:value-type="date">
            <text:p>2025-11-12 18:0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8:06:00" calcext:value-type="date">
            <text:p>2025-11-12 18:06:00</text:p>
          </table:table-cell>
          <table:table-cell office:value-type="date" office:date-value="2025-11-12T18:16:00" calcext:value-type="date">
            <text:p>2025-11-12 18:1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rvice trip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8:16:00" calcext:value-type="date">
            <text:p>2025-11-12 18:16:00</text:p>
          </table:table-cell>
          <table:table-cell office:value-type="date" office:date-value="2025-11-12T18:21:00" calcext:value-type="date">
            <text:p>2025-11-12 18:2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18:21:00" calcext:value-type="date">
            <text:p>2025-11-12 18:21:00</text:p>
          </table:table-cell>
          <table:table-cell office:value-type="date" office:date-value="2025-11-12T18:22:00" calcext:value-type="date">
            <text:p>2025-11-12 18:22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8:22:00" calcext:value-type="date">
            <text:p>2025-11-12 18:22:00</text:p>
          </table:table-cell>
          <table:table-cell office:value-type="date" office:date-value="2025-11-12T18:32:00" calcext:value-type="date">
            <text:p>2025-11-12 18:3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ervice trip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8:32:00" calcext:value-type="date">
            <text:p>2025-11-12 18:32:00</text:p>
          </table:table-cell>
          <table:table-cell office:value-type="date" office:date-value="2025-11-12T18:37:00" calcext:value-type="date">
            <text:p>2025-11-12 18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8:37:00" calcext:value-type="date">
            <text:p>2025-11-12 18:37:00</text:p>
          </table:table-cell>
          <table:table-cell office:value-type="date" office:date-value="2025-11-12T18:47:00" calcext:value-type="date">
            <text:p>2025-11-12 18:4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ervice trip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8:47:00" calcext:value-type="date">
            <text:p>2025-11-12 18:47:00</text:p>
          </table:table-cell>
          <table:table-cell office:value-type="date" office:date-value="2025-11-12T18:52:00" calcext:value-type="date">
            <text:p>2025-11-12 18:5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8:52:00" calcext:value-type="date">
            <text:p>2025-11-12 18:52:00</text:p>
          </table:table-cell>
          <table:table-cell office:value-type="date" office:date-value="2025-11-12T19:02:00" calcext:value-type="date">
            <text:p>2025-11-12 19:0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service trip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9:02:00" calcext:value-type="date">
            <text:p>2025-11-12 19:02:00</text:p>
          </table:table-cell>
          <table:table-cell office:value-type="date" office:date-value="2025-11-12T19:07:00" calcext:value-type="date">
            <text:p>2025-11-12 19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9:07:00" calcext:value-type="date">
            <text:p>2025-11-12 19:07:00</text:p>
          </table:table-cell>
          <table:table-cell office:value-type="date" office:date-value="2025-11-12T19:17:00" calcext:value-type="date">
            <text:p>2025-11-12 19:1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ervice trip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9:17:00" calcext:value-type="date">
            <text:p>2025-11-12 19:17:00</text:p>
          </table:table-cell>
          <table:table-cell office:value-type="date" office:date-value="2025-11-12T19:22:00" calcext:value-type="date">
            <text:p>2025-11-12 19:2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9:22:00" calcext:value-type="date">
            <text:p>2025-11-12 19:22:00</text:p>
          </table:table-cell>
          <table:table-cell office:value-type="date" office:date-value="2025-11-12T19:32:00" calcext:value-type="date">
            <text:p>2025-11-12 19:3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ervice trip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9:32:00" calcext:value-type="date">
            <text:p>2025-11-12 19:32:00</text:p>
          </table:table-cell>
          <table:table-cell office:value-type="date" office:date-value="2025-11-12T19:37:00" calcext:value-type="date">
            <text:p>2025-11-12 19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9:37:00" calcext:value-type="date">
            <text:p>2025-11-12 19:37:00</text:p>
          </table:table-cell>
          <table:table-cell office:value-type="date" office:date-value="2025-11-12T19:47:00" calcext:value-type="date">
            <text:p>2025-11-12 19:4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ervice trip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19:47:00" calcext:value-type="date">
            <text:p>2025-11-12 19:47:00</text:p>
          </table:table-cell>
          <table:table-cell office:value-type="date" office:date-value="2025-11-12T19:52:00" calcext:value-type="date">
            <text:p>2025-11-12 19:52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19:52:00" calcext:value-type="date">
            <text:p>2025-11-12 19:52:00</text:p>
          </table:table-cell>
          <table:table-cell office:value-type="date" office:date-value="2025-11-12T19:56:00" calcext:value-type="date">
            <text:p>2025-11-12 19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19:56:00" calcext:value-type="date">
            <text:p>2025-11-12 19:56:00</text:p>
          </table:table-cell>
          <table:table-cell office:value-type="date" office:date-value="2025-11-12T20:06:00" calcext:value-type="date">
            <text:p>2025-11-12 20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rvice trip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20:06:00" calcext:value-type="date">
            <text:p>2025-11-12 20:06:00</text:p>
          </table:table-cell>
          <table:table-cell office:value-type="date" office:date-value="2025-11-12T20:11:00" calcext:value-type="date">
            <text:p>2025-11-12 20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20:11:00" calcext:value-type="date">
            <text:p>2025-11-12 20:11:00</text:p>
          </table:table-cell>
          <table:table-cell office:value-type="date" office:date-value="2025-11-12T20:21:00" calcext:value-type="date">
            <text:p>2025-11-12 20:2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rvice trip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20:21:00" calcext:value-type="date">
            <text:p>2025-11-12 20:21:00</text:p>
          </table:table-cell>
          <table:table-cell office:value-type="date" office:date-value="2025-11-12T20:26:00" calcext:value-type="date">
            <text:p>2025-11-12 20:2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20:26:00" calcext:value-type="date">
            <text:p>2025-11-12 20:26:00</text:p>
          </table:table-cell>
          <table:table-cell office:value-type="date" office:date-value="2025-11-12T20:35:00" calcext:value-type="date">
            <text:p>2025-11-12 20:35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20:35:00" calcext:value-type="date">
            <text:p>2025-11-12 20:35:00</text:p>
          </table:table-cell>
          <table:table-cell office:value-type="date" office:date-value="2025-11-12T20:45:00" calcext:value-type="date">
            <text:p>2025-11-12 20:45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rvice trip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20:45:00" calcext:value-type="date">
            <text:p>2025-11-12 20:45:00</text:p>
          </table:table-cell>
          <table:table-cell office:value-type="date" office:date-value="2025-11-12T20:50:00" calcext:value-type="date">
            <text:p>2025-11-12 20:50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20:50:00" calcext:value-type="date">
            <text:p>2025-11-12 20:50:00</text:p>
          </table:table-cell>
          <table:table-cell office:value-type="date" office:date-value="2025-11-12T21:05:00" calcext:value-type="date">
            <text:p>2025-11-12 21:05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21:05:00" calcext:value-type="date">
            <text:p>2025-11-12 21:05:00</text:p>
          </table:table-cell>
          <table:table-cell office:value-type="date" office:date-value="2025-11-12T21:15:00" calcext:value-type="date">
            <text:p>2025-11-12 21:15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rvice trip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21:15:00" calcext:value-type="date">
            <text:p>2025-11-12 21:15:00</text:p>
          </table:table-cell>
          <table:table-cell office:value-type="date" office:date-value="2025-11-12T21:20:00" calcext:value-type="date">
            <text:p>2025-11-12 21:20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21:20:00" calcext:value-type="date">
            <text:p>2025-11-12 21:20:00</text:p>
          </table:table-cell>
          <table:table-cell office:value-type="date" office:date-value="2025-11-12T21:35:00" calcext:value-type="date">
            <text:p>2025-11-12 21:35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21:35:00" calcext:value-type="date">
            <text:p>2025-11-12 21:35:00</text:p>
          </table:table-cell>
          <table:table-cell office:value-type="date" office:date-value="2025-11-12T21:45:00" calcext:value-type="date">
            <text:p>2025-11-12 21:45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rvice trip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21:45:00" calcext:value-type="date">
            <text:p>2025-11-12 21:45:00</text:p>
          </table:table-cell>
          <table:table-cell office:value-type="date" office:date-value="2025-11-12T21:50:00" calcext:value-type="date">
            <text:p>2025-11-12 21:50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21:50:00" calcext:value-type="date">
            <text:p>2025-11-12 21:50:00</text:p>
          </table:table-cell>
          <table:table-cell office:value-type="date" office:date-value="2025-11-12T22:05:00" calcext:value-type="date">
            <text:p>2025-11-12 22:05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22:05:00" calcext:value-type="date">
            <text:p>2025-11-12 22:05:00</text:p>
          </table:table-cell>
          <table:table-cell office:value-type="date" office:date-value="2025-11-12T22:15:00" calcext:value-type="date">
            <text:p>2025-11-12 22:15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rvice trip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22:15:00" calcext:value-type="date">
            <text:p>2025-11-12 22:15:00</text:p>
          </table:table-cell>
          <table:table-cell office:value-type="date" office:date-value="2025-11-12T22:20:00" calcext:value-type="date">
            <text:p>2025-11-12 22:20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22:20:00" calcext:value-type="date">
            <text:p>2025-11-12 22:20:00</text:p>
          </table:table-cell>
          <table:table-cell office:value-type="date" office:date-value="2025-11-12T22:35:00" calcext:value-type="date">
            <text:p>2025-11-12 22:35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22:35:00" calcext:value-type="date">
            <text:p>2025-11-12 22:35:00</text:p>
          </table:table-cell>
          <table:table-cell office:value-type="date" office:date-value="2025-11-12T22:45:00" calcext:value-type="date">
            <text:p>2025-11-12 22:45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rvice trip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22:45:00" calcext:value-type="date">
            <text:p>2025-11-12 22:45:00</text:p>
          </table:table-cell>
          <table:table-cell office:value-type="date" office:date-value="2025-11-12T22:50:00" calcext:value-type="date">
            <text:p>2025-11-12 22:50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gar</text:p>
          </table:table-cell>
          <table:table-cell/>
          <table:table-cell office:value-type="string" calcext:value-type="string">
            <text:p>deadhead to charge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22:50:00" calcext:value-type="date">
            <text:p>2025-11-12 22:50:00</text:p>
          </table:table-cell>
          <table:table-cell office:value-type="date" office:date-value="2025-11-12T23:05:00" calcext:value-type="date">
            <text:p>2025-11-12 23:05:00</text:p>
          </table:table-cell>
          <table:table-cell table:number-columns-repeated="2" office:value-type="string" calcext:value-type="string">
            <text:p>ehvgar</text:p>
          </table:table-cell>
          <table:table-cell/>
          <table:table-cell office:value-type="string" calcext:value-type="string">
            <text:p>charging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office:value-type="date" office:date-value="2025-11-12T23:05:00" calcext:value-type="date">
            <text:p>2025-11-12 23:05:00</text:p>
          </table:table-cell>
          <table:table-cell office:value-type="date" office:date-value="2025-11-12T23:10:00" calcext:value-type="date">
            <text:p>2025-11-12 23:10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 from charge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le</text:p>
          </table:table-cell>
          <table:table-cell office:value-type="date" office:date-value="2025-11-12T23:10:00" calcext:value-type="date">
            <text:p>2025-11-12 23:10:00</text:p>
          </table:table-cell>
          <table:table-cell office:value-type="date" office:date-value="2025-11-12T23:35:00" calcext:value-type="date">
            <text:p>2025-11-12 23:35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 after charge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 office:value-type="date" office:date-value="2025-11-12T23:35:00" calcext:value-type="date">
            <text:p>2025-11-12 23:35:00</text:p>
          </table:table-cell>
          <table:table-cell office:value-type="date" office:date-value="2025-11-12T23:45:00" calcext:value-type="date">
            <text:p>2025-11-12 23:45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rvice trip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" calcext:value-type="date">
            <text:p>2025-11-12 00:00:00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initial deadhead from depo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date" office:date-value="2025-11-12T00:09:00" calcext:value-type="date">
            <text:p>2025-11-12 00:0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 before first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0:09:00" calcext:value-type="date">
            <text:p>2025-11-12 00:09:00</text:p>
          </table:table-cell>
          <table:table-cell office:value-type="date" office:date-value="2025-11-12T00:19:00" calcext:value-type="date">
            <text:p>2025-11-12 00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ervice tri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0:19:00" calcext:value-type="date">
            <text:p>2025-11-12 00:19:00</text:p>
          </table:table-cell>
          <table:table-cell office:value-type="date" office:date-value="2025-11-12T00:24:00" calcext:value-type="date">
            <text:p>2025-11-12 00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00:24:00" calcext:value-type="date">
            <text:p>2025-11-12 00:24:00</text:p>
          </table:table-cell>
          <table:table-cell office:value-type="date" office:date-value="2025-11-12T06:07:00" calcext:value-type="date">
            <text:p>2025-11-12 06:0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6:07:00" calcext:value-type="date">
            <text:p>2025-11-12 06:07:00</text:p>
          </table:table-cell>
          <table:table-cell office:value-type="date" office:date-value="2025-11-12T06:17:00" calcext:value-type="date">
            <text:p>2025-11-12 06:1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ervice tri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6:17:00" calcext:value-type="date">
            <text:p>2025-11-12 06:17:00</text:p>
          </table:table-cell>
          <table:table-cell office:value-type="date" office:date-value="2025-11-12T06:22:00" calcext:value-type="date">
            <text:p>2025-11-12 06:22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06:22:00" calcext:value-type="date">
            <text:p>2025-11-12 06:22:00</text:p>
          </table:table-cell>
          <table:table-cell office:value-type="date" office:date-value="2025-11-12T06:34:00" calcext:value-type="date">
            <text:p>2025-11-12 06:3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6:34:00" calcext:value-type="date">
            <text:p>2025-11-12 06:34:00</text:p>
          </table:table-cell>
          <table:table-cell office:value-type="date" office:date-value="2025-11-12T06:44:00" calcext:value-type="date">
            <text:p>2025-11-12 06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 trip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6:44:00" calcext:value-type="date">
            <text:p>2025-11-12 06:44:00</text:p>
          </table:table-cell>
          <table:table-cell office:value-type="date" office:date-value="2025-11-12T06:49:00" calcext:value-type="date">
            <text:p>2025-11-12 06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06:49:00" calcext:value-type="date">
            <text:p>2025-11-12 06:49:00</text:p>
          </table:table-cell>
          <table:table-cell office:value-type="date" office:date-value="2025-11-12T06:52:00" calcext:value-type="date">
            <text:p>2025-11-12 06:52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6:52:00" calcext:value-type="date">
            <text:p>2025-11-12 06:52:00</text:p>
          </table:table-cell>
          <table:table-cell office:value-type="date" office:date-value="2025-11-12T07:02:00" calcext:value-type="date">
            <text:p>2025-11-12 07:0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ervice trip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7:02:00" calcext:value-type="date">
            <text:p>2025-11-12 07:02:00</text:p>
          </table:table-cell>
          <table:table-cell office:value-type="date" office:date-value="2025-11-12T07:07:00" calcext:value-type="date">
            <text:p>2025-11-12 07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07:07:00" calcext:value-type="date">
            <text:p>2025-11-12 07:07:00</text:p>
          </table:table-cell>
          <table:table-cell office:value-type="date" office:date-value="2025-11-12T07:09:00" calcext:value-type="date">
            <text:p>2025-11-12 07:0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7:09:00" calcext:value-type="date">
            <text:p>2025-11-12 07:09:00</text:p>
          </table:table-cell>
          <table:table-cell office:value-type="date" office:date-value="2025-11-12T07:19:00" calcext:value-type="date">
            <text:p>2025-11-12 07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rvice trip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7:19:00" calcext:value-type="date">
            <text:p>2025-11-12 07:19:00</text:p>
          </table:table-cell>
          <table:table-cell office:value-type="date" office:date-value="2025-11-12T07:24:00" calcext:value-type="date">
            <text:p>2025-11-12 07:2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07:24:00" calcext:value-type="date">
            <text:p>2025-11-12 07:24:00</text:p>
          </table:table-cell>
          <table:table-cell office:value-type="date" office:date-value="2025-11-12T07:26:00" calcext:value-type="date">
            <text:p>2025-11-12 07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7:26:00" calcext:value-type="date">
            <text:p>2025-11-12 07:26:00</text:p>
          </table:table-cell>
          <table:table-cell office:value-type="date" office:date-value="2025-11-12T07:36:00" calcext:value-type="date">
            <text:p>2025-11-12 07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 trip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7:36:00" calcext:value-type="date">
            <text:p>2025-11-12 07:36:00</text:p>
          </table:table-cell>
          <table:table-cell office:value-type="date" office:date-value="2025-11-12T07:41:00" calcext:value-type="date">
            <text:p>2025-11-12 07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07:41:00" calcext:value-type="date">
            <text:p>2025-11-12 07:41:00</text:p>
          </table:table-cell>
          <table:table-cell office:value-type="date" office:date-value="2025-11-12T07:46:00" calcext:value-type="date">
            <text:p>2025-11-12 07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7:46:00" calcext:value-type="date">
            <text:p>2025-11-12 07:46:00</text:p>
          </table:table-cell>
          <table:table-cell office:value-type="date" office:date-value="2025-11-12T07:56:00" calcext:value-type="date">
            <text:p>2025-11-12 07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ice trip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7:56:00" calcext:value-type="date">
            <text:p>2025-11-12 07:56:00</text:p>
          </table:table-cell>
          <table:table-cell office:value-type="date" office:date-value="2025-11-12T08:01:00" calcext:value-type="date">
            <text:p>2025-11-12 08:0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08:01:00" calcext:value-type="date">
            <text:p>2025-11-12 08:01:00</text:p>
          </table:table-cell>
          <table:table-cell office:value-type="date" office:date-value="2025-11-12T08:04:00" calcext:value-type="date">
            <text:p>2025-11-12 08:0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8:04:00" calcext:value-type="date">
            <text:p>2025-11-12 08:04:00</text:p>
          </table:table-cell>
          <table:table-cell office:value-type="date" office:date-value="2025-11-12T08:14:00" calcext:value-type="date">
            <text:p>2025-11-12 08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vice trip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8:14:00" calcext:value-type="date">
            <text:p>2025-11-12 08:14:00</text:p>
          </table:table-cell>
          <table:table-cell office:value-type="date" office:date-value="2025-11-12T08:19:00" calcext:value-type="date">
            <text:p>2025-11-12 08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8:19:00" calcext:value-type="date">
            <text:p>2025-11-12 08:19:00</text:p>
          </table:table-cell>
          <table:table-cell office:value-type="date" office:date-value="2025-11-12T08:29:00" calcext:value-type="date">
            <text:p>2025-11-12 08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vice trip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8:29:00" calcext:value-type="date">
            <text:p>2025-11-12 08:29:00</text:p>
          </table:table-cell>
          <table:table-cell office:value-type="date" office:date-value="2025-11-12T08:34:00" calcext:value-type="date">
            <text:p>2025-11-12 08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8:34:00" calcext:value-type="date">
            <text:p>2025-11-12 08:34:00</text:p>
          </table:table-cell>
          <table:table-cell office:value-type="date" office:date-value="2025-11-12T08:44:00" calcext:value-type="date">
            <text:p>2025-11-12 08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ce trip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8:44:00" calcext:value-type="date">
            <text:p>2025-11-12 08:44:00</text:p>
          </table:table-cell>
          <table:table-cell office:value-type="date" office:date-value="2025-11-12T08:49:00" calcext:value-type="date">
            <text:p>2025-11-12 08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8:49:00" calcext:value-type="date">
            <text:p>2025-11-12 08:49:00</text:p>
          </table:table-cell>
          <table:table-cell office:value-type="date" office:date-value="2025-11-12T08:59:00" calcext:value-type="date">
            <text:p>2025-11-12 08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rvice trip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8:59:00" calcext:value-type="date">
            <text:p>2025-11-12 08:59:00</text:p>
          </table:table-cell>
          <table:table-cell office:value-type="date" office:date-value="2025-11-12T09:04:00" calcext:value-type="date">
            <text:p>2025-11-12 09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9:04:00" calcext:value-type="date">
            <text:p>2025-11-12 09:04:00</text:p>
          </table:table-cell>
          <table:table-cell office:value-type="date" office:date-value="2025-11-12T09:14:00" calcext:value-type="date">
            <text:p>2025-11-12 09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ice trip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9:14:00" calcext:value-type="date">
            <text:p>2025-11-12 09:14:00</text:p>
          </table:table-cell>
          <table:table-cell office:value-type="date" office:date-value="2025-11-12T09:19:00" calcext:value-type="date">
            <text:p>2025-11-12 09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9:19:00" calcext:value-type="date">
            <text:p>2025-11-12 09:19:00</text:p>
          </table:table-cell>
          <table:table-cell office:value-type="date" office:date-value="2025-11-12T09:29:00" calcext:value-type="date">
            <text:p>2025-11-12 09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vice trip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9:29:00" calcext:value-type="date">
            <text:p>2025-11-12 09:29:00</text:p>
          </table:table-cell>
          <table:table-cell office:value-type="date" office:date-value="2025-11-12T09:34:00" calcext:value-type="date">
            <text:p>2025-11-12 09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9:34:00" calcext:value-type="date">
            <text:p>2025-11-12 09:34:00</text:p>
          </table:table-cell>
          <table:table-cell office:value-type="date" office:date-value="2025-11-12T09:44:00" calcext:value-type="date">
            <text:p>2025-11-12 09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rvice trip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9:44:00" calcext:value-type="date">
            <text:p>2025-11-12 09:44:00</text:p>
          </table:table-cell>
          <table:table-cell office:value-type="date" office:date-value="2025-11-12T09:49:00" calcext:value-type="date">
            <text:p>2025-11-12 09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09:49:00" calcext:value-type="date">
            <text:p>2025-11-12 09:49:00</text:p>
          </table:table-cell>
          <table:table-cell office:value-type="date" office:date-value="2025-11-12T09:59:00" calcext:value-type="date">
            <text:p>2025-11-12 09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rvice trip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09:59:00" calcext:value-type="date">
            <text:p>2025-11-12 09:59:00</text:p>
          </table:table-cell>
          <table:table-cell office:value-type="date" office:date-value="2025-11-12T10:04:00" calcext:value-type="date">
            <text:p>2025-11-12 10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0:04:00" calcext:value-type="date">
            <text:p>2025-11-12 10:04:00</text:p>
          </table:table-cell>
          <table:table-cell office:value-type="date" office:date-value="2025-11-12T10:14:00" calcext:value-type="date">
            <text:p>2025-11-12 10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rvice trip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0:14:00" calcext:value-type="date">
            <text:p>2025-11-12 10:14:00</text:p>
          </table:table-cell>
          <table:table-cell office:value-type="date" office:date-value="2025-11-12T10:19:00" calcext:value-type="date">
            <text:p>2025-11-12 10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0:19:00" calcext:value-type="date">
            <text:p>2025-11-12 10:19:00</text:p>
          </table:table-cell>
          <table:table-cell office:value-type="date" office:date-value="2025-11-12T10:29:00" calcext:value-type="date">
            <text:p>2025-11-12 10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rvice trip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0:29:00" calcext:value-type="date">
            <text:p>2025-11-12 10:29:00</text:p>
          </table:table-cell>
          <table:table-cell office:value-type="date" office:date-value="2025-11-12T10:34:00" calcext:value-type="date">
            <text:p>2025-11-12 10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0:34:00" calcext:value-type="date">
            <text:p>2025-11-12 10:34:00</text:p>
          </table:table-cell>
          <table:table-cell office:value-type="date" office:date-value="2025-11-12T10:44:00" calcext:value-type="date">
            <text:p>2025-11-12 10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ervice trip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0:44:00" calcext:value-type="date">
            <text:p>2025-11-12 10:44:00</text:p>
          </table:table-cell>
          <table:table-cell office:value-type="date" office:date-value="2025-11-12T10:49:00" calcext:value-type="date">
            <text:p>2025-11-12 10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0:49:00" calcext:value-type="date">
            <text:p>2025-11-12 10:49:00</text:p>
          </table:table-cell>
          <table:table-cell office:value-type="date" office:date-value="2025-11-12T10:59:00" calcext:value-type="date">
            <text:p>2025-11-12 10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ervice trip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0:59:00" calcext:value-type="date">
            <text:p>2025-11-12 10:59:00</text:p>
          </table:table-cell>
          <table:table-cell office:value-type="date" office:date-value="2025-11-12T11:04:00" calcext:value-type="date">
            <text:p>2025-11-12 11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1:04:00" calcext:value-type="date">
            <text:p>2025-11-12 11:04:00</text:p>
          </table:table-cell>
          <table:table-cell office:value-type="date" office:date-value="2025-11-12T11:14:00" calcext:value-type="date">
            <text:p>2025-11-12 11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rvice trip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1:14:00" calcext:value-type="date">
            <text:p>2025-11-12 11:14:00</text:p>
          </table:table-cell>
          <table:table-cell office:value-type="date" office:date-value="2025-11-12T11:19:00" calcext:value-type="date">
            <text:p>2025-11-12 11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1:19:00" calcext:value-type="date">
            <text:p>2025-11-12 11:19:00</text:p>
          </table:table-cell>
          <table:table-cell office:value-type="date" office:date-value="2025-11-12T11:29:00" calcext:value-type="date">
            <text:p>2025-11-12 11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rvice trip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1:29:00" calcext:value-type="date">
            <text:p>2025-11-12 11:29:00</text:p>
          </table:table-cell>
          <table:table-cell office:value-type="date" office:date-value="2025-11-12T11:34:00" calcext:value-type="date">
            <text:p>2025-11-12 11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1:34:00" calcext:value-type="date">
            <text:p>2025-11-12 11:34:00</text:p>
          </table:table-cell>
          <table:table-cell office:value-type="date" office:date-value="2025-11-12T11:44:00" calcext:value-type="date">
            <text:p>2025-11-12 11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rvice trip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1:44:00" calcext:value-type="date">
            <text:p>2025-11-12 11:44:00</text:p>
          </table:table-cell>
          <table:table-cell office:value-type="date" office:date-value="2025-11-12T11:49:00" calcext:value-type="date">
            <text:p>2025-11-12 11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1:49:00" calcext:value-type="date">
            <text:p>2025-11-12 11:49:00</text:p>
          </table:table-cell>
          <table:table-cell office:value-type="date" office:date-value="2025-11-12T11:59:00" calcext:value-type="date">
            <text:p>2025-11-12 11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rvice trip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1:59:00" calcext:value-type="date">
            <text:p>2025-11-12 11:59:00</text:p>
          </table:table-cell>
          <table:table-cell office:value-type="date" office:date-value="2025-11-12T12:04:00" calcext:value-type="date">
            <text:p>2025-11-12 12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2:04:00" calcext:value-type="date">
            <text:p>2025-11-12 12:04:00</text:p>
          </table:table-cell>
          <table:table-cell office:value-type="date" office:date-value="2025-11-12T12:14:00" calcext:value-type="date">
            <text:p>2025-11-12 12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rvice trip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2:14:00" calcext:value-type="date">
            <text:p>2025-11-12 12:14:00</text:p>
          </table:table-cell>
          <table:table-cell office:value-type="date" office:date-value="2025-11-12T12:19:00" calcext:value-type="date">
            <text:p>2025-11-12 12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2:19:00" calcext:value-type="date">
            <text:p>2025-11-12 12:19:00</text:p>
          </table:table-cell>
          <table:table-cell office:value-type="date" office:date-value="2025-11-12T12:29:00" calcext:value-type="date">
            <text:p>2025-11-12 12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ervice trip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2:29:00" calcext:value-type="date">
            <text:p>2025-11-12 12:29:00</text:p>
          </table:table-cell>
          <table:table-cell office:value-type="date" office:date-value="2025-11-12T12:34:00" calcext:value-type="date">
            <text:p>2025-11-12 12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2:34:00" calcext:value-type="date">
            <text:p>2025-11-12 12:34:00</text:p>
          </table:table-cell>
          <table:table-cell office:value-type="date" office:date-value="2025-11-12T12:44:00" calcext:value-type="date">
            <text:p>2025-11-12 12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rvice trip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2:44:00" calcext:value-type="date">
            <text:p>2025-11-12 12:44:00</text:p>
          </table:table-cell>
          <table:table-cell office:value-type="date" office:date-value="2025-11-12T12:49:00" calcext:value-type="date">
            <text:p>2025-11-12 12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2:49:00" calcext:value-type="date">
            <text:p>2025-11-12 12:49:00</text:p>
          </table:table-cell>
          <table:table-cell office:value-type="date" office:date-value="2025-11-12T12:59:00" calcext:value-type="date">
            <text:p>2025-11-12 12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rvice trip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2:59:00" calcext:value-type="date">
            <text:p>2025-11-12 12:59:00</text:p>
          </table:table-cell>
          <table:table-cell office:value-type="date" office:date-value="2025-11-12T13:04:00" calcext:value-type="date">
            <text:p>2025-11-12 13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3:04:00" calcext:value-type="date">
            <text:p>2025-11-12 13:04:00</text:p>
          </table:table-cell>
          <table:table-cell office:value-type="date" office:date-value="2025-11-12T13:14:00" calcext:value-type="date">
            <text:p>2025-11-12 13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ervice trip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3:14:00" calcext:value-type="date">
            <text:p>2025-11-12 13:14:00</text:p>
          </table:table-cell>
          <table:table-cell office:value-type="date" office:date-value="2025-11-12T13:19:00" calcext:value-type="date">
            <text:p>2025-11-12 13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3:19:00" calcext:value-type="date">
            <text:p>2025-11-12 13:19:00</text:p>
          </table:table-cell>
          <table:table-cell office:value-type="date" office:date-value="2025-11-12T13:29:00" calcext:value-type="date">
            <text:p>2025-11-12 13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ervice trip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3:29:00" calcext:value-type="date">
            <text:p>2025-11-12 13:29:00</text:p>
          </table:table-cell>
          <table:table-cell office:value-type="date" office:date-value="2025-11-12T13:34:00" calcext:value-type="date">
            <text:p>2025-11-12 13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3:34:00" calcext:value-type="date">
            <text:p>2025-11-12 13:34:00</text:p>
          </table:table-cell>
          <table:table-cell office:value-type="date" office:date-value="2025-11-12T13:44:00" calcext:value-type="date">
            <text:p>2025-11-12 13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rvice trip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3:44:00" calcext:value-type="date">
            <text:p>2025-11-12 13:44:00</text:p>
          </table:table-cell>
          <table:table-cell office:value-type="date" office:date-value="2025-11-12T13:49:00" calcext:value-type="date">
            <text:p>2025-11-12 13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3:49:00" calcext:value-type="date">
            <text:p>2025-11-12 13:49:00</text:p>
          </table:table-cell>
          <table:table-cell office:value-type="date" office:date-value="2025-11-12T13:59:00" calcext:value-type="date">
            <text:p>2025-11-12 13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rvice trip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3:59:00" calcext:value-type="date">
            <text:p>2025-11-12 13:59:00</text:p>
          </table:table-cell>
          <table:table-cell office:value-type="date" office:date-value="2025-11-12T14:04:00" calcext:value-type="date">
            <text:p>2025-11-12 14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4:04:00" calcext:value-type="date">
            <text:p>2025-11-12 14:04:00</text:p>
          </table:table-cell>
          <table:table-cell office:value-type="date" office:date-value="2025-11-12T14:14:00" calcext:value-type="date">
            <text:p>2025-11-12 14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ervice trip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4:14:00" calcext:value-type="date">
            <text:p>2025-11-12 14:14:00</text:p>
          </table:table-cell>
          <table:table-cell office:value-type="date" office:date-value="2025-11-12T14:19:00" calcext:value-type="date">
            <text:p>2025-11-12 14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4:19:00" calcext:value-type="date">
            <text:p>2025-11-12 14:19:00</text:p>
          </table:table-cell>
          <table:table-cell office:value-type="date" office:date-value="2025-11-12T14:29:00" calcext:value-type="date">
            <text:p>2025-11-12 14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ervice trip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4:29:00" calcext:value-type="date">
            <text:p>2025-11-12 14:29:00</text:p>
          </table:table-cell>
          <table:table-cell office:value-type="date" office:date-value="2025-11-12T14:34:00" calcext:value-type="date">
            <text:p>2025-11-12 14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4:34:00" calcext:value-type="date">
            <text:p>2025-11-12 14:34:00</text:p>
          </table:table-cell>
          <table:table-cell office:value-type="date" office:date-value="2025-11-12T14:44:00" calcext:value-type="date">
            <text:p>2025-11-12 14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ervice trip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4:44:00" calcext:value-type="date">
            <text:p>2025-11-12 14:44:00</text:p>
          </table:table-cell>
          <table:table-cell office:value-type="date" office:date-value="2025-11-12T14:49:00" calcext:value-type="date">
            <text:p>2025-11-12 14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4:49:00" calcext:value-type="date">
            <text:p>2025-11-12 14:49:00</text:p>
          </table:table-cell>
          <table:table-cell office:value-type="date" office:date-value="2025-11-12T14:59:00" calcext:value-type="date">
            <text:p>2025-11-12 14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ervice trip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4:59:00" calcext:value-type="date">
            <text:p>2025-11-12 14:59:00</text:p>
          </table:table-cell>
          <table:table-cell office:value-type="date" office:date-value="2025-11-12T15:04:00" calcext:value-type="date">
            <text:p>2025-11-12 15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5:04:00" calcext:value-type="date">
            <text:p>2025-11-12 15:04:00</text:p>
          </table:table-cell>
          <table:table-cell office:value-type="date" office:date-value="2025-11-12T15:14:00" calcext:value-type="date">
            <text:p>2025-11-12 15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ervice trip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5:14:00" calcext:value-type="date">
            <text:p>2025-11-12 15:14:00</text:p>
          </table:table-cell>
          <table:table-cell office:value-type="date" office:date-value="2025-11-12T15:19:00" calcext:value-type="date">
            <text:p>2025-11-12 15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5:19:00" calcext:value-type="date">
            <text:p>2025-11-12 15:19:00</text:p>
          </table:table-cell>
          <table:table-cell office:value-type="date" office:date-value="2025-11-12T15:29:00" calcext:value-type="date">
            <text:p>2025-11-12 15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ervice trip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5:29:00" calcext:value-type="date">
            <text:p>2025-11-12 15:29:00</text:p>
          </table:table-cell>
          <table:table-cell office:value-type="date" office:date-value="2025-11-12T15:34:00" calcext:value-type="date">
            <text:p>2025-11-12 15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5:34:00" calcext:value-type="date">
            <text:p>2025-11-12 15:34:00</text:p>
          </table:table-cell>
          <table:table-cell office:value-type="date" office:date-value="2025-11-12T15:44:00" calcext:value-type="date">
            <text:p>2025-11-12 15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ervice trip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5:44:00" calcext:value-type="date">
            <text:p>2025-11-12 15:44:00</text:p>
          </table:table-cell>
          <table:table-cell office:value-type="date" office:date-value="2025-11-12T15:49:00" calcext:value-type="date">
            <text:p>2025-11-12 15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5:49:00" calcext:value-type="date">
            <text:p>2025-11-12 15:49:00</text:p>
          </table:table-cell>
          <table:table-cell office:value-type="date" office:date-value="2025-11-12T15:59:00" calcext:value-type="date">
            <text:p>2025-11-12 15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ervice trip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5:59:00" calcext:value-type="date">
            <text:p>2025-11-12 15:59:00</text:p>
          </table:table-cell>
          <table:table-cell office:value-type="date" office:date-value="2025-11-12T16:04:00" calcext:value-type="date">
            <text:p>2025-11-12 16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6:04:00" calcext:value-type="date">
            <text:p>2025-11-12 16:04:00</text:p>
          </table:table-cell>
          <table:table-cell office:value-type="date" office:date-value="2025-11-12T16:14:00" calcext:value-type="date">
            <text:p>2025-11-12 16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ervice trip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6:14:00" calcext:value-type="date">
            <text:p>2025-11-12 16:14:00</text:p>
          </table:table-cell>
          <table:table-cell office:value-type="date" office:date-value="2025-11-12T16:19:00" calcext:value-type="date">
            <text:p>2025-11-12 16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6:19:00" calcext:value-type="date">
            <text:p>2025-11-12 16:19:00</text:p>
          </table:table-cell>
          <table:table-cell office:value-type="date" office:date-value="2025-11-12T16:29:00" calcext:value-type="date">
            <text:p>2025-11-12 16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ervice tri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6:29:00" calcext:value-type="date">
            <text:p>2025-11-12 16:29:00</text:p>
          </table:table-cell>
          <table:table-cell office:value-type="date" office:date-value="2025-11-12T16:34:00" calcext:value-type="date">
            <text:p>2025-11-12 16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6:34:00" calcext:value-type="date">
            <text:p>2025-11-12 16:34:00</text:p>
          </table:table-cell>
          <table:table-cell office:value-type="date" office:date-value="2025-11-12T16:44:00" calcext:value-type="date">
            <text:p>2025-11-12 16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ervice trip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6:44:00" calcext:value-type="date">
            <text:p>2025-11-12 16:44:00</text:p>
          </table:table-cell>
          <table:table-cell office:value-type="date" office:date-value="2025-11-12T16:49:00" calcext:value-type="date">
            <text:p>2025-11-12 16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6:49:00" calcext:value-type="date">
            <text:p>2025-11-12 16:49:00</text:p>
          </table:table-cell>
          <table:table-cell office:value-type="date" office:date-value="2025-11-12T16:59:00" calcext:value-type="date">
            <text:p>2025-11-12 16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ervice trip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6:59:00" calcext:value-type="date">
            <text:p>2025-11-12 16:59:00</text:p>
          </table:table-cell>
          <table:table-cell office:value-type="date" office:date-value="2025-11-12T17:04:00" calcext:value-type="date">
            <text:p>2025-11-12 17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7:04:00" calcext:value-type="date">
            <text:p>2025-11-12 17:04:00</text:p>
          </table:table-cell>
          <table:table-cell office:value-type="date" office:date-value="2025-11-12T17:14:00" calcext:value-type="date">
            <text:p>2025-11-12 17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ervice trip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7:14:00" calcext:value-type="date">
            <text:p>2025-11-12 17:14:00</text:p>
          </table:table-cell>
          <table:table-cell office:value-type="date" office:date-value="2025-11-12T17:19:00" calcext:value-type="date">
            <text:p>2025-11-12 17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7:19:00" calcext:value-type="date">
            <text:p>2025-11-12 17:19:00</text:p>
          </table:table-cell>
          <table:table-cell office:value-type="date" office:date-value="2025-11-12T17:29:00" calcext:value-type="date">
            <text:p>2025-11-12 17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ervice trip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7:29:00" calcext:value-type="date">
            <text:p>2025-11-12 17:29:00</text:p>
          </table:table-cell>
          <table:table-cell office:value-type="date" office:date-value="2025-11-12T17:34:00" calcext:value-type="date">
            <text:p>2025-11-12 17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7:34:00" calcext:value-type="date">
            <text:p>2025-11-12 17:34:00</text:p>
          </table:table-cell>
          <table:table-cell office:value-type="date" office:date-value="2025-11-12T17:44:00" calcext:value-type="date">
            <text:p>2025-11-12 17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rvice trip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7:44:00" calcext:value-type="date">
            <text:p>2025-11-12 17:44:00</text:p>
          </table:table-cell>
          <table:table-cell office:value-type="date" office:date-value="2025-11-12T17:49:00" calcext:value-type="date">
            <text:p>2025-11-12 17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7:49:00" calcext:value-type="date">
            <text:p>2025-11-12 17:49:00</text:p>
          </table:table-cell>
          <table:table-cell office:value-type="date" office:date-value="2025-11-12T17:59:00" calcext:value-type="date">
            <text:p>2025-11-12 17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ervice trip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7:59:00" calcext:value-type="date">
            <text:p>2025-11-12 17:59:00</text:p>
          </table:table-cell>
          <table:table-cell office:value-type="date" office:date-value="2025-11-12T18:04:00" calcext:value-type="date">
            <text:p>2025-11-12 18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8:04:00" calcext:value-type="date">
            <text:p>2025-11-12 18:04:00</text:p>
          </table:table-cell>
          <table:table-cell office:value-type="date" office:date-value="2025-11-12T18:14:00" calcext:value-type="date">
            <text:p>2025-11-12 18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ervice trip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8:14:00" calcext:value-type="date">
            <text:p>2025-11-12 18:14:00</text:p>
          </table:table-cell>
          <table:table-cell office:value-type="date" office:date-value="2025-11-12T18:19:00" calcext:value-type="date">
            <text:p>2025-11-12 18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8:19:00" calcext:value-type="date">
            <text:p>2025-11-12 18:19:00</text:p>
          </table:table-cell>
          <table:table-cell office:value-type="date" office:date-value="2025-11-12T18:29:00" calcext:value-type="date">
            <text:p>2025-11-12 18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ervice trip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8:29:00" calcext:value-type="date">
            <text:p>2025-11-12 18:29:00</text:p>
          </table:table-cell>
          <table:table-cell office:value-type="date" office:date-value="2025-11-12T18:34:00" calcext:value-type="date">
            <text:p>2025-11-12 18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8:34:00" calcext:value-type="date">
            <text:p>2025-11-12 18:34:00</text:p>
          </table:table-cell>
          <table:table-cell office:value-type="date" office:date-value="2025-11-12T18:44:00" calcext:value-type="date">
            <text:p>2025-11-12 18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ervice trip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8:44:00" calcext:value-type="date">
            <text:p>2025-11-12 18:44:00</text:p>
          </table:table-cell>
          <table:table-cell office:value-type="date" office:date-value="2025-11-12T18:49:00" calcext:value-type="date">
            <text:p>2025-11-12 18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8:49:00" calcext:value-type="date">
            <text:p>2025-11-12 18:49:00</text:p>
          </table:table-cell>
          <table:table-cell office:value-type="date" office:date-value="2025-11-12T18:59:00" calcext:value-type="date">
            <text:p>2025-11-12 18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ervice trip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8:59:00" calcext:value-type="date">
            <text:p>2025-11-12 18:59:00</text:p>
          </table:table-cell>
          <table:table-cell office:value-type="date" office:date-value="2025-11-12T19:04:00" calcext:value-type="date">
            <text:p>2025-11-12 19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9:04:00" calcext:value-type="date">
            <text:p>2025-11-12 19:04:00</text:p>
          </table:table-cell>
          <table:table-cell office:value-type="date" office:date-value="2025-11-12T19:14:00" calcext:value-type="date">
            <text:p>2025-11-12 19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ervice trip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9:14:00" calcext:value-type="date">
            <text:p>2025-11-12 19:14:00</text:p>
          </table:table-cell>
          <table:table-cell office:value-type="date" office:date-value="2025-11-12T19:19:00" calcext:value-type="date">
            <text:p>2025-11-12 19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9:19:00" calcext:value-type="date">
            <text:p>2025-11-12 19:19:00</text:p>
          </table:table-cell>
          <table:table-cell office:value-type="date" office:date-value="2025-11-12T19:29:00" calcext:value-type="date">
            <text:p>2025-11-12 19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vice trip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9:29:00" calcext:value-type="date">
            <text:p>2025-11-12 19:29:00</text:p>
          </table:table-cell>
          <table:table-cell office:value-type="date" office:date-value="2025-11-12T19:34:00" calcext:value-type="date">
            <text:p>2025-11-12 19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9:34:00" calcext:value-type="date">
            <text:p>2025-11-12 19:34:00</text:p>
          </table:table-cell>
          <table:table-cell office:value-type="date" office:date-value="2025-11-12T19:44:00" calcext:value-type="date">
            <text:p>2025-11-12 19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ervice trip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9:44:00" calcext:value-type="date">
            <text:p>2025-11-12 19:44:00</text:p>
          </table:table-cell>
          <table:table-cell office:value-type="date" office:date-value="2025-11-12T19:49:00" calcext:value-type="date">
            <text:p>2025-11-12 19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19:49:00" calcext:value-type="date">
            <text:p>2025-11-12 19:49:00</text:p>
          </table:table-cell>
          <table:table-cell office:value-type="date" office:date-value="2025-11-12T19:59:00" calcext:value-type="date">
            <text:p>2025-11-12 19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ervice trip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19:59:00" calcext:value-type="date">
            <text:p>2025-11-12 19:59:00</text:p>
          </table:table-cell>
          <table:table-cell office:value-type="date" office:date-value="2025-11-12T20:04:00" calcext:value-type="date">
            <text:p>2025-11-12 20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20:04:00" calcext:value-type="date">
            <text:p>2025-11-12 20:04:00</text:p>
          </table:table-cell>
          <table:table-cell office:value-type="date" office:date-value="2025-11-12T20:14:00" calcext:value-type="date">
            <text:p>2025-11-12 20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rvice trip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20:14:00" calcext:value-type="date">
            <text:p>2025-11-12 20:14:00</text:p>
          </table:table-cell>
          <table:table-cell office:value-type="date" office:date-value="2025-11-12T20:19:00" calcext:value-type="date">
            <text:p>2025-11-12 20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20:19:00" calcext:value-type="date">
            <text:p>2025-11-12 20:19:00</text:p>
          </table:table-cell>
          <table:table-cell office:value-type="date" office:date-value="2025-11-12T20:22:00" calcext:value-type="date">
            <text:p>2025-11-12 20:22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20:22:00" calcext:value-type="date">
            <text:p>2025-11-12 20:22:00</text:p>
          </table:table-cell>
          <table:table-cell office:value-type="date" office:date-value="2025-11-12T20:32:00" calcext:value-type="date">
            <text:p>2025-11-12 20:3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ervice trip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20:32:00" calcext:value-type="date">
            <text:p>2025-11-12 20:32:00</text:p>
          </table:table-cell>
          <table:table-cell office:value-type="date" office:date-value="2025-11-12T20:37:00" calcext:value-type="date">
            <text:p>2025-11-12 20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20:37:00" calcext:value-type="date">
            <text:p>2025-11-12 20:37:00</text:p>
          </table:table-cell>
          <table:table-cell office:value-type="date" office:date-value="2025-11-12T20:47:00" calcext:value-type="date">
            <text:p>2025-11-12 20:4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ervice trip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20:47:00" calcext:value-type="date">
            <text:p>2025-11-12 20:47:00</text:p>
          </table:table-cell>
          <table:table-cell office:value-type="date" office:date-value="2025-11-12T20:52:00" calcext:value-type="date">
            <text:p>2025-11-12 20:5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20:52:00" calcext:value-type="date">
            <text:p>2025-11-12 20:52:00</text:p>
          </table:table-cell>
          <table:table-cell office:value-type="date" office:date-value="2025-11-12T21:07:00" calcext:value-type="date">
            <text:p>2025-11-12 21:0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21:07:00" calcext:value-type="date">
            <text:p>2025-11-12 21:07:00</text:p>
          </table:table-cell>
          <table:table-cell office:value-type="date" office:date-value="2025-11-12T21:17:00" calcext:value-type="date">
            <text:p>2025-11-12 21:1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ervice trip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21:17:00" calcext:value-type="date">
            <text:p>2025-11-12 21:17:00</text:p>
          </table:table-cell>
          <table:table-cell office:value-type="date" office:date-value="2025-11-12T21:22:00" calcext:value-type="date">
            <text:p>2025-11-12 21:2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21:22:00" calcext:value-type="date">
            <text:p>2025-11-12 21:22:00</text:p>
          </table:table-cell>
          <table:table-cell office:value-type="date" office:date-value="2025-11-12T21:37:00" calcext:value-type="date">
            <text:p>2025-11-12 21:3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21:37:00" calcext:value-type="date">
            <text:p>2025-11-12 21:37:00</text:p>
          </table:table-cell>
          <table:table-cell office:value-type="date" office:date-value="2025-11-12T21:47:00" calcext:value-type="date">
            <text:p>2025-11-12 21:4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rvice trip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21:47:00" calcext:value-type="date">
            <text:p>2025-11-12 21:47:00</text:p>
          </table:table-cell>
          <table:table-cell office:value-type="date" office:date-value="2025-11-12T21:52:00" calcext:value-type="date">
            <text:p>2025-11-12 21:5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21:52:00" calcext:value-type="date">
            <text:p>2025-11-12 21:52:00</text:p>
          </table:table-cell>
          <table:table-cell office:value-type="date" office:date-value="2025-11-12T22:07:00" calcext:value-type="date">
            <text:p>2025-11-12 22:0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22:07:00" calcext:value-type="date">
            <text:p>2025-11-12 22:07:00</text:p>
          </table:table-cell>
          <table:table-cell office:value-type="date" office:date-value="2025-11-12T22:17:00" calcext:value-type="date">
            <text:p>2025-11-12 22:1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ervice trip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22:17:00" calcext:value-type="date">
            <text:p>2025-11-12 22:17:00</text:p>
          </table:table-cell>
          <table:table-cell office:value-type="date" office:date-value="2025-11-12T22:22:00" calcext:value-type="date">
            <text:p>2025-11-12 22:2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22:22:00" calcext:value-type="date">
            <text:p>2025-11-12 22:22:00</text:p>
          </table:table-cell>
          <table:table-cell office:value-type="date" office:date-value="2025-11-12T22:37:00" calcext:value-type="date">
            <text:p>2025-11-12 22:3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22:37:00" calcext:value-type="date">
            <text:p>2025-11-12 22:37:00</text:p>
          </table:table-cell>
          <table:table-cell office:value-type="date" office:date-value="2025-11-12T22:47:00" calcext:value-type="date">
            <text:p>2025-11-12 22:4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ervice trip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office:value-type="date" office:date-value="2025-11-12T22:47:00" calcext:value-type="date">
            <text:p>2025-11-12 22:47:00</text:p>
          </table:table-cell>
          <table:table-cell office:value-type="date" office:date-value="2025-11-12T22:52:00" calcext:value-type="date">
            <text:p>2025-11-12 22:52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dle</text:p>
          </table:table-cell>
          <table:table-cell office:value-type="date" office:date-value="2025-11-12T22:52:00" calcext:value-type="date">
            <text:p>2025-11-12 22:52:00</text:p>
          </table:table-cell>
          <table:table-cell office:value-type="date" office:date-value="2025-11-12T23:05:00" calcext:value-type="date">
            <text:p>2025-11-12 23:05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rvice</text:p>
          </table:table-cell>
          <table:table-cell office:value-type="date" office:date-value="2025-11-12T23:05:00" calcext:value-type="date">
            <text:p>2025-11-12 23:05:00</text:p>
          </table:table-cell>
          <table:table-cell office:value-type="date" office:date-value="2025-11-12T23:15:00" calcext:value-type="date">
            <text:p>2025-11-12 23:15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rvice trip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" calcext:value-type="date">
            <text:p>2025-11-12 00:00:00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initial deadhead from depo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date" office:date-value="2025-11-12T06:56:00" calcext:value-type="date">
            <text:p>2025-11-12 06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 before first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6:56:00" calcext:value-type="date">
            <text:p>2025-11-12 06:56:00</text:p>
          </table:table-cell>
          <table:table-cell office:value-type="date" office:date-value="2025-11-12T07:06:00" calcext:value-type="date">
            <text:p>2025-11-12 07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 tri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7:06:00" calcext:value-type="date">
            <text:p>2025-11-12 07:06:00</text:p>
          </table:table-cell>
          <table:table-cell office:value-type="date" office:date-value="2025-11-12T07:11:00" calcext:value-type="date">
            <text:p>2025-11-12 07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7:11:00" calcext:value-type="date">
            <text:p>2025-11-12 07:11:00</text:p>
          </table:table-cell>
          <table:table-cell office:value-type="date" office:date-value="2025-11-12T07:21:00" calcext:value-type="date">
            <text:p>2025-11-12 07:2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 trip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7:21:00" calcext:value-type="date">
            <text:p>2025-11-12 07:21:00</text:p>
          </table:table-cell>
          <table:table-cell office:value-type="date" office:date-value="2025-11-12T07:26:00" calcext:value-type="date">
            <text:p>2025-11-12 07:2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07:26:00" calcext:value-type="date">
            <text:p>2025-11-12 07:26:00</text:p>
          </table:table-cell>
          <table:table-cell office:value-type="date" office:date-value="2025-11-12T07:29:00" calcext:value-type="date">
            <text:p>2025-11-12 07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7:29:00" calcext:value-type="date">
            <text:p>2025-11-12 07:29:00</text:p>
          </table:table-cell>
          <table:table-cell office:value-type="date" office:date-value="2025-11-12T07:39:00" calcext:value-type="date">
            <text:p>2025-11-12 07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ervice trip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7:39:00" calcext:value-type="date">
            <text:p>2025-11-12 07:39:00</text:p>
          </table:table-cell>
          <table:table-cell office:value-type="date" office:date-value="2025-11-12T07:44:00" calcext:value-type="date">
            <text:p>2025-11-12 07:4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07:44:00" calcext:value-type="date">
            <text:p>2025-11-12 07:44:00</text:p>
          </table:table-cell>
          <table:table-cell office:value-type="date" office:date-value="2025-11-12T07:49:00" calcext:value-type="date">
            <text:p>2025-11-12 07:49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7:49:00" calcext:value-type="date">
            <text:p>2025-11-12 07:49:00</text:p>
          </table:table-cell>
          <table:table-cell office:value-type="date" office:date-value="2025-11-12T07:59:00" calcext:value-type="date">
            <text:p>2025-11-12 07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vice trip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7:59:00" calcext:value-type="date">
            <text:p>2025-11-12 07:59:00</text:p>
          </table:table-cell>
          <table:table-cell office:value-type="date" office:date-value="2025-11-12T08:04:00" calcext:value-type="date">
            <text:p>2025-11-12 08:04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08:04:00" calcext:value-type="date">
            <text:p>2025-11-12 08:04:00</text:p>
          </table:table-cell>
          <table:table-cell office:value-type="date" office:date-value="2025-11-12T08:06:00" calcext:value-type="date">
            <text:p>2025-11-12 08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8:06:00" calcext:value-type="date">
            <text:p>2025-11-12 08:06:00</text:p>
          </table:table-cell>
          <table:table-cell office:value-type="date" office:date-value="2025-11-12T08:16:00" calcext:value-type="date">
            <text:p>2025-11-12 08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ervice trip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8:16:00" calcext:value-type="date">
            <text:p>2025-11-12 08:16:00</text:p>
          </table:table-cell>
          <table:table-cell office:value-type="date" office:date-value="2025-11-12T08:21:00" calcext:value-type="date">
            <text:p>2025-11-12 08:2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08:21:00" calcext:value-type="date">
            <text:p>2025-11-12 08:21:00</text:p>
          </table:table-cell>
          <table:table-cell office:value-type="date" office:date-value="2025-11-12T08:24:00" calcext:value-type="date">
            <text:p>2025-11-12 08:24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8:24:00" calcext:value-type="date">
            <text:p>2025-11-12 08:24:00</text:p>
          </table:table-cell>
          <table:table-cell office:value-type="date" office:date-value="2025-11-12T08:34:00" calcext:value-type="date">
            <text:p>2025-11-12 08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vice trip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8:34:00" calcext:value-type="date">
            <text:p>2025-11-12 08:34:00</text:p>
          </table:table-cell>
          <table:table-cell office:value-type="date" office:date-value="2025-11-12T08:39:00" calcext:value-type="date">
            <text:p>2025-11-12 08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8:39:00" calcext:value-type="date">
            <text:p>2025-11-12 08:39:00</text:p>
          </table:table-cell>
          <table:table-cell office:value-type="date" office:date-value="2025-11-12T08:49:00" calcext:value-type="date">
            <text:p>2025-11-12 08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ervice trip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8:49:00" calcext:value-type="date">
            <text:p>2025-11-12 08:49:00</text:p>
          </table:table-cell>
          <table:table-cell office:value-type="date" office:date-value="2025-11-12T08:54:00" calcext:value-type="date">
            <text:p>2025-11-12 08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8:54:00" calcext:value-type="date">
            <text:p>2025-11-12 08:54:00</text:p>
          </table:table-cell>
          <table:table-cell office:value-type="date" office:date-value="2025-11-12T09:04:00" calcext:value-type="date">
            <text:p>2025-11-12 09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ervice trip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9:04:00" calcext:value-type="date">
            <text:p>2025-11-12 09:04:00</text:p>
          </table:table-cell>
          <table:table-cell office:value-type="date" office:date-value="2025-11-12T09:09:00" calcext:value-type="date">
            <text:p>2025-11-12 09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9:09:00" calcext:value-type="date">
            <text:p>2025-11-12 09:09:00</text:p>
          </table:table-cell>
          <table:table-cell office:value-type="date" office:date-value="2025-11-12T09:19:00" calcext:value-type="date">
            <text:p>2025-11-12 09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ervice trip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9:19:00" calcext:value-type="date">
            <text:p>2025-11-12 09:19:00</text:p>
          </table:table-cell>
          <table:table-cell office:value-type="date" office:date-value="2025-11-12T09:24:00" calcext:value-type="date">
            <text:p>2025-11-12 09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9:24:00" calcext:value-type="date">
            <text:p>2025-11-12 09:24:00</text:p>
          </table:table-cell>
          <table:table-cell office:value-type="date" office:date-value="2025-11-12T09:34:00" calcext:value-type="date">
            <text:p>2025-11-12 09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ervice trip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9:34:00" calcext:value-type="date">
            <text:p>2025-11-12 09:34:00</text:p>
          </table:table-cell>
          <table:table-cell office:value-type="date" office:date-value="2025-11-12T09:39:00" calcext:value-type="date">
            <text:p>2025-11-12 09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9:39:00" calcext:value-type="date">
            <text:p>2025-11-12 09:39:00</text:p>
          </table:table-cell>
          <table:table-cell office:value-type="date" office:date-value="2025-11-12T09:49:00" calcext:value-type="date">
            <text:p>2025-11-12 09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ervice trip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09:49:00" calcext:value-type="date">
            <text:p>2025-11-12 09:49:00</text:p>
          </table:table-cell>
          <table:table-cell office:value-type="date" office:date-value="2025-11-12T09:54:00" calcext:value-type="date">
            <text:p>2025-11-12 09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09:54:00" calcext:value-type="date">
            <text:p>2025-11-12 09:54:00</text:p>
          </table:table-cell>
          <table:table-cell office:value-type="date" office:date-value="2025-11-12T10:04:00" calcext:value-type="date">
            <text:p>2025-11-12 10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service trip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0:04:00" calcext:value-type="date">
            <text:p>2025-11-12 10:04:00</text:p>
          </table:table-cell>
          <table:table-cell office:value-type="date" office:date-value="2025-11-12T10:09:00" calcext:value-type="date">
            <text:p>2025-11-12 10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0:09:00" calcext:value-type="date">
            <text:p>2025-11-12 10:09:00</text:p>
          </table:table-cell>
          <table:table-cell office:value-type="date" office:date-value="2025-11-12T10:19:00" calcext:value-type="date">
            <text:p>2025-11-12 10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ervice trip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0:19:00" calcext:value-type="date">
            <text:p>2025-11-12 10:19:00</text:p>
          </table:table-cell>
          <table:table-cell office:value-type="date" office:date-value="2025-11-12T10:24:00" calcext:value-type="date">
            <text:p>2025-11-12 10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0:24:00" calcext:value-type="date">
            <text:p>2025-11-12 10:24:00</text:p>
          </table:table-cell>
          <table:table-cell office:value-type="date" office:date-value="2025-11-12T10:34:00" calcext:value-type="date">
            <text:p>2025-11-12 10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ervice trip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0:34:00" calcext:value-type="date">
            <text:p>2025-11-12 10:34:00</text:p>
          </table:table-cell>
          <table:table-cell office:value-type="date" office:date-value="2025-11-12T10:39:00" calcext:value-type="date">
            <text:p>2025-11-12 10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0:39:00" calcext:value-type="date">
            <text:p>2025-11-12 10:39:00</text:p>
          </table:table-cell>
          <table:table-cell office:value-type="date" office:date-value="2025-11-12T10:49:00" calcext:value-type="date">
            <text:p>2025-11-12 10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ervice trip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0:49:00" calcext:value-type="date">
            <text:p>2025-11-12 10:49:00</text:p>
          </table:table-cell>
          <table:table-cell office:value-type="date" office:date-value="2025-11-12T10:54:00" calcext:value-type="date">
            <text:p>2025-11-12 10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0:54:00" calcext:value-type="date">
            <text:p>2025-11-12 10:54:00</text:p>
          </table:table-cell>
          <table:table-cell office:value-type="date" office:date-value="2025-11-12T11:04:00" calcext:value-type="date">
            <text:p>2025-11-12 11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ervice trip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1:04:00" calcext:value-type="date">
            <text:p>2025-11-12 11:04:00</text:p>
          </table:table-cell>
          <table:table-cell office:value-type="date" office:date-value="2025-11-12T11:09:00" calcext:value-type="date">
            <text:p>2025-11-12 11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1:09:00" calcext:value-type="date">
            <text:p>2025-11-12 11:09:00</text:p>
          </table:table-cell>
          <table:table-cell office:value-type="date" office:date-value="2025-11-12T11:19:00" calcext:value-type="date">
            <text:p>2025-11-12 11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rvice trip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1:19:00" calcext:value-type="date">
            <text:p>2025-11-12 11:19:00</text:p>
          </table:table-cell>
          <table:table-cell office:value-type="date" office:date-value="2025-11-12T11:24:00" calcext:value-type="date">
            <text:p>2025-11-12 11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1:24:00" calcext:value-type="date">
            <text:p>2025-11-12 11:24:00</text:p>
          </table:table-cell>
          <table:table-cell office:value-type="date" office:date-value="2025-11-12T11:34:00" calcext:value-type="date">
            <text:p>2025-11-12 11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ervice trip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1:34:00" calcext:value-type="date">
            <text:p>2025-11-12 11:34:00</text:p>
          </table:table-cell>
          <table:table-cell office:value-type="date" office:date-value="2025-11-12T11:39:00" calcext:value-type="date">
            <text:p>2025-11-12 11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1:39:00" calcext:value-type="date">
            <text:p>2025-11-12 11:39:00</text:p>
          </table:table-cell>
          <table:table-cell office:value-type="date" office:date-value="2025-11-12T11:49:00" calcext:value-type="date">
            <text:p>2025-11-12 11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rvice trip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1:49:00" calcext:value-type="date">
            <text:p>2025-11-12 11:49:00</text:p>
          </table:table-cell>
          <table:table-cell office:value-type="date" office:date-value="2025-11-12T11:54:00" calcext:value-type="date">
            <text:p>2025-11-12 11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1:54:00" calcext:value-type="date">
            <text:p>2025-11-12 11:54:00</text:p>
          </table:table-cell>
          <table:table-cell office:value-type="date" office:date-value="2025-11-12T12:04:00" calcext:value-type="date">
            <text:p>2025-11-12 12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ervice tri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2:04:00" calcext:value-type="date">
            <text:p>2025-11-12 12:04:00</text:p>
          </table:table-cell>
          <table:table-cell office:value-type="date" office:date-value="2025-11-12T12:09:00" calcext:value-type="date">
            <text:p>2025-11-12 12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2:09:00" calcext:value-type="date">
            <text:p>2025-11-12 12:09:00</text:p>
          </table:table-cell>
          <table:table-cell office:value-type="date" office:date-value="2025-11-12T12:19:00" calcext:value-type="date">
            <text:p>2025-11-12 12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ervice trip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2:19:00" calcext:value-type="date">
            <text:p>2025-11-12 12:19:00</text:p>
          </table:table-cell>
          <table:table-cell office:value-type="date" office:date-value="2025-11-12T12:24:00" calcext:value-type="date">
            <text:p>2025-11-12 12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2:24:00" calcext:value-type="date">
            <text:p>2025-11-12 12:24:00</text:p>
          </table:table-cell>
          <table:table-cell office:value-type="date" office:date-value="2025-11-12T12:34:00" calcext:value-type="date">
            <text:p>2025-11-12 12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ervice trip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2:34:00" calcext:value-type="date">
            <text:p>2025-11-12 12:34:00</text:p>
          </table:table-cell>
          <table:table-cell office:value-type="date" office:date-value="2025-11-12T12:39:00" calcext:value-type="date">
            <text:p>2025-11-12 12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2:39:00" calcext:value-type="date">
            <text:p>2025-11-12 12:39:00</text:p>
          </table:table-cell>
          <table:table-cell office:value-type="date" office:date-value="2025-11-12T12:49:00" calcext:value-type="date">
            <text:p>2025-11-12 12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ervice trip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2:49:00" calcext:value-type="date">
            <text:p>2025-11-12 12:49:00</text:p>
          </table:table-cell>
          <table:table-cell office:value-type="date" office:date-value="2025-11-12T12:54:00" calcext:value-type="date">
            <text:p>2025-11-12 12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2:54:00" calcext:value-type="date">
            <text:p>2025-11-12 12:54:00</text:p>
          </table:table-cell>
          <table:table-cell office:value-type="date" office:date-value="2025-11-12T13:04:00" calcext:value-type="date">
            <text:p>2025-11-12 13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ervice trip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3:04:00" calcext:value-type="date">
            <text:p>2025-11-12 13:04:00</text:p>
          </table:table-cell>
          <table:table-cell office:value-type="date" office:date-value="2025-11-12T13:09:00" calcext:value-type="date">
            <text:p>2025-11-12 13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3:09:00" calcext:value-type="date">
            <text:p>2025-11-12 13:09:00</text:p>
          </table:table-cell>
          <table:table-cell office:value-type="date" office:date-value="2025-11-12T13:19:00" calcext:value-type="date">
            <text:p>2025-11-12 13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ervice trip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3:19:00" calcext:value-type="date">
            <text:p>2025-11-12 13:19:00</text:p>
          </table:table-cell>
          <table:table-cell office:value-type="date" office:date-value="2025-11-12T13:24:00" calcext:value-type="date">
            <text:p>2025-11-12 13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3:24:00" calcext:value-type="date">
            <text:p>2025-11-12 13:24:00</text:p>
          </table:table-cell>
          <table:table-cell office:value-type="date" office:date-value="2025-11-12T13:34:00" calcext:value-type="date">
            <text:p>2025-11-12 13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ervice trip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3:34:00" calcext:value-type="date">
            <text:p>2025-11-12 13:34:00</text:p>
          </table:table-cell>
          <table:table-cell office:value-type="date" office:date-value="2025-11-12T13:39:00" calcext:value-type="date">
            <text:p>2025-11-12 13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3:39:00" calcext:value-type="date">
            <text:p>2025-11-12 13:39:00</text:p>
          </table:table-cell>
          <table:table-cell office:value-type="date" office:date-value="2025-11-12T13:49:00" calcext:value-type="date">
            <text:p>2025-11-12 13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ervice trip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3:49:00" calcext:value-type="date">
            <text:p>2025-11-12 13:49:00</text:p>
          </table:table-cell>
          <table:table-cell office:value-type="date" office:date-value="2025-11-12T13:54:00" calcext:value-type="date">
            <text:p>2025-11-12 13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3:54:00" calcext:value-type="date">
            <text:p>2025-11-12 13:54:00</text:p>
          </table:table-cell>
          <table:table-cell office:value-type="date" office:date-value="2025-11-12T14:04:00" calcext:value-type="date">
            <text:p>2025-11-12 14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ervice trip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4:04:00" calcext:value-type="date">
            <text:p>2025-11-12 14:04:00</text:p>
          </table:table-cell>
          <table:table-cell office:value-type="date" office:date-value="2025-11-12T14:09:00" calcext:value-type="date">
            <text:p>2025-11-12 14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4:09:00" calcext:value-type="date">
            <text:p>2025-11-12 14:09:00</text:p>
          </table:table-cell>
          <table:table-cell office:value-type="date" office:date-value="2025-11-12T14:19:00" calcext:value-type="date">
            <text:p>2025-11-12 14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ervice trip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4:19:00" calcext:value-type="date">
            <text:p>2025-11-12 14:19:00</text:p>
          </table:table-cell>
          <table:table-cell office:value-type="date" office:date-value="2025-11-12T14:24:00" calcext:value-type="date">
            <text:p>2025-11-12 14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4:24:00" calcext:value-type="date">
            <text:p>2025-11-12 14:24:00</text:p>
          </table:table-cell>
          <table:table-cell office:value-type="date" office:date-value="2025-11-12T14:34:00" calcext:value-type="date">
            <text:p>2025-11-12 14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ervice trip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4:34:00" calcext:value-type="date">
            <text:p>2025-11-12 14:34:00</text:p>
          </table:table-cell>
          <table:table-cell office:value-type="date" office:date-value="2025-11-12T14:39:00" calcext:value-type="date">
            <text:p>2025-11-12 14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4:39:00" calcext:value-type="date">
            <text:p>2025-11-12 14:39:00</text:p>
          </table:table-cell>
          <table:table-cell office:value-type="date" office:date-value="2025-11-12T14:49:00" calcext:value-type="date">
            <text:p>2025-11-12 14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rvice trip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4:49:00" calcext:value-type="date">
            <text:p>2025-11-12 14:49:00</text:p>
          </table:table-cell>
          <table:table-cell office:value-type="date" office:date-value="2025-11-12T14:54:00" calcext:value-type="date">
            <text:p>2025-11-12 14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4:54:00" calcext:value-type="date">
            <text:p>2025-11-12 14:54:00</text:p>
          </table:table-cell>
          <table:table-cell office:value-type="date" office:date-value="2025-11-12T15:04:00" calcext:value-type="date">
            <text:p>2025-11-12 15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ervice trip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5:04:00" calcext:value-type="date">
            <text:p>2025-11-12 15:04:00</text:p>
          </table:table-cell>
          <table:table-cell office:value-type="date" office:date-value="2025-11-12T15:09:00" calcext:value-type="date">
            <text:p>2025-11-12 15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5:09:00" calcext:value-type="date">
            <text:p>2025-11-12 15:09:00</text:p>
          </table:table-cell>
          <table:table-cell office:value-type="date" office:date-value="2025-11-12T15:19:00" calcext:value-type="date">
            <text:p>2025-11-12 15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ervice trip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5:19:00" calcext:value-type="date">
            <text:p>2025-11-12 15:19:00</text:p>
          </table:table-cell>
          <table:table-cell office:value-type="date" office:date-value="2025-11-12T15:24:00" calcext:value-type="date">
            <text:p>2025-11-12 15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5:24:00" calcext:value-type="date">
            <text:p>2025-11-12 15:24:00</text:p>
          </table:table-cell>
          <table:table-cell office:value-type="date" office:date-value="2025-11-12T15:34:00" calcext:value-type="date">
            <text:p>2025-11-12 15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ervice trip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5:34:00" calcext:value-type="date">
            <text:p>2025-11-12 15:34:00</text:p>
          </table:table-cell>
          <table:table-cell office:value-type="date" office:date-value="2025-11-12T15:39:00" calcext:value-type="date">
            <text:p>2025-11-12 15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5:39:00" calcext:value-type="date">
            <text:p>2025-11-12 15:39:00</text:p>
          </table:table-cell>
          <table:table-cell office:value-type="date" office:date-value="2025-11-12T15:49:00" calcext:value-type="date">
            <text:p>2025-11-12 15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ervice trip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5:49:00" calcext:value-type="date">
            <text:p>2025-11-12 15:49:00</text:p>
          </table:table-cell>
          <table:table-cell office:value-type="date" office:date-value="2025-11-12T15:54:00" calcext:value-type="date">
            <text:p>2025-11-12 15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5:54:00" calcext:value-type="date">
            <text:p>2025-11-12 15:54:00</text:p>
          </table:table-cell>
          <table:table-cell office:value-type="date" office:date-value="2025-11-12T16:04:00" calcext:value-type="date">
            <text:p>2025-11-12 16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ervice trip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6:04:00" calcext:value-type="date">
            <text:p>2025-11-12 16:04:00</text:p>
          </table:table-cell>
          <table:table-cell office:value-type="date" office:date-value="2025-11-12T16:09:00" calcext:value-type="date">
            <text:p>2025-11-12 16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6:09:00" calcext:value-type="date">
            <text:p>2025-11-12 16:09:00</text:p>
          </table:table-cell>
          <table:table-cell office:value-type="date" office:date-value="2025-11-12T16:19:00" calcext:value-type="date">
            <text:p>2025-11-12 16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ervice trip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6:19:00" calcext:value-type="date">
            <text:p>2025-11-12 16:19:00</text:p>
          </table:table-cell>
          <table:table-cell office:value-type="date" office:date-value="2025-11-12T16:24:00" calcext:value-type="date">
            <text:p>2025-11-12 16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6:24:00" calcext:value-type="date">
            <text:p>2025-11-12 16:24:00</text:p>
          </table:table-cell>
          <table:table-cell office:value-type="date" office:date-value="2025-11-12T16:34:00" calcext:value-type="date">
            <text:p>2025-11-12 16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ervice trip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6:34:00" calcext:value-type="date">
            <text:p>2025-11-12 16:34:00</text:p>
          </table:table-cell>
          <table:table-cell office:value-type="date" office:date-value="2025-11-12T16:39:00" calcext:value-type="date">
            <text:p>2025-11-12 16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6:39:00" calcext:value-type="date">
            <text:p>2025-11-12 16:39:00</text:p>
          </table:table-cell>
          <table:table-cell office:value-type="date" office:date-value="2025-11-12T16:49:00" calcext:value-type="date">
            <text:p>2025-11-12 16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ervice trip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6:49:00" calcext:value-type="date">
            <text:p>2025-11-12 16:49:00</text:p>
          </table:table-cell>
          <table:table-cell office:value-type="date" office:date-value="2025-11-12T16:54:00" calcext:value-type="date">
            <text:p>2025-11-12 16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6:54:00" calcext:value-type="date">
            <text:p>2025-11-12 16:54:00</text:p>
          </table:table-cell>
          <table:table-cell office:value-type="date" office:date-value="2025-11-12T17:04:00" calcext:value-type="date">
            <text:p>2025-11-12 17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ervice trip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7:04:00" calcext:value-type="date">
            <text:p>2025-11-12 17:04:00</text:p>
          </table:table-cell>
          <table:table-cell office:value-type="date" office:date-value="2025-11-12T17:09:00" calcext:value-type="date">
            <text:p>2025-11-12 17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7:09:00" calcext:value-type="date">
            <text:p>2025-11-12 17:09:00</text:p>
          </table:table-cell>
          <table:table-cell office:value-type="date" office:date-value="2025-11-12T17:19:00" calcext:value-type="date">
            <text:p>2025-11-12 17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ervice trip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7:19:00" calcext:value-type="date">
            <text:p>2025-11-12 17:19:00</text:p>
          </table:table-cell>
          <table:table-cell office:value-type="date" office:date-value="2025-11-12T17:24:00" calcext:value-type="date">
            <text:p>2025-11-12 17:2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7:24:00" calcext:value-type="date">
            <text:p>2025-11-12 17:24:00</text:p>
          </table:table-cell>
          <table:table-cell office:value-type="date" office:date-value="2025-11-12T17:34:00" calcext:value-type="date">
            <text:p>2025-11-12 17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ervice trip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7:34:00" calcext:value-type="date">
            <text:p>2025-11-12 17:34:00</text:p>
          </table:table-cell>
          <table:table-cell office:value-type="date" office:date-value="2025-11-12T17:39:00" calcext:value-type="date">
            <text:p>2025-11-12 17:3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7:39:00" calcext:value-type="date">
            <text:p>2025-11-12 17:39:00</text:p>
          </table:table-cell>
          <table:table-cell office:value-type="date" office:date-value="2025-11-12T17:49:00" calcext:value-type="date">
            <text:p>2025-11-12 17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ervice trip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7:49:00" calcext:value-type="date">
            <text:p>2025-11-12 17:49:00</text:p>
          </table:table-cell>
          <table:table-cell office:value-type="date" office:date-value="2025-11-12T17:54:00" calcext:value-type="date">
            <text:p>2025-11-12 17:5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7:54:00" calcext:value-type="date">
            <text:p>2025-11-12 17:54:00</text:p>
          </table:table-cell>
          <table:table-cell office:value-type="date" office:date-value="2025-11-12T18:04:00" calcext:value-type="date">
            <text:p>2025-11-12 18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ervice trip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8:04:00" calcext:value-type="date">
            <text:p>2025-11-12 18:04:00</text:p>
          </table:table-cell>
          <table:table-cell office:value-type="date" office:date-value="2025-11-12T18:09:00" calcext:value-type="date">
            <text:p>2025-11-12 18:0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18:09:00" calcext:value-type="date">
            <text:p>2025-11-12 18:09:00</text:p>
          </table:table-cell>
          <table:table-cell office:value-type="date" office:date-value="2025-11-12T18:14:00" calcext:value-type="date">
            <text:p>2025-11-12 18:14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8:14:00" calcext:value-type="date">
            <text:p>2025-11-12 18:14:00</text:p>
          </table:table-cell>
          <table:table-cell office:value-type="date" office:date-value="2025-11-12T18:24:00" calcext:value-type="date">
            <text:p>2025-11-12 18:2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ervice trip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8:24:00" calcext:value-type="date">
            <text:p>2025-11-12 18:24:00</text:p>
          </table:table-cell>
          <table:table-cell office:value-type="date" office:date-value="2025-11-12T18:29:00" calcext:value-type="date">
            <text:p>2025-11-12 18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8:29:00" calcext:value-type="date">
            <text:p>2025-11-12 18:29:00</text:p>
          </table:table-cell>
          <table:table-cell office:value-type="date" office:date-value="2025-11-12T18:39:00" calcext:value-type="date">
            <text:p>2025-11-12 18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ervice trip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8:39:00" calcext:value-type="date">
            <text:p>2025-11-12 18:39:00</text:p>
          </table:table-cell>
          <table:table-cell office:value-type="date" office:date-value="2025-11-12T18:44:00" calcext:value-type="date">
            <text:p>2025-11-12 18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8:44:00" calcext:value-type="date">
            <text:p>2025-11-12 18:44:00</text:p>
          </table:table-cell>
          <table:table-cell office:value-type="date" office:date-value="2025-11-12T18:54:00" calcext:value-type="date">
            <text:p>2025-11-12 18:5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ervice trip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8:54:00" calcext:value-type="date">
            <text:p>2025-11-12 18:54:00</text:p>
          </table:table-cell>
          <table:table-cell office:value-type="date" office:date-value="2025-11-12T18:59:00" calcext:value-type="date">
            <text:p>2025-11-12 18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8:59:00" calcext:value-type="date">
            <text:p>2025-11-12 18:59:00</text:p>
          </table:table-cell>
          <table:table-cell office:value-type="date" office:date-value="2025-11-12T19:09:00" calcext:value-type="date">
            <text:p>2025-11-12 19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rvice trip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9:09:00" calcext:value-type="date">
            <text:p>2025-11-12 19:09:00</text:p>
          </table:table-cell>
          <table:table-cell office:value-type="date" office:date-value="2025-11-12T19:14:00" calcext:value-type="date">
            <text:p>2025-11-12 19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9:14:00" calcext:value-type="date">
            <text:p>2025-11-12 19:14:00</text:p>
          </table:table-cell>
          <table:table-cell office:value-type="date" office:date-value="2025-11-12T19:24:00" calcext:value-type="date">
            <text:p>2025-11-12 19:2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rvice trip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9:24:00" calcext:value-type="date">
            <text:p>2025-11-12 19:24:00</text:p>
          </table:table-cell>
          <table:table-cell office:value-type="date" office:date-value="2025-11-12T19:29:00" calcext:value-type="date">
            <text:p>2025-11-12 19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9:29:00" calcext:value-type="date">
            <text:p>2025-11-12 19:29:00</text:p>
          </table:table-cell>
          <table:table-cell office:value-type="date" office:date-value="2025-11-12T19:39:00" calcext:value-type="date">
            <text:p>2025-11-12 19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ervice trip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9:39:00" calcext:value-type="date">
            <text:p>2025-11-12 19:39:00</text:p>
          </table:table-cell>
          <table:table-cell office:value-type="date" office:date-value="2025-11-12T19:44:00" calcext:value-type="date">
            <text:p>2025-11-12 19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19:44:00" calcext:value-type="date">
            <text:p>2025-11-12 19:44:00</text:p>
          </table:table-cell>
          <table:table-cell office:value-type="date" office:date-value="2025-11-12T19:54:00" calcext:value-type="date">
            <text:p>2025-11-12 19:5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ervice trip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19:54:00" calcext:value-type="date">
            <text:p>2025-11-12 19:54:00</text:p>
          </table:table-cell>
          <table:table-cell office:value-type="date" office:date-value="2025-11-12T19:59:00" calcext:value-type="date">
            <text:p>2025-11-12 19:5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19:59:00" calcext:value-type="date">
            <text:p>2025-11-12 19:59:00</text:p>
          </table:table-cell>
          <table:table-cell office:value-type="date" office:date-value="2025-11-12T20:07:00" calcext:value-type="date">
            <text:p>2025-11-12 20:0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20:07:00" calcext:value-type="date">
            <text:p>2025-11-12 20:07:00</text:p>
          </table:table-cell>
          <table:table-cell office:value-type="date" office:date-value="2025-11-12T20:17:00" calcext:value-type="date">
            <text:p>2025-11-12 20:1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rvice trip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20:17:00" calcext:value-type="date">
            <text:p>2025-11-12 20:17:00</text:p>
          </table:table-cell>
          <table:table-cell office:value-type="date" office:date-value="2025-11-12T20:22:00" calcext:value-type="date">
            <text:p>2025-11-12 20:22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20:22:00" calcext:value-type="date">
            <text:p>2025-11-12 20:22:00</text:p>
          </table:table-cell>
          <table:table-cell office:value-type="date" office:date-value="2025-11-12T20:46:00" calcext:value-type="date">
            <text:p>2025-11-12 20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20:46:00" calcext:value-type="date">
            <text:p>2025-11-12 20:46:00</text:p>
          </table:table-cell>
          <table:table-cell office:value-type="date" office:date-value="2025-11-12T20:56:00" calcext:value-type="date">
            <text:p>2025-11-12 20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ervice trip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20:56:00" calcext:value-type="date">
            <text:p>2025-11-12 20:56:00</text:p>
          </table:table-cell>
          <table:table-cell office:value-type="date" office:date-value="2025-11-12T21:01:00" calcext:value-type="date">
            <text:p>2025-11-12 21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21:01:00" calcext:value-type="date">
            <text:p>2025-11-12 21:01:00</text:p>
          </table:table-cell>
          <table:table-cell office:value-type="date" office:date-value="2025-11-12T23:07:00" calcext:value-type="date">
            <text:p>2025-11-12 23:0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23:07:00" calcext:value-type="date">
            <text:p>2025-11-12 23:07:00</text:p>
          </table:table-cell>
          <table:table-cell office:value-type="date" office:date-value="2025-11-12T23:17:00" calcext:value-type="date">
            <text:p>2025-11-12 23:1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ervice trip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terial</text:p>
          </table:table-cell>
          <table:table-cell office:value-type="date" office:date-value="2025-11-12T23:17:00" calcext:value-type="date">
            <text:p>2025-11-12 23:17:00</text:p>
          </table:table-cell>
          <table:table-cell office:value-type="date" office:date-value="2025-11-12T23:22:00" calcext:value-type="date">
            <text:p>2025-11-12 23:2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dle</text:p>
          </table:table-cell>
          <table:table-cell office:value-type="date" office:date-value="2025-11-12T23:22:00" calcext:value-type="date">
            <text:p>2025-11-12 23:22:00</text:p>
          </table:table-cell>
          <table:table-cell office:value-type="date" office:date-value="2025-11-12T23:37:00" calcext:value-type="date">
            <text:p>2025-11-12 23:3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date" office:date-value="2025-11-12T23:37:00" calcext:value-type="date">
            <text:p>2025-11-12 23:37:00</text:p>
          </table:table-cell>
          <table:table-cell office:value-type="date" office:date-value="2025-11-12T23:47:00" calcext:value-type="date">
            <text:p>2025-11-12 23:4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rvice trip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" calcext:value-type="date">
            <text:p>2025-11-12 00:00:00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initial deadhead from depo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date" office:date-value="2025-11-12T06:59:00" calcext:value-type="date">
            <text:p>2025-11-12 06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 before first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6:59:00" calcext:value-type="date">
            <text:p>2025-11-12 06:59:00</text:p>
          </table:table-cell>
          <table:table-cell office:value-type="date" office:date-value="2025-11-12T07:09:00" calcext:value-type="date">
            <text:p>2025-11-12 07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ervice tri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7:09:00" calcext:value-type="date">
            <text:p>2025-11-12 07:09:00</text:p>
          </table:table-cell>
          <table:table-cell office:value-type="date" office:date-value="2025-11-12T07:14:00" calcext:value-type="date">
            <text:p>2025-11-12 07:1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07:14:00" calcext:value-type="date">
            <text:p>2025-11-12 07:14:00</text:p>
          </table:table-cell>
          <table:table-cell office:value-type="date" office:date-value="2025-11-12T07:19:00" calcext:value-type="date">
            <text:p>2025-11-12 07:19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7:19:00" calcext:value-type="date">
            <text:p>2025-11-12 07:19:00</text:p>
          </table:table-cell>
          <table:table-cell office:value-type="date" office:date-value="2025-11-12T07:29:00" calcext:value-type="date">
            <text:p>2025-11-12 07:29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rvice tri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7:29:00" calcext:value-type="date">
            <text:p>2025-11-12 07:29:00</text:p>
          </table:table-cell>
          <table:table-cell office:value-type="date" office:date-value="2025-11-12T07:34:00" calcext:value-type="date">
            <text:p>2025-11-12 07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7:34:00" calcext:value-type="date">
            <text:p>2025-11-12 07:34:00</text:p>
          </table:table-cell>
          <table:table-cell office:value-type="date" office:date-value="2025-11-12T07:44:00" calcext:value-type="date">
            <text:p>2025-11-12 07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rvice trip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7:44:00" calcext:value-type="date">
            <text:p>2025-11-12 07:44:00</text:p>
          </table:table-cell>
          <table:table-cell office:value-type="date" office:date-value="2025-11-12T07:49:00" calcext:value-type="date">
            <text:p>2025-11-12 07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7:49:00" calcext:value-type="date">
            <text:p>2025-11-12 07:49:00</text:p>
          </table:table-cell>
          <table:table-cell office:value-type="date" office:date-value="2025-11-12T07:59:00" calcext:value-type="date">
            <text:p>2025-11-12 07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ervice trip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7:59:00" calcext:value-type="date">
            <text:p>2025-11-12 07:59:00</text:p>
          </table:table-cell>
          <table:table-cell office:value-type="date" office:date-value="2025-11-12T08:04:00" calcext:value-type="date">
            <text:p>2025-11-12 08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08:04:00" calcext:value-type="date">
            <text:p>2025-11-12 08:04:00</text:p>
          </table:table-cell>
          <table:table-cell office:value-type="date" office:date-value="2025-11-12T08:09:00" calcext:value-type="date">
            <text:p>2025-11-12 08:0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8:09:00" calcext:value-type="date">
            <text:p>2025-11-12 08:09:00</text:p>
          </table:table-cell>
          <table:table-cell office:value-type="date" office:date-value="2025-11-12T08:19:00" calcext:value-type="date">
            <text:p>2025-11-12 08:1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ervice trip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8:19:00" calcext:value-type="date">
            <text:p>2025-11-12 08:19:00</text:p>
          </table:table-cell>
          <table:table-cell office:value-type="date" office:date-value="2025-11-12T08:24:00" calcext:value-type="date">
            <text:p>2025-11-12 08:2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08:24:00" calcext:value-type="date">
            <text:p>2025-11-12 08:24:00</text:p>
          </table:table-cell>
          <table:table-cell office:value-type="date" office:date-value="2025-11-12T08:26:00" calcext:value-type="date">
            <text:p>2025-11-12 08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8:26:00" calcext:value-type="date">
            <text:p>2025-11-12 08:26:00</text:p>
          </table:table-cell>
          <table:table-cell office:value-type="date" office:date-value="2025-11-12T08:36:00" calcext:value-type="date">
            <text:p>2025-11-12 08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e trip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8:36:00" calcext:value-type="date">
            <text:p>2025-11-12 08:36:00</text:p>
          </table:table-cell>
          <table:table-cell office:value-type="date" office:date-value="2025-11-12T08:41:00" calcext:value-type="date">
            <text:p>2025-11-12 08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08:41:00" calcext:value-type="date">
            <text:p>2025-11-12 08:41:00</text:p>
          </table:table-cell>
          <table:table-cell office:value-type="date" office:date-value="2025-11-12T08:46:00" calcext:value-type="date">
            <text:p>2025-11-12 08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8:46:00" calcext:value-type="date">
            <text:p>2025-11-12 08:46:00</text:p>
          </table:table-cell>
          <table:table-cell office:value-type="date" office:date-value="2025-11-12T08:56:00" calcext:value-type="date">
            <text:p>2025-11-12 08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ice trip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8:56:00" calcext:value-type="date">
            <text:p>2025-11-12 08:56:00</text:p>
          </table:table-cell>
          <table:table-cell office:value-type="date" office:date-value="2025-11-12T09:01:00" calcext:value-type="date">
            <text:p>2025-11-12 09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09:01:00" calcext:value-type="date">
            <text:p>2025-11-12 09:01:00</text:p>
          </table:table-cell>
          <table:table-cell office:value-type="date" office:date-value="2025-11-12T09:06:00" calcext:value-type="date">
            <text:p>2025-11-12 09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9:06:00" calcext:value-type="date">
            <text:p>2025-11-12 09:06:00</text:p>
          </table:table-cell>
          <table:table-cell office:value-type="date" office:date-value="2025-11-12T09:16:00" calcext:value-type="date">
            <text:p>2025-11-12 09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ervice trip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9:16:00" calcext:value-type="date">
            <text:p>2025-11-12 09:16:00</text:p>
          </table:table-cell>
          <table:table-cell office:value-type="date" office:date-value="2025-11-12T09:21:00" calcext:value-type="date">
            <text:p>2025-11-12 09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09:21:00" calcext:value-type="date">
            <text:p>2025-11-12 09:21:00</text:p>
          </table:table-cell>
          <table:table-cell office:value-type="date" office:date-value="2025-11-12T09:26:00" calcext:value-type="date">
            <text:p>2025-11-12 09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9:26:00" calcext:value-type="date">
            <text:p>2025-11-12 09:26:00</text:p>
          </table:table-cell>
          <table:table-cell office:value-type="date" office:date-value="2025-11-12T09:36:00" calcext:value-type="date">
            <text:p>2025-11-12 09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ice trip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9:36:00" calcext:value-type="date">
            <text:p>2025-11-12 09:36:00</text:p>
          </table:table-cell>
          <table:table-cell office:value-type="date" office:date-value="2025-11-12T09:41:00" calcext:value-type="date">
            <text:p>2025-11-12 09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09:41:00" calcext:value-type="date">
            <text:p>2025-11-12 09:41:00</text:p>
          </table:table-cell>
          <table:table-cell office:value-type="date" office:date-value="2025-11-12T09:46:00" calcext:value-type="date">
            <text:p>2025-11-12 09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09:46:00" calcext:value-type="date">
            <text:p>2025-11-12 09:46:00</text:p>
          </table:table-cell>
          <table:table-cell office:value-type="date" office:date-value="2025-11-12T09:56:00" calcext:value-type="date">
            <text:p>2025-11-12 09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ice trip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09:56:00" calcext:value-type="date">
            <text:p>2025-11-12 09:56:00</text:p>
          </table:table-cell>
          <table:table-cell office:value-type="date" office:date-value="2025-11-12T10:01:00" calcext:value-type="date">
            <text:p>2025-11-12 10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0:01:00" calcext:value-type="date">
            <text:p>2025-11-12 10:01:00</text:p>
          </table:table-cell>
          <table:table-cell office:value-type="date" office:date-value="2025-11-12T10:06:00" calcext:value-type="date">
            <text:p>2025-11-12 10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0:06:00" calcext:value-type="date">
            <text:p>2025-11-12 10:06:00</text:p>
          </table:table-cell>
          <table:table-cell office:value-type="date" office:date-value="2025-11-12T10:16:00" calcext:value-type="date">
            <text:p>2025-11-12 10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ervice trip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0:16:00" calcext:value-type="date">
            <text:p>2025-11-12 10:16:00</text:p>
          </table:table-cell>
          <table:table-cell office:value-type="date" office:date-value="2025-11-12T10:21:00" calcext:value-type="date">
            <text:p>2025-11-12 10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0:21:00" calcext:value-type="date">
            <text:p>2025-11-12 10:21:00</text:p>
          </table:table-cell>
          <table:table-cell office:value-type="date" office:date-value="2025-11-12T10:26:00" calcext:value-type="date">
            <text:p>2025-11-12 10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0:26:00" calcext:value-type="date">
            <text:p>2025-11-12 10:26:00</text:p>
          </table:table-cell>
          <table:table-cell office:value-type="date" office:date-value="2025-11-12T10:36:00" calcext:value-type="date">
            <text:p>2025-11-12 10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ice trip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0:36:00" calcext:value-type="date">
            <text:p>2025-11-12 10:36:00</text:p>
          </table:table-cell>
          <table:table-cell office:value-type="date" office:date-value="2025-11-12T10:41:00" calcext:value-type="date">
            <text:p>2025-11-12 10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0:41:00" calcext:value-type="date">
            <text:p>2025-11-12 10:41:00</text:p>
          </table:table-cell>
          <table:table-cell office:value-type="date" office:date-value="2025-11-12T10:46:00" calcext:value-type="date">
            <text:p>2025-11-12 10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0:46:00" calcext:value-type="date">
            <text:p>2025-11-12 10:46:00</text:p>
          </table:table-cell>
          <table:table-cell office:value-type="date" office:date-value="2025-11-12T10:56:00" calcext:value-type="date">
            <text:p>2025-11-12 10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ice trip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0:56:00" calcext:value-type="date">
            <text:p>2025-11-12 10:56:00</text:p>
          </table:table-cell>
          <table:table-cell office:value-type="date" office:date-value="2025-11-12T11:01:00" calcext:value-type="date">
            <text:p>2025-11-12 11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1:01:00" calcext:value-type="date">
            <text:p>2025-11-12 11:01:00</text:p>
          </table:table-cell>
          <table:table-cell office:value-type="date" office:date-value="2025-11-12T11:06:00" calcext:value-type="date">
            <text:p>2025-11-12 11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1:06:00" calcext:value-type="date">
            <text:p>2025-11-12 11:06:00</text:p>
          </table:table-cell>
          <table:table-cell office:value-type="date" office:date-value="2025-11-12T11:16:00" calcext:value-type="date">
            <text:p>2025-11-12 11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ervice trip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1:16:00" calcext:value-type="date">
            <text:p>2025-11-12 11:16:00</text:p>
          </table:table-cell>
          <table:table-cell office:value-type="date" office:date-value="2025-11-12T11:21:00" calcext:value-type="date">
            <text:p>2025-11-12 11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1:21:00" calcext:value-type="date">
            <text:p>2025-11-12 11:21:00</text:p>
          </table:table-cell>
          <table:table-cell office:value-type="date" office:date-value="2025-11-12T11:26:00" calcext:value-type="date">
            <text:p>2025-11-12 11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1:26:00" calcext:value-type="date">
            <text:p>2025-11-12 11:26:00</text:p>
          </table:table-cell>
          <table:table-cell office:value-type="date" office:date-value="2025-11-12T11:36:00" calcext:value-type="date">
            <text:p>2025-11-12 11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ice trip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1:36:00" calcext:value-type="date">
            <text:p>2025-11-12 11:36:00</text:p>
          </table:table-cell>
          <table:table-cell office:value-type="date" office:date-value="2025-11-12T11:41:00" calcext:value-type="date">
            <text:p>2025-11-12 11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1:41:00" calcext:value-type="date">
            <text:p>2025-11-12 11:41:00</text:p>
          </table:table-cell>
          <table:table-cell office:value-type="date" office:date-value="2025-11-12T11:46:00" calcext:value-type="date">
            <text:p>2025-11-12 11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1:46:00" calcext:value-type="date">
            <text:p>2025-11-12 11:46:00</text:p>
          </table:table-cell>
          <table:table-cell office:value-type="date" office:date-value="2025-11-12T11:56:00" calcext:value-type="date">
            <text:p>2025-11-12 11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ice trip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1:56:00" calcext:value-type="date">
            <text:p>2025-11-12 11:56:00</text:p>
          </table:table-cell>
          <table:table-cell office:value-type="date" office:date-value="2025-11-12T12:01:00" calcext:value-type="date">
            <text:p>2025-11-12 12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2:01:00" calcext:value-type="date">
            <text:p>2025-11-12 12:01:00</text:p>
          </table:table-cell>
          <table:table-cell office:value-type="date" office:date-value="2025-11-12T12:06:00" calcext:value-type="date">
            <text:p>2025-11-12 12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2:06:00" calcext:value-type="date">
            <text:p>2025-11-12 12:06:00</text:p>
          </table:table-cell>
          <table:table-cell office:value-type="date" office:date-value="2025-11-12T12:16:00" calcext:value-type="date">
            <text:p>2025-11-12 12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ervice trip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2:16:00" calcext:value-type="date">
            <text:p>2025-11-12 12:16:00</text:p>
          </table:table-cell>
          <table:table-cell office:value-type="date" office:date-value="2025-11-12T12:21:00" calcext:value-type="date">
            <text:p>2025-11-12 12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2:21:00" calcext:value-type="date">
            <text:p>2025-11-12 12:21:00</text:p>
          </table:table-cell>
          <table:table-cell office:value-type="date" office:date-value="2025-11-12T12:26:00" calcext:value-type="date">
            <text:p>2025-11-12 12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2:26:00" calcext:value-type="date">
            <text:p>2025-11-12 12:26:00</text:p>
          </table:table-cell>
          <table:table-cell office:value-type="date" office:date-value="2025-11-12T12:36:00" calcext:value-type="date">
            <text:p>2025-11-12 12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ice trip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2:36:00" calcext:value-type="date">
            <text:p>2025-11-12 12:36:00</text:p>
          </table:table-cell>
          <table:table-cell office:value-type="date" office:date-value="2025-11-12T12:41:00" calcext:value-type="date">
            <text:p>2025-11-12 12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2:41:00" calcext:value-type="date">
            <text:p>2025-11-12 12:41:00</text:p>
          </table:table-cell>
          <table:table-cell office:value-type="date" office:date-value="2025-11-12T12:46:00" calcext:value-type="date">
            <text:p>2025-11-12 12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2:46:00" calcext:value-type="date">
            <text:p>2025-11-12 12:46:00</text:p>
          </table:table-cell>
          <table:table-cell office:value-type="date" office:date-value="2025-11-12T12:56:00" calcext:value-type="date">
            <text:p>2025-11-12 12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ice trip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2:56:00" calcext:value-type="date">
            <text:p>2025-11-12 12:56:00</text:p>
          </table:table-cell>
          <table:table-cell office:value-type="date" office:date-value="2025-11-12T13:01:00" calcext:value-type="date">
            <text:p>2025-11-12 13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3:01:00" calcext:value-type="date">
            <text:p>2025-11-12 13:01:00</text:p>
          </table:table-cell>
          <table:table-cell office:value-type="date" office:date-value="2025-11-12T13:06:00" calcext:value-type="date">
            <text:p>2025-11-12 13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3:06:00" calcext:value-type="date">
            <text:p>2025-11-12 13:06:00</text:p>
          </table:table-cell>
          <table:table-cell office:value-type="date" office:date-value="2025-11-12T13:16:00" calcext:value-type="date">
            <text:p>2025-11-12 13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ervice trip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3:16:00" calcext:value-type="date">
            <text:p>2025-11-12 13:16:00</text:p>
          </table:table-cell>
          <table:table-cell office:value-type="date" office:date-value="2025-11-12T13:21:00" calcext:value-type="date">
            <text:p>2025-11-12 13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3:21:00" calcext:value-type="date">
            <text:p>2025-11-12 13:21:00</text:p>
          </table:table-cell>
          <table:table-cell office:value-type="date" office:date-value="2025-11-12T13:26:00" calcext:value-type="date">
            <text:p>2025-11-12 13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3:26:00" calcext:value-type="date">
            <text:p>2025-11-12 13:26:00</text:p>
          </table:table-cell>
          <table:table-cell office:value-type="date" office:date-value="2025-11-12T13:36:00" calcext:value-type="date">
            <text:p>2025-11-12 13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ice trip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3:36:00" calcext:value-type="date">
            <text:p>2025-11-12 13:36:00</text:p>
          </table:table-cell>
          <table:table-cell office:value-type="date" office:date-value="2025-11-12T13:41:00" calcext:value-type="date">
            <text:p>2025-11-12 13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3:41:00" calcext:value-type="date">
            <text:p>2025-11-12 13:41:00</text:p>
          </table:table-cell>
          <table:table-cell office:value-type="date" office:date-value="2025-11-12T13:46:00" calcext:value-type="date">
            <text:p>2025-11-12 13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3:46:00" calcext:value-type="date">
            <text:p>2025-11-12 13:46:00</text:p>
          </table:table-cell>
          <table:table-cell office:value-type="date" office:date-value="2025-11-12T13:56:00" calcext:value-type="date">
            <text:p>2025-11-12 13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ice trip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3:56:00" calcext:value-type="date">
            <text:p>2025-11-12 13:56:00</text:p>
          </table:table-cell>
          <table:table-cell office:value-type="date" office:date-value="2025-11-12T14:01:00" calcext:value-type="date">
            <text:p>2025-11-12 14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4:01:00" calcext:value-type="date">
            <text:p>2025-11-12 14:01:00</text:p>
          </table:table-cell>
          <table:table-cell office:value-type="date" office:date-value="2025-11-12T14:06:00" calcext:value-type="date">
            <text:p>2025-11-12 14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4:06:00" calcext:value-type="date">
            <text:p>2025-11-12 14:06:00</text:p>
          </table:table-cell>
          <table:table-cell office:value-type="date" office:date-value="2025-11-12T14:16:00" calcext:value-type="date">
            <text:p>2025-11-12 14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ervice trip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4:16:00" calcext:value-type="date">
            <text:p>2025-11-12 14:16:00</text:p>
          </table:table-cell>
          <table:table-cell office:value-type="date" office:date-value="2025-11-12T14:21:00" calcext:value-type="date">
            <text:p>2025-11-12 14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4:21:00" calcext:value-type="date">
            <text:p>2025-11-12 14:21:00</text:p>
          </table:table-cell>
          <table:table-cell office:value-type="date" office:date-value="2025-11-12T14:26:00" calcext:value-type="date">
            <text:p>2025-11-12 14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4:26:00" calcext:value-type="date">
            <text:p>2025-11-12 14:26:00</text:p>
          </table:table-cell>
          <table:table-cell office:value-type="date" office:date-value="2025-11-12T14:36:00" calcext:value-type="date">
            <text:p>2025-11-12 14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ice trip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4:36:00" calcext:value-type="date">
            <text:p>2025-11-12 14:36:00</text:p>
          </table:table-cell>
          <table:table-cell office:value-type="date" office:date-value="2025-11-12T14:41:00" calcext:value-type="date">
            <text:p>2025-11-12 14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4:41:00" calcext:value-type="date">
            <text:p>2025-11-12 14:41:00</text:p>
          </table:table-cell>
          <table:table-cell office:value-type="date" office:date-value="2025-11-12T14:46:00" calcext:value-type="date">
            <text:p>2025-11-12 14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4:46:00" calcext:value-type="date">
            <text:p>2025-11-12 14:46:00</text:p>
          </table:table-cell>
          <table:table-cell office:value-type="date" office:date-value="2025-11-12T14:56:00" calcext:value-type="date">
            <text:p>2025-11-12 14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ice trip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4:56:00" calcext:value-type="date">
            <text:p>2025-11-12 14:56:00</text:p>
          </table:table-cell>
          <table:table-cell office:value-type="date" office:date-value="2025-11-12T15:01:00" calcext:value-type="date">
            <text:p>2025-11-12 15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5:01:00" calcext:value-type="date">
            <text:p>2025-11-12 15:01:00</text:p>
          </table:table-cell>
          <table:table-cell office:value-type="date" office:date-value="2025-11-12T15:06:00" calcext:value-type="date">
            <text:p>2025-11-12 15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5:06:00" calcext:value-type="date">
            <text:p>2025-11-12 15:06:00</text:p>
          </table:table-cell>
          <table:table-cell office:value-type="date" office:date-value="2025-11-12T15:16:00" calcext:value-type="date">
            <text:p>2025-11-12 15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ice trip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5:16:00" calcext:value-type="date">
            <text:p>2025-11-12 15:16:00</text:p>
          </table:table-cell>
          <table:table-cell office:value-type="date" office:date-value="2025-11-12T15:21:00" calcext:value-type="date">
            <text:p>2025-11-12 15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5:21:00" calcext:value-type="date">
            <text:p>2025-11-12 15:21:00</text:p>
          </table:table-cell>
          <table:table-cell office:value-type="date" office:date-value="2025-11-12T15:26:00" calcext:value-type="date">
            <text:p>2025-11-12 15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5:26:00" calcext:value-type="date">
            <text:p>2025-11-12 15:26:00</text:p>
          </table:table-cell>
          <table:table-cell office:value-type="date" office:date-value="2025-11-12T15:36:00" calcext:value-type="date">
            <text:p>2025-11-12 15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ice trip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5:36:00" calcext:value-type="date">
            <text:p>2025-11-12 15:36:00</text:p>
          </table:table-cell>
          <table:table-cell office:value-type="date" office:date-value="2025-11-12T15:41:00" calcext:value-type="date">
            <text:p>2025-11-12 15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5:41:00" calcext:value-type="date">
            <text:p>2025-11-12 15:41:00</text:p>
          </table:table-cell>
          <table:table-cell office:value-type="date" office:date-value="2025-11-12T15:46:00" calcext:value-type="date">
            <text:p>2025-11-12 15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5:46:00" calcext:value-type="date">
            <text:p>2025-11-12 15:46:00</text:p>
          </table:table-cell>
          <table:table-cell office:value-type="date" office:date-value="2025-11-12T15:56:00" calcext:value-type="date">
            <text:p>2025-11-12 15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ice trip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5:56:00" calcext:value-type="date">
            <text:p>2025-11-12 15:56:00</text:p>
          </table:table-cell>
          <table:table-cell office:value-type="date" office:date-value="2025-11-12T16:01:00" calcext:value-type="date">
            <text:p>2025-11-12 16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6:01:00" calcext:value-type="date">
            <text:p>2025-11-12 16:01:00</text:p>
          </table:table-cell>
          <table:table-cell office:value-type="date" office:date-value="2025-11-12T16:06:00" calcext:value-type="date">
            <text:p>2025-11-12 16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6:06:00" calcext:value-type="date">
            <text:p>2025-11-12 16:06:00</text:p>
          </table:table-cell>
          <table:table-cell office:value-type="date" office:date-value="2025-11-12T16:16:00" calcext:value-type="date">
            <text:p>2025-11-12 16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ervice trip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6:16:00" calcext:value-type="date">
            <text:p>2025-11-12 16:16:00</text:p>
          </table:table-cell>
          <table:table-cell office:value-type="date" office:date-value="2025-11-12T16:21:00" calcext:value-type="date">
            <text:p>2025-11-12 16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6:21:00" calcext:value-type="date">
            <text:p>2025-11-12 16:21:00</text:p>
          </table:table-cell>
          <table:table-cell office:value-type="date" office:date-value="2025-11-12T16:26:00" calcext:value-type="date">
            <text:p>2025-11-12 16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6:26:00" calcext:value-type="date">
            <text:p>2025-11-12 16:26:00</text:p>
          </table:table-cell>
          <table:table-cell office:value-type="date" office:date-value="2025-11-12T16:36:00" calcext:value-type="date">
            <text:p>2025-11-12 16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ice trip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6:36:00" calcext:value-type="date">
            <text:p>2025-11-12 16:36:00</text:p>
          </table:table-cell>
          <table:table-cell office:value-type="date" office:date-value="2025-11-12T16:41:00" calcext:value-type="date">
            <text:p>2025-11-12 16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6:41:00" calcext:value-type="date">
            <text:p>2025-11-12 16:41:00</text:p>
          </table:table-cell>
          <table:table-cell office:value-type="date" office:date-value="2025-11-12T16:46:00" calcext:value-type="date">
            <text:p>2025-11-12 16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6:46:00" calcext:value-type="date">
            <text:p>2025-11-12 16:46:00</text:p>
          </table:table-cell>
          <table:table-cell office:value-type="date" office:date-value="2025-11-12T16:56:00" calcext:value-type="date">
            <text:p>2025-11-12 16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ice trip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6:56:00" calcext:value-type="date">
            <text:p>2025-11-12 16:56:00</text:p>
          </table:table-cell>
          <table:table-cell office:value-type="date" office:date-value="2025-11-12T17:01:00" calcext:value-type="date">
            <text:p>2025-11-12 17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7:01:00" calcext:value-type="date">
            <text:p>2025-11-12 17:01:00</text:p>
          </table:table-cell>
          <table:table-cell office:value-type="date" office:date-value="2025-11-12T17:06:00" calcext:value-type="date">
            <text:p>2025-11-12 17:0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7:06:00" calcext:value-type="date">
            <text:p>2025-11-12 17:06:00</text:p>
          </table:table-cell>
          <table:table-cell office:value-type="date" office:date-value="2025-11-12T17:16:00" calcext:value-type="date">
            <text:p>2025-11-12 17:1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ervice trip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7:16:00" calcext:value-type="date">
            <text:p>2025-11-12 17:16:00</text:p>
          </table:table-cell>
          <table:table-cell office:value-type="date" office:date-value="2025-11-12T17:21:00" calcext:value-type="date">
            <text:p>2025-11-12 17:2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7:21:00" calcext:value-type="date">
            <text:p>2025-11-12 17:21:00</text:p>
          </table:table-cell>
          <table:table-cell office:value-type="date" office:date-value="2025-11-12T17:26:00" calcext:value-type="date">
            <text:p>2025-11-12 17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7:26:00" calcext:value-type="date">
            <text:p>2025-11-12 17:26:00</text:p>
          </table:table-cell>
          <table:table-cell office:value-type="date" office:date-value="2025-11-12T17:36:00" calcext:value-type="date">
            <text:p>2025-11-12 17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vice trip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7:36:00" calcext:value-type="date">
            <text:p>2025-11-12 17:36:00</text:p>
          </table:table-cell>
          <table:table-cell office:value-type="date" office:date-value="2025-11-12T17:41:00" calcext:value-type="date">
            <text:p>2025-11-12 17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7:41:00" calcext:value-type="date">
            <text:p>2025-11-12 17:41:00</text:p>
          </table:table-cell>
          <table:table-cell office:value-type="date" office:date-value="2025-11-12T17:46:00" calcext:value-type="date">
            <text:p>2025-11-12 17:4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7:46:00" calcext:value-type="date">
            <text:p>2025-11-12 17:46:00</text:p>
          </table:table-cell>
          <table:table-cell office:value-type="date" office:date-value="2025-11-12T17:56:00" calcext:value-type="date">
            <text:p>2025-11-12 17:5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ervice trip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7:56:00" calcext:value-type="date">
            <text:p>2025-11-12 17:56:00</text:p>
          </table:table-cell>
          <table:table-cell office:value-type="date" office:date-value="2025-11-12T18:01:00" calcext:value-type="date">
            <text:p>2025-11-12 18:0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8:01:00" calcext:value-type="date">
            <text:p>2025-11-12 18:01:00</text:p>
          </table:table-cell>
          <table:table-cell office:value-type="date" office:date-value="2025-11-12T18:07:00" calcext:value-type="date">
            <text:p>2025-11-12 18:07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8:07:00" calcext:value-type="date">
            <text:p>2025-11-12 18:07:00</text:p>
          </table:table-cell>
          <table:table-cell office:value-type="date" office:date-value="2025-11-12T18:17:00" calcext:value-type="date">
            <text:p>2025-11-12 18:17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ervice trip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8:17:00" calcext:value-type="date">
            <text:p>2025-11-12 18:17:00</text:p>
          </table:table-cell>
          <table:table-cell office:value-type="date" office:date-value="2025-11-12T18:22:00" calcext:value-type="date">
            <text:p>2025-11-12 18:22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8:22:00" calcext:value-type="date">
            <text:p>2025-11-12 18:22:00</text:p>
          </table:table-cell>
          <table:table-cell office:value-type="date" office:date-value="2025-11-12T18:24:00" calcext:value-type="date">
            <text:p>2025-11-12 18:24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8:24:00" calcext:value-type="date">
            <text:p>2025-11-12 18:24:00</text:p>
          </table:table-cell>
          <table:table-cell office:value-type="date" office:date-value="2025-11-12T18:34:00" calcext:value-type="date">
            <text:p>2025-11-12 18:3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ervice trip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8:34:00" calcext:value-type="date">
            <text:p>2025-11-12 18:34:00</text:p>
          </table:table-cell>
          <table:table-cell office:value-type="date" office:date-value="2025-11-12T18:39:00" calcext:value-type="date">
            <text:p>2025-11-12 18:39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dle</text:p>
          </table:table-cell>
          <table:table-cell office:value-type="date" office:date-value="2025-11-12T18:39:00" calcext:value-type="date">
            <text:p>2025-11-12 18:39:00</text:p>
          </table:table-cell>
          <table:table-cell office:value-type="date" office:date-value="2025-11-12T18:41:00" calcext:value-type="date">
            <text:p>2025-11-12 18:4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8:41:00" calcext:value-type="date">
            <text:p>2025-11-12 18:41:00</text:p>
          </table:table-cell>
          <table:table-cell office:value-type="date" office:date-value="2025-11-12T18:51:00" calcext:value-type="date">
            <text:p>2025-11-12 18:5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rvice trip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8:51:00" calcext:value-type="date">
            <text:p>2025-11-12 18:51:00</text:p>
          </table:table-cell>
          <table:table-cell office:value-type="date" office:date-value="2025-11-12T18:56:00" calcext:value-type="date">
            <text:p>2025-11-12 18:5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8:56:00" calcext:value-type="date">
            <text:p>2025-11-12 18:56:00</text:p>
          </table:table-cell>
          <table:table-cell office:value-type="date" office:date-value="2025-11-12T19:06:00" calcext:value-type="date">
            <text:p>2025-11-12 19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rvice trip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9:06:00" calcext:value-type="date">
            <text:p>2025-11-12 19:06:00</text:p>
          </table:table-cell>
          <table:table-cell office:value-type="date" office:date-value="2025-11-12T19:11:00" calcext:value-type="date">
            <text:p>2025-11-12 19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9:11:00" calcext:value-type="date">
            <text:p>2025-11-12 19:11:00</text:p>
          </table:table-cell>
          <table:table-cell office:value-type="date" office:date-value="2025-11-12T19:21:00" calcext:value-type="date">
            <text:p>2025-11-12 19:2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rvice trip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9:21:00" calcext:value-type="date">
            <text:p>2025-11-12 19:21:00</text:p>
          </table:table-cell>
          <table:table-cell office:value-type="date" office:date-value="2025-11-12T19:26:00" calcext:value-type="date">
            <text:p>2025-11-12 19:2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9:26:00" calcext:value-type="date">
            <text:p>2025-11-12 19:26:00</text:p>
          </table:table-cell>
          <table:table-cell office:value-type="date" office:date-value="2025-11-12T19:36:00" calcext:value-type="date">
            <text:p>2025-11-12 19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vice trip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date" office:date-value="2025-11-12T19:36:00" calcext:value-type="date">
            <text:p>2025-11-12 19:36:00</text:p>
          </table:table-cell>
          <table:table-cell office:value-type="date" office:date-value="2025-11-12T19:41:00" calcext:value-type="date">
            <text:p>2025-11-12 19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date" office:date-value="2025-11-12T19:41:00" calcext:value-type="date">
            <text:p>2025-11-12 19:41:00</text:p>
          </table:table-cell>
          <table:table-cell office:value-type="date" office:date-value="2025-11-12T19:51:00" calcext:value-type="date">
            <text:p>2025-11-12 19:5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rvice trip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" calcext:value-type="date">
            <text:p>2025-11-12 00:00:00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initial deadhead from depo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date" office:date-value="2025-11-12T07:19:00" calcext:value-type="date">
            <text:p>2025-11-12 07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 before first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7:19:00" calcext:value-type="date">
            <text:p>2025-11-12 07:19:00</text:p>
          </table:table-cell>
          <table:table-cell office:value-type="date" office:date-value="2025-11-12T07:29:00" calcext:value-type="date">
            <text:p>2025-11-12 07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ervice tri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07:29:00" calcext:value-type="date">
            <text:p>2025-11-12 07:29:00</text:p>
          </table:table-cell>
          <table:table-cell office:value-type="date" office:date-value="2025-11-12T07:34:00" calcext:value-type="date">
            <text:p>2025-11-12 07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7:34:00" calcext:value-type="date">
            <text:p>2025-11-12 07:34:00</text:p>
          </table:table-cell>
          <table:table-cell office:value-type="date" office:date-value="2025-11-12T07:36:00" calcext:value-type="date">
            <text:p>2025-11-12 07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7:36:00" calcext:value-type="date">
            <text:p>2025-11-12 07:36:00</text:p>
          </table:table-cell>
          <table:table-cell office:value-type="date" office:date-value="2025-11-12T07:46:00" calcext:value-type="date">
            <text:p>2025-11-12 07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rvice tri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07:46:00" calcext:value-type="date">
            <text:p>2025-11-12 07:46:00</text:p>
          </table:table-cell>
          <table:table-cell office:value-type="date" office:date-value="2025-11-12T07:51:00" calcext:value-type="date">
            <text:p>2025-11-12 07:51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7:51:00" calcext:value-type="date">
            <text:p>2025-11-12 07:51:00</text:p>
          </table:table-cell>
          <table:table-cell office:value-type="date" office:date-value="2025-11-12T07:54:00" calcext:value-type="date">
            <text:p>2025-11-12 07:54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7:54:00" calcext:value-type="date">
            <text:p>2025-11-12 07:54:00</text:p>
          </table:table-cell>
          <table:table-cell office:value-type="date" office:date-value="2025-11-12T08:04:00" calcext:value-type="date">
            <text:p>2025-11-12 08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ervice trip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08:04:00" calcext:value-type="date">
            <text:p>2025-11-12 08:04:00</text:p>
          </table:table-cell>
          <table:table-cell office:value-type="date" office:date-value="2025-11-12T08:09:00" calcext:value-type="date">
            <text:p>2025-11-12 08:09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8:09:00" calcext:value-type="date">
            <text:p>2025-11-12 08:09:00</text:p>
          </table:table-cell>
          <table:table-cell office:value-type="date" office:date-value="2025-11-12T08:16:00" calcext:value-type="date">
            <text:p>2025-11-12 08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8:16:00" calcext:value-type="date">
            <text:p>2025-11-12 08:16:00</text:p>
          </table:table-cell>
          <table:table-cell office:value-type="date" office:date-value="2025-11-12T08:26:00" calcext:value-type="date">
            <text:p>2025-11-12 08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e trip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08:26:00" calcext:value-type="date">
            <text:p>2025-11-12 08:26:00</text:p>
          </table:table-cell>
          <table:table-cell office:value-type="date" office:date-value="2025-11-12T08:31:00" calcext:value-type="date">
            <text:p>2025-11-12 08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8:31:00" calcext:value-type="date">
            <text:p>2025-11-12 08:31:00</text:p>
          </table:table-cell>
          <table:table-cell office:value-type="date" office:date-value="2025-11-12T08:36:00" calcext:value-type="date">
            <text:p>2025-11-12 08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8:36:00" calcext:value-type="date">
            <text:p>2025-11-12 08:36:00</text:p>
          </table:table-cell>
          <table:table-cell office:value-type="date" office:date-value="2025-11-12T08:46:00" calcext:value-type="date">
            <text:p>2025-11-12 08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vice trip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08:46:00" calcext:value-type="date">
            <text:p>2025-11-12 08:46:00</text:p>
          </table:table-cell>
          <table:table-cell office:value-type="date" office:date-value="2025-11-12T08:51:00" calcext:value-type="date">
            <text:p>2025-11-12 08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8:51:00" calcext:value-type="date">
            <text:p>2025-11-12 08:51:00</text:p>
          </table:table-cell>
          <table:table-cell office:value-type="date" office:date-value="2025-11-12T08:56:00" calcext:value-type="date">
            <text:p>2025-11-12 08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8:56:00" calcext:value-type="date">
            <text:p>2025-11-12 08:56:00</text:p>
          </table:table-cell>
          <table:table-cell office:value-type="date" office:date-value="2025-11-12T09:06:00" calcext:value-type="date">
            <text:p>2025-11-12 09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ice trip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09:06:00" calcext:value-type="date">
            <text:p>2025-11-12 09:06:00</text:p>
          </table:table-cell>
          <table:table-cell office:value-type="date" office:date-value="2025-11-12T09:11:00" calcext:value-type="date">
            <text:p>2025-11-12 09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9:11:00" calcext:value-type="date">
            <text:p>2025-11-12 09:11:00</text:p>
          </table:table-cell>
          <table:table-cell office:value-type="date" office:date-value="2025-11-12T09:16:00" calcext:value-type="date">
            <text:p>2025-11-12 09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9:16:00" calcext:value-type="date">
            <text:p>2025-11-12 09:16:00</text:p>
          </table:table-cell>
          <table:table-cell office:value-type="date" office:date-value="2025-11-12T09:26:00" calcext:value-type="date">
            <text:p>2025-11-12 09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e trip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09:26:00" calcext:value-type="date">
            <text:p>2025-11-12 09:26:00</text:p>
          </table:table-cell>
          <table:table-cell office:value-type="date" office:date-value="2025-11-12T09:31:00" calcext:value-type="date">
            <text:p>2025-11-12 09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9:31:00" calcext:value-type="date">
            <text:p>2025-11-12 09:31:00</text:p>
          </table:table-cell>
          <table:table-cell office:value-type="date" office:date-value="2025-11-12T09:36:00" calcext:value-type="date">
            <text:p>2025-11-12 09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9:36:00" calcext:value-type="date">
            <text:p>2025-11-12 09:36:00</text:p>
          </table:table-cell>
          <table:table-cell office:value-type="date" office:date-value="2025-11-12T09:46:00" calcext:value-type="date">
            <text:p>2025-11-12 09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ervice trip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09:46:00" calcext:value-type="date">
            <text:p>2025-11-12 09:46:00</text:p>
          </table:table-cell>
          <table:table-cell office:value-type="date" office:date-value="2025-11-12T09:51:00" calcext:value-type="date">
            <text:p>2025-11-12 09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09:51:00" calcext:value-type="date">
            <text:p>2025-11-12 09:51:00</text:p>
          </table:table-cell>
          <table:table-cell office:value-type="date" office:date-value="2025-11-12T09:56:00" calcext:value-type="date">
            <text:p>2025-11-12 09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09:56:00" calcext:value-type="date">
            <text:p>2025-11-12 09:56:00</text:p>
          </table:table-cell>
          <table:table-cell office:value-type="date" office:date-value="2025-11-12T10:06:00" calcext:value-type="date">
            <text:p>2025-11-12 10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ice trip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0:06:00" calcext:value-type="date">
            <text:p>2025-11-12 10:06:00</text:p>
          </table:table-cell>
          <table:table-cell office:value-type="date" office:date-value="2025-11-12T10:11:00" calcext:value-type="date">
            <text:p>2025-11-12 10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0:11:00" calcext:value-type="date">
            <text:p>2025-11-12 10:11:00</text:p>
          </table:table-cell>
          <table:table-cell office:value-type="date" office:date-value="2025-11-12T10:16:00" calcext:value-type="date">
            <text:p>2025-11-12 10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0:16:00" calcext:value-type="date">
            <text:p>2025-11-12 10:16:00</text:p>
          </table:table-cell>
          <table:table-cell office:value-type="date" office:date-value="2025-11-12T10:26:00" calcext:value-type="date">
            <text:p>2025-11-12 10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ice trip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0:26:00" calcext:value-type="date">
            <text:p>2025-11-12 10:26:00</text:p>
          </table:table-cell>
          <table:table-cell office:value-type="date" office:date-value="2025-11-12T10:31:00" calcext:value-type="date">
            <text:p>2025-11-12 10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0:31:00" calcext:value-type="date">
            <text:p>2025-11-12 10:31:00</text:p>
          </table:table-cell>
          <table:table-cell office:value-type="date" office:date-value="2025-11-12T10:36:00" calcext:value-type="date">
            <text:p>2025-11-12 10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0:36:00" calcext:value-type="date">
            <text:p>2025-11-12 10:36:00</text:p>
          </table:table-cell>
          <table:table-cell office:value-type="date" office:date-value="2025-11-12T10:46:00" calcext:value-type="date">
            <text:p>2025-11-12 10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ervice trip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0:46:00" calcext:value-type="date">
            <text:p>2025-11-12 10:46:00</text:p>
          </table:table-cell>
          <table:table-cell office:value-type="date" office:date-value="2025-11-12T10:51:00" calcext:value-type="date">
            <text:p>2025-11-12 10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0:51:00" calcext:value-type="date">
            <text:p>2025-11-12 10:51:00</text:p>
          </table:table-cell>
          <table:table-cell office:value-type="date" office:date-value="2025-11-12T10:56:00" calcext:value-type="date">
            <text:p>2025-11-12 10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0:56:00" calcext:value-type="date">
            <text:p>2025-11-12 10:56:00</text:p>
          </table:table-cell>
          <table:table-cell office:value-type="date" office:date-value="2025-11-12T11:06:00" calcext:value-type="date">
            <text:p>2025-11-12 11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ice trip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1:06:00" calcext:value-type="date">
            <text:p>2025-11-12 11:06:00</text:p>
          </table:table-cell>
          <table:table-cell office:value-type="date" office:date-value="2025-11-12T11:11:00" calcext:value-type="date">
            <text:p>2025-11-12 11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1:11:00" calcext:value-type="date">
            <text:p>2025-11-12 11:11:00</text:p>
          </table:table-cell>
          <table:table-cell office:value-type="date" office:date-value="2025-11-12T11:16:00" calcext:value-type="date">
            <text:p>2025-11-12 11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1:16:00" calcext:value-type="date">
            <text:p>2025-11-12 11:16:00</text:p>
          </table:table-cell>
          <table:table-cell office:value-type="date" office:date-value="2025-11-12T11:26:00" calcext:value-type="date">
            <text:p>2025-11-12 11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ice trip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1:26:00" calcext:value-type="date">
            <text:p>2025-11-12 11:26:00</text:p>
          </table:table-cell>
          <table:table-cell office:value-type="date" office:date-value="2025-11-12T11:31:00" calcext:value-type="date">
            <text:p>2025-11-12 11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1:31:00" calcext:value-type="date">
            <text:p>2025-11-12 11:31:00</text:p>
          </table:table-cell>
          <table:table-cell office:value-type="date" office:date-value="2025-11-12T11:36:00" calcext:value-type="date">
            <text:p>2025-11-12 11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1:36:00" calcext:value-type="date">
            <text:p>2025-11-12 11:36:00</text:p>
          </table:table-cell>
          <table:table-cell office:value-type="date" office:date-value="2025-11-12T11:46:00" calcext:value-type="date">
            <text:p>2025-11-12 11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ervice trip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1:46:00" calcext:value-type="date">
            <text:p>2025-11-12 11:46:00</text:p>
          </table:table-cell>
          <table:table-cell office:value-type="date" office:date-value="2025-11-12T11:51:00" calcext:value-type="date">
            <text:p>2025-11-12 11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1:51:00" calcext:value-type="date">
            <text:p>2025-11-12 11:51:00</text:p>
          </table:table-cell>
          <table:table-cell office:value-type="date" office:date-value="2025-11-12T11:56:00" calcext:value-type="date">
            <text:p>2025-11-12 11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1:56:00" calcext:value-type="date">
            <text:p>2025-11-12 11:56:00</text:p>
          </table:table-cell>
          <table:table-cell office:value-type="date" office:date-value="2025-11-12T12:06:00" calcext:value-type="date">
            <text:p>2025-11-12 12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ice tri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2:06:00" calcext:value-type="date">
            <text:p>2025-11-12 12:06:00</text:p>
          </table:table-cell>
          <table:table-cell office:value-type="date" office:date-value="2025-11-12T12:11:00" calcext:value-type="date">
            <text:p>2025-11-12 12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2:11:00" calcext:value-type="date">
            <text:p>2025-11-12 12:11:00</text:p>
          </table:table-cell>
          <table:table-cell office:value-type="date" office:date-value="2025-11-12T12:16:00" calcext:value-type="date">
            <text:p>2025-11-12 12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2:16:00" calcext:value-type="date">
            <text:p>2025-11-12 12:16:00</text:p>
          </table:table-cell>
          <table:table-cell office:value-type="date" office:date-value="2025-11-12T12:26:00" calcext:value-type="date">
            <text:p>2025-11-12 12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ice trip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2:26:00" calcext:value-type="date">
            <text:p>2025-11-12 12:26:00</text:p>
          </table:table-cell>
          <table:table-cell office:value-type="date" office:date-value="2025-11-12T12:31:00" calcext:value-type="date">
            <text:p>2025-11-12 12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2:31:00" calcext:value-type="date">
            <text:p>2025-11-12 12:31:00</text:p>
          </table:table-cell>
          <table:table-cell office:value-type="date" office:date-value="2025-11-12T12:36:00" calcext:value-type="date">
            <text:p>2025-11-12 12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2:36:00" calcext:value-type="date">
            <text:p>2025-11-12 12:36:00</text:p>
          </table:table-cell>
          <table:table-cell office:value-type="date" office:date-value="2025-11-12T12:46:00" calcext:value-type="date">
            <text:p>2025-11-12 12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ervice trip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2:46:00" calcext:value-type="date">
            <text:p>2025-11-12 12:46:00</text:p>
          </table:table-cell>
          <table:table-cell office:value-type="date" office:date-value="2025-11-12T12:51:00" calcext:value-type="date">
            <text:p>2025-11-12 12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2:51:00" calcext:value-type="date">
            <text:p>2025-11-12 12:51:00</text:p>
          </table:table-cell>
          <table:table-cell office:value-type="date" office:date-value="2025-11-12T12:56:00" calcext:value-type="date">
            <text:p>2025-11-12 12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2:56:00" calcext:value-type="date">
            <text:p>2025-11-12 12:56:00</text:p>
          </table:table-cell>
          <table:table-cell office:value-type="date" office:date-value="2025-11-12T13:06:00" calcext:value-type="date">
            <text:p>2025-11-12 13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ice trip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3:06:00" calcext:value-type="date">
            <text:p>2025-11-12 13:06:00</text:p>
          </table:table-cell>
          <table:table-cell office:value-type="date" office:date-value="2025-11-12T13:11:00" calcext:value-type="date">
            <text:p>2025-11-12 13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3:11:00" calcext:value-type="date">
            <text:p>2025-11-12 13:11:00</text:p>
          </table:table-cell>
          <table:table-cell office:value-type="date" office:date-value="2025-11-12T13:16:00" calcext:value-type="date">
            <text:p>2025-11-12 13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3:16:00" calcext:value-type="date">
            <text:p>2025-11-12 13:16:00</text:p>
          </table:table-cell>
          <table:table-cell office:value-type="date" office:date-value="2025-11-12T13:26:00" calcext:value-type="date">
            <text:p>2025-11-12 13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ice trip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3:26:00" calcext:value-type="date">
            <text:p>2025-11-12 13:26:00</text:p>
          </table:table-cell>
          <table:table-cell office:value-type="date" office:date-value="2025-11-12T13:31:00" calcext:value-type="date">
            <text:p>2025-11-12 13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3:31:00" calcext:value-type="date">
            <text:p>2025-11-12 13:31:00</text:p>
          </table:table-cell>
          <table:table-cell office:value-type="date" office:date-value="2025-11-12T13:36:00" calcext:value-type="date">
            <text:p>2025-11-12 13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3:36:00" calcext:value-type="date">
            <text:p>2025-11-12 13:36:00</text:p>
          </table:table-cell>
          <table:table-cell office:value-type="date" office:date-value="2025-11-12T13:46:00" calcext:value-type="date">
            <text:p>2025-11-12 13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service trip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3:46:00" calcext:value-type="date">
            <text:p>2025-11-12 13:46:00</text:p>
          </table:table-cell>
          <table:table-cell office:value-type="date" office:date-value="2025-11-12T13:51:00" calcext:value-type="date">
            <text:p>2025-11-12 13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3:51:00" calcext:value-type="date">
            <text:p>2025-11-12 13:51:00</text:p>
          </table:table-cell>
          <table:table-cell office:value-type="date" office:date-value="2025-11-12T13:56:00" calcext:value-type="date">
            <text:p>2025-11-12 13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3:56:00" calcext:value-type="date">
            <text:p>2025-11-12 13:56:00</text:p>
          </table:table-cell>
          <table:table-cell office:value-type="date" office:date-value="2025-11-12T14:06:00" calcext:value-type="date">
            <text:p>2025-11-12 14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ice trip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4:06:00" calcext:value-type="date">
            <text:p>2025-11-12 14:06:00</text:p>
          </table:table-cell>
          <table:table-cell office:value-type="date" office:date-value="2025-11-12T14:11:00" calcext:value-type="date">
            <text:p>2025-11-12 14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4:11:00" calcext:value-type="date">
            <text:p>2025-11-12 14:11:00</text:p>
          </table:table-cell>
          <table:table-cell office:value-type="date" office:date-value="2025-11-12T14:16:00" calcext:value-type="date">
            <text:p>2025-11-12 14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4:16:00" calcext:value-type="date">
            <text:p>2025-11-12 14:16:00</text:p>
          </table:table-cell>
          <table:table-cell office:value-type="date" office:date-value="2025-11-12T14:26:00" calcext:value-type="date">
            <text:p>2025-11-12 14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ice trip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4:26:00" calcext:value-type="date">
            <text:p>2025-11-12 14:26:00</text:p>
          </table:table-cell>
          <table:table-cell office:value-type="date" office:date-value="2025-11-12T14:31:00" calcext:value-type="date">
            <text:p>2025-11-12 14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4:31:00" calcext:value-type="date">
            <text:p>2025-11-12 14:31:00</text:p>
          </table:table-cell>
          <table:table-cell office:value-type="date" office:date-value="2025-11-12T14:36:00" calcext:value-type="date">
            <text:p>2025-11-12 14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4:36:00" calcext:value-type="date">
            <text:p>2025-11-12 14:36:00</text:p>
          </table:table-cell>
          <table:table-cell office:value-type="date" office:date-value="2025-11-12T14:46:00" calcext:value-type="date">
            <text:p>2025-11-12 14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service trip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4:46:00" calcext:value-type="date">
            <text:p>2025-11-12 14:46:00</text:p>
          </table:table-cell>
          <table:table-cell office:value-type="date" office:date-value="2025-11-12T14:51:00" calcext:value-type="date">
            <text:p>2025-11-12 14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4:51:00" calcext:value-type="date">
            <text:p>2025-11-12 14:51:00</text:p>
          </table:table-cell>
          <table:table-cell office:value-type="date" office:date-value="2025-11-12T14:56:00" calcext:value-type="date">
            <text:p>2025-11-12 14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4:56:00" calcext:value-type="date">
            <text:p>2025-11-12 14:56:00</text:p>
          </table:table-cell>
          <table:table-cell office:value-type="date" office:date-value="2025-11-12T15:06:00" calcext:value-type="date">
            <text:p>2025-11-12 15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ice trip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5:06:00" calcext:value-type="date">
            <text:p>2025-11-12 15:06:00</text:p>
          </table:table-cell>
          <table:table-cell office:value-type="date" office:date-value="2025-11-12T15:11:00" calcext:value-type="date">
            <text:p>2025-11-12 15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5:11:00" calcext:value-type="date">
            <text:p>2025-11-12 15:11:00</text:p>
          </table:table-cell>
          <table:table-cell office:value-type="date" office:date-value="2025-11-12T15:16:00" calcext:value-type="date">
            <text:p>2025-11-12 15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5:16:00" calcext:value-type="date">
            <text:p>2025-11-12 15:16:00</text:p>
          </table:table-cell>
          <table:table-cell office:value-type="date" office:date-value="2025-11-12T15:26:00" calcext:value-type="date">
            <text:p>2025-11-12 15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ice trip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5:26:00" calcext:value-type="date">
            <text:p>2025-11-12 15:26:00</text:p>
          </table:table-cell>
          <table:table-cell office:value-type="date" office:date-value="2025-11-12T15:31:00" calcext:value-type="date">
            <text:p>2025-11-12 15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5:31:00" calcext:value-type="date">
            <text:p>2025-11-12 15:31:00</text:p>
          </table:table-cell>
          <table:table-cell office:value-type="date" office:date-value="2025-11-12T15:36:00" calcext:value-type="date">
            <text:p>2025-11-12 15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5:36:00" calcext:value-type="date">
            <text:p>2025-11-12 15:36:00</text:p>
          </table:table-cell>
          <table:table-cell office:value-type="date" office:date-value="2025-11-12T15:46:00" calcext:value-type="date">
            <text:p>2025-11-12 15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ervice trip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5:46:00" calcext:value-type="date">
            <text:p>2025-11-12 15:46:00</text:p>
          </table:table-cell>
          <table:table-cell office:value-type="date" office:date-value="2025-11-12T15:51:00" calcext:value-type="date">
            <text:p>2025-11-12 15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5:51:00" calcext:value-type="date">
            <text:p>2025-11-12 15:51:00</text:p>
          </table:table-cell>
          <table:table-cell office:value-type="date" office:date-value="2025-11-12T15:56:00" calcext:value-type="date">
            <text:p>2025-11-12 15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5:56:00" calcext:value-type="date">
            <text:p>2025-11-12 15:56:00</text:p>
          </table:table-cell>
          <table:table-cell office:value-type="date" office:date-value="2025-11-12T16:06:00" calcext:value-type="date">
            <text:p>2025-11-12 16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ice trip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6:06:00" calcext:value-type="date">
            <text:p>2025-11-12 16:06:00</text:p>
          </table:table-cell>
          <table:table-cell office:value-type="date" office:date-value="2025-11-12T16:11:00" calcext:value-type="date">
            <text:p>2025-11-12 16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6:11:00" calcext:value-type="date">
            <text:p>2025-11-12 16:11:00</text:p>
          </table:table-cell>
          <table:table-cell office:value-type="date" office:date-value="2025-11-12T16:16:00" calcext:value-type="date">
            <text:p>2025-11-12 16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6:16:00" calcext:value-type="date">
            <text:p>2025-11-12 16:16:00</text:p>
          </table:table-cell>
          <table:table-cell office:value-type="date" office:date-value="2025-11-12T16:26:00" calcext:value-type="date">
            <text:p>2025-11-12 16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ce trip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6:26:00" calcext:value-type="date">
            <text:p>2025-11-12 16:26:00</text:p>
          </table:table-cell>
          <table:table-cell office:value-type="date" office:date-value="2025-11-12T16:31:00" calcext:value-type="date">
            <text:p>2025-11-12 16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6:31:00" calcext:value-type="date">
            <text:p>2025-11-12 16:31:00</text:p>
          </table:table-cell>
          <table:table-cell office:value-type="date" office:date-value="2025-11-12T16:36:00" calcext:value-type="date">
            <text:p>2025-11-12 16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6:36:00" calcext:value-type="date">
            <text:p>2025-11-12 16:36:00</text:p>
          </table:table-cell>
          <table:table-cell office:value-type="date" office:date-value="2025-11-12T16:46:00" calcext:value-type="date">
            <text:p>2025-11-12 16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ervice trip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6:46:00" calcext:value-type="date">
            <text:p>2025-11-12 16:46:00</text:p>
          </table:table-cell>
          <table:table-cell office:value-type="date" office:date-value="2025-11-12T16:51:00" calcext:value-type="date">
            <text:p>2025-11-12 16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6:51:00" calcext:value-type="date">
            <text:p>2025-11-12 16:51:00</text:p>
          </table:table-cell>
          <table:table-cell office:value-type="date" office:date-value="2025-11-12T16:56:00" calcext:value-type="date">
            <text:p>2025-11-12 16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6:56:00" calcext:value-type="date">
            <text:p>2025-11-12 16:56:00</text:p>
          </table:table-cell>
          <table:table-cell office:value-type="date" office:date-value="2025-11-12T17:06:00" calcext:value-type="date">
            <text:p>2025-11-12 17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ice tri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7:06:00" calcext:value-type="date">
            <text:p>2025-11-12 17:06:00</text:p>
          </table:table-cell>
          <table:table-cell office:value-type="date" office:date-value="2025-11-12T17:11:00" calcext:value-type="date">
            <text:p>2025-11-12 17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7:11:00" calcext:value-type="date">
            <text:p>2025-11-12 17:11:00</text:p>
          </table:table-cell>
          <table:table-cell office:value-type="date" office:date-value="2025-11-12T17:16:00" calcext:value-type="date">
            <text:p>2025-11-12 17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7:16:00" calcext:value-type="date">
            <text:p>2025-11-12 17:16:00</text:p>
          </table:table-cell>
          <table:table-cell office:value-type="date" office:date-value="2025-11-12T17:26:00" calcext:value-type="date">
            <text:p>2025-11-12 17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ice trip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7:26:00" calcext:value-type="date">
            <text:p>2025-11-12 17:26:00</text:p>
          </table:table-cell>
          <table:table-cell office:value-type="date" office:date-value="2025-11-12T17:31:00" calcext:value-type="date">
            <text:p>2025-11-12 17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7:31:00" calcext:value-type="date">
            <text:p>2025-11-12 17:31:00</text:p>
          </table:table-cell>
          <table:table-cell office:value-type="date" office:date-value="2025-11-12T17:36:00" calcext:value-type="date">
            <text:p>2025-11-12 17:36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7:36:00" calcext:value-type="date">
            <text:p>2025-11-12 17:36:00</text:p>
          </table:table-cell>
          <table:table-cell office:value-type="date" office:date-value="2025-11-12T17:46:00" calcext:value-type="date">
            <text:p>2025-11-12 17:46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ervice trip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7:46:00" calcext:value-type="date">
            <text:p>2025-11-12 17:46:00</text:p>
          </table:table-cell>
          <table:table-cell office:value-type="date" office:date-value="2025-11-12T17:51:00" calcext:value-type="date">
            <text:p>2025-11-12 17:51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7:51:00" calcext:value-type="date">
            <text:p>2025-11-12 17:51:00</text:p>
          </table:table-cell>
          <table:table-cell office:value-type="date" office:date-value="2025-11-12T17:56:00" calcext:value-type="date">
            <text:p>2025-11-12 17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7:56:00" calcext:value-type="date">
            <text:p>2025-11-12 17:56:00</text:p>
          </table:table-cell>
          <table:table-cell office:value-type="date" office:date-value="2025-11-12T18:06:00" calcext:value-type="date">
            <text:p>2025-11-12 18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rvice trip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8:06:00" calcext:value-type="date">
            <text:p>2025-11-12 18:06:00</text:p>
          </table:table-cell>
          <table:table-cell office:value-type="date" office:date-value="2025-11-12T18:11:00" calcext:value-type="date">
            <text:p>2025-11-12 18:1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8:11:00" calcext:value-type="date">
            <text:p>2025-11-12 18:11:00</text:p>
          </table:table-cell>
          <table:table-cell office:value-type="date" office:date-value="2025-11-12T18:16:00" calcext:value-type="date">
            <text:p>2025-11-12 18:1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8:16:00" calcext:value-type="date">
            <text:p>2025-11-12 18:16:00</text:p>
          </table:table-cell>
          <table:table-cell office:value-type="date" office:date-value="2025-11-12T18:26:00" calcext:value-type="date">
            <text:p>2025-11-12 18:2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rvice trip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8:26:00" calcext:value-type="date">
            <text:p>2025-11-12 18:26:00</text:p>
          </table:table-cell>
          <table:table-cell office:value-type="date" office:date-value="2025-11-12T18:31:00" calcext:value-type="date">
            <text:p>2025-11-12 18:3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8:31:00" calcext:value-type="date">
            <text:p>2025-11-12 18:31:00</text:p>
          </table:table-cell>
          <table:table-cell office:value-type="date" office:date-value="2025-11-12T18:54:00" calcext:value-type="date">
            <text:p>2025-11-12 18:54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8:54:00" calcext:value-type="date">
            <text:p>2025-11-12 18:54:00</text:p>
          </table:table-cell>
          <table:table-cell office:value-type="date" office:date-value="2025-11-12T19:04:00" calcext:value-type="date">
            <text:p>2025-11-12 19:04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ervice trip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erial</text:p>
          </table:table-cell>
          <table:table-cell office:value-type="date" office:date-value="2025-11-12T19:04:00" calcext:value-type="date">
            <text:p>2025-11-12 19:04:00</text:p>
          </table:table-cell>
          <table:table-cell office:value-type="date" office:date-value="2025-11-12T19:09:00" calcext:value-type="date">
            <text:p>2025-11-12 19:09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date" office:date-value="2025-11-12T19:09:00" calcext:value-type="date">
            <text:p>2025-11-12 19:09:00</text:p>
          </table:table-cell>
          <table:table-cell office:value-type="date" office:date-value="2025-11-12T19:27:00" calcext:value-type="date">
            <text:p>2025-11-12 19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vice</text:p>
          </table:table-cell>
          <table:table-cell office:value-type="date" office:date-value="2025-11-12T19:27:00" calcext:value-type="date">
            <text:p>2025-11-12 19:27:00</text:p>
          </table:table-cell>
          <table:table-cell office:value-type="date" office:date-value="2025-11-12T19:37:00" calcext:value-type="date">
            <text:p>2025-11-12 19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ervice trip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" calcext:value-type="date">
            <text:p>2025-11-12 00:00:00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initial deadhead from depo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date" office:date-value="2025-11-12T07:39:00" calcext:value-type="date">
            <text:p>2025-11-12 07:3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 before first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07:39:00" calcext:value-type="date">
            <text:p>2025-11-12 07:39:00</text:p>
          </table:table-cell>
          <table:table-cell office:value-type="date" office:date-value="2025-11-12T07:49:00" calcext:value-type="date">
            <text:p>2025-11-12 07:4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ervice tri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07:49:00" calcext:value-type="date">
            <text:p>2025-11-12 07:49:00</text:p>
          </table:table-cell>
          <table:table-cell office:value-type="date" office:date-value="2025-11-12T07:54:00" calcext:value-type="date">
            <text:p>2025-11-12 07:5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07:54:00" calcext:value-type="date">
            <text:p>2025-11-12 07:54:00</text:p>
          </table:table-cell>
          <table:table-cell office:value-type="date" office:date-value="2025-11-12T07:56:00" calcext:value-type="date">
            <text:p>2025-11-12 07:5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07:56:00" calcext:value-type="date">
            <text:p>2025-11-12 07:56:00</text:p>
          </table:table-cell>
          <table:table-cell office:value-type="date" office:date-value="2025-11-12T08:06:00" calcext:value-type="date">
            <text:p>2025-11-12 08:0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ice tri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08:06:00" calcext:value-type="date">
            <text:p>2025-11-12 08:06:00</text:p>
          </table:table-cell>
          <table:table-cell office:value-type="date" office:date-value="2025-11-12T08:11:00" calcext:value-type="date">
            <text:p>2025-11-12 08:11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08:11:00" calcext:value-type="date">
            <text:p>2025-11-12 08:11:00</text:p>
          </table:table-cell>
          <table:table-cell office:value-type="date" office:date-value="2025-11-12T08:19:00" calcext:value-type="date">
            <text:p>2025-11-12 08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08:19:00" calcext:value-type="date">
            <text:p>2025-11-12 08:19:00</text:p>
          </table:table-cell>
          <table:table-cell office:value-type="date" office:date-value="2025-11-12T08:29:00" calcext:value-type="date">
            <text:p>2025-11-12 08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rvice trip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08:29:00" calcext:value-type="date">
            <text:p>2025-11-12 08:29:00</text:p>
          </table:table-cell>
          <table:table-cell office:value-type="date" office:date-value="2025-11-12T08:34:00" calcext:value-type="date">
            <text:p>2025-11-12 08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08:34:00" calcext:value-type="date">
            <text:p>2025-11-12 08:34:00</text:p>
          </table:table-cell>
          <table:table-cell office:value-type="date" office:date-value="2025-11-12T08:49:00" calcext:value-type="date">
            <text:p>2025-11-12 08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08:49:00" calcext:value-type="date">
            <text:p>2025-11-12 08:49:00</text:p>
          </table:table-cell>
          <table:table-cell office:value-type="date" office:date-value="2025-11-12T08:59:00" calcext:value-type="date">
            <text:p>2025-11-12 08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ervice trip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08:59:00" calcext:value-type="date">
            <text:p>2025-11-12 08:59:00</text:p>
          </table:table-cell>
          <table:table-cell office:value-type="date" office:date-value="2025-11-12T09:04:00" calcext:value-type="date">
            <text:p>2025-11-12 09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09:04:00" calcext:value-type="date">
            <text:p>2025-11-12 09:04:00</text:p>
          </table:table-cell>
          <table:table-cell office:value-type="date" office:date-value="2025-11-12T09:19:00" calcext:value-type="date">
            <text:p>2025-11-12 09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09:19:00" calcext:value-type="date">
            <text:p>2025-11-12 09:19:00</text:p>
          </table:table-cell>
          <table:table-cell office:value-type="date" office:date-value="2025-11-12T09:29:00" calcext:value-type="date">
            <text:p>2025-11-12 09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ervice trip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09:29:00" calcext:value-type="date">
            <text:p>2025-11-12 09:29:00</text:p>
          </table:table-cell>
          <table:table-cell office:value-type="date" office:date-value="2025-11-12T09:34:00" calcext:value-type="date">
            <text:p>2025-11-12 09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09:34:00" calcext:value-type="date">
            <text:p>2025-11-12 09:34:00</text:p>
          </table:table-cell>
          <table:table-cell office:value-type="date" office:date-value="2025-11-12T09:49:00" calcext:value-type="date">
            <text:p>2025-11-12 09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09:49:00" calcext:value-type="date">
            <text:p>2025-11-12 09:49:00</text:p>
          </table:table-cell>
          <table:table-cell office:value-type="date" office:date-value="2025-11-12T09:59:00" calcext:value-type="date">
            <text:p>2025-11-12 09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ervice trip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09:59:00" calcext:value-type="date">
            <text:p>2025-11-12 09:59:00</text:p>
          </table:table-cell>
          <table:table-cell office:value-type="date" office:date-value="2025-11-12T10:04:00" calcext:value-type="date">
            <text:p>2025-11-12 10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0:04:00" calcext:value-type="date">
            <text:p>2025-11-12 10:04:00</text:p>
          </table:table-cell>
          <table:table-cell office:value-type="date" office:date-value="2025-11-12T10:19:00" calcext:value-type="date">
            <text:p>2025-11-12 10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0:19:00" calcext:value-type="date">
            <text:p>2025-11-12 10:19:00</text:p>
          </table:table-cell>
          <table:table-cell office:value-type="date" office:date-value="2025-11-12T10:29:00" calcext:value-type="date">
            <text:p>2025-11-12 10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ervice trip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0:29:00" calcext:value-type="date">
            <text:p>2025-11-12 10:29:00</text:p>
          </table:table-cell>
          <table:table-cell office:value-type="date" office:date-value="2025-11-12T10:34:00" calcext:value-type="date">
            <text:p>2025-11-12 10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0:34:00" calcext:value-type="date">
            <text:p>2025-11-12 10:34:00</text:p>
          </table:table-cell>
          <table:table-cell office:value-type="date" office:date-value="2025-11-12T10:49:00" calcext:value-type="date">
            <text:p>2025-11-12 10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0:49:00" calcext:value-type="date">
            <text:p>2025-11-12 10:49:00</text:p>
          </table:table-cell>
          <table:table-cell office:value-type="date" office:date-value="2025-11-12T10:59:00" calcext:value-type="date">
            <text:p>2025-11-12 10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rvice trip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0:59:00" calcext:value-type="date">
            <text:p>2025-11-12 10:59:00</text:p>
          </table:table-cell>
          <table:table-cell office:value-type="date" office:date-value="2025-11-12T11:04:00" calcext:value-type="date">
            <text:p>2025-11-12 11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1:04:00" calcext:value-type="date">
            <text:p>2025-11-12 11:04:00</text:p>
          </table:table-cell>
          <table:table-cell office:value-type="date" office:date-value="2025-11-12T11:19:00" calcext:value-type="date">
            <text:p>2025-11-12 11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1:19:00" calcext:value-type="date">
            <text:p>2025-11-12 11:19:00</text:p>
          </table:table-cell>
          <table:table-cell office:value-type="date" office:date-value="2025-11-12T11:29:00" calcext:value-type="date">
            <text:p>2025-11-12 11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ervice trip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1:29:00" calcext:value-type="date">
            <text:p>2025-11-12 11:29:00</text:p>
          </table:table-cell>
          <table:table-cell office:value-type="date" office:date-value="2025-11-12T11:34:00" calcext:value-type="date">
            <text:p>2025-11-12 11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1:34:00" calcext:value-type="date">
            <text:p>2025-11-12 11:34:00</text:p>
          </table:table-cell>
          <table:table-cell office:value-type="date" office:date-value="2025-11-12T11:49:00" calcext:value-type="date">
            <text:p>2025-11-12 11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1:49:00" calcext:value-type="date">
            <text:p>2025-11-12 11:49:00</text:p>
          </table:table-cell>
          <table:table-cell office:value-type="date" office:date-value="2025-11-12T11:59:00" calcext:value-type="date">
            <text:p>2025-11-12 11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ervice trip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1:59:00" calcext:value-type="date">
            <text:p>2025-11-12 11:59:00</text:p>
          </table:table-cell>
          <table:table-cell office:value-type="date" office:date-value="2025-11-12T12:04:00" calcext:value-type="date">
            <text:p>2025-11-12 12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2:04:00" calcext:value-type="date">
            <text:p>2025-11-12 12:04:00</text:p>
          </table:table-cell>
          <table:table-cell office:value-type="date" office:date-value="2025-11-12T12:19:00" calcext:value-type="date">
            <text:p>2025-11-12 12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2:19:00" calcext:value-type="date">
            <text:p>2025-11-12 12:19:00</text:p>
          </table:table-cell>
          <table:table-cell office:value-type="date" office:date-value="2025-11-12T12:29:00" calcext:value-type="date">
            <text:p>2025-11-12 12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rvice trip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2:29:00" calcext:value-type="date">
            <text:p>2025-11-12 12:29:00</text:p>
          </table:table-cell>
          <table:table-cell office:value-type="date" office:date-value="2025-11-12T12:34:00" calcext:value-type="date">
            <text:p>2025-11-12 12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2:34:00" calcext:value-type="date">
            <text:p>2025-11-12 12:34:00</text:p>
          </table:table-cell>
          <table:table-cell office:value-type="date" office:date-value="2025-11-12T12:49:00" calcext:value-type="date">
            <text:p>2025-11-12 12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2:49:00" calcext:value-type="date">
            <text:p>2025-11-12 12:49:00</text:p>
          </table:table-cell>
          <table:table-cell office:value-type="date" office:date-value="2025-11-12T12:59:00" calcext:value-type="date">
            <text:p>2025-11-12 12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ervice trip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2:59:00" calcext:value-type="date">
            <text:p>2025-11-12 12:59:00</text:p>
          </table:table-cell>
          <table:table-cell office:value-type="date" office:date-value="2025-11-12T13:04:00" calcext:value-type="date">
            <text:p>2025-11-12 13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3:04:00" calcext:value-type="date">
            <text:p>2025-11-12 13:04:00</text:p>
          </table:table-cell>
          <table:table-cell office:value-type="date" office:date-value="2025-11-12T13:19:00" calcext:value-type="date">
            <text:p>2025-11-12 13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3:19:00" calcext:value-type="date">
            <text:p>2025-11-12 13:19:00</text:p>
          </table:table-cell>
          <table:table-cell office:value-type="date" office:date-value="2025-11-12T13:29:00" calcext:value-type="date">
            <text:p>2025-11-12 13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rvice trip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3:29:00" calcext:value-type="date">
            <text:p>2025-11-12 13:29:00</text:p>
          </table:table-cell>
          <table:table-cell office:value-type="date" office:date-value="2025-11-12T13:34:00" calcext:value-type="date">
            <text:p>2025-11-12 13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3:34:00" calcext:value-type="date">
            <text:p>2025-11-12 13:34:00</text:p>
          </table:table-cell>
          <table:table-cell office:value-type="date" office:date-value="2025-11-12T13:49:00" calcext:value-type="date">
            <text:p>2025-11-12 13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3:49:00" calcext:value-type="date">
            <text:p>2025-11-12 13:49:00</text:p>
          </table:table-cell>
          <table:table-cell office:value-type="date" office:date-value="2025-11-12T13:59:00" calcext:value-type="date">
            <text:p>2025-11-12 13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ervice trip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3:59:00" calcext:value-type="date">
            <text:p>2025-11-12 13:59:00</text:p>
          </table:table-cell>
          <table:table-cell office:value-type="date" office:date-value="2025-11-12T14:04:00" calcext:value-type="date">
            <text:p>2025-11-12 14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4:04:00" calcext:value-type="date">
            <text:p>2025-11-12 14:04:00</text:p>
          </table:table-cell>
          <table:table-cell office:value-type="date" office:date-value="2025-11-12T14:19:00" calcext:value-type="date">
            <text:p>2025-11-12 14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4:19:00" calcext:value-type="date">
            <text:p>2025-11-12 14:19:00</text:p>
          </table:table-cell>
          <table:table-cell office:value-type="date" office:date-value="2025-11-12T14:29:00" calcext:value-type="date">
            <text:p>2025-11-12 14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rvice tri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4:29:00" calcext:value-type="date">
            <text:p>2025-11-12 14:29:00</text:p>
          </table:table-cell>
          <table:table-cell office:value-type="date" office:date-value="2025-11-12T14:34:00" calcext:value-type="date">
            <text:p>2025-11-12 14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4:34:00" calcext:value-type="date">
            <text:p>2025-11-12 14:34:00</text:p>
          </table:table-cell>
          <table:table-cell office:value-type="date" office:date-value="2025-11-12T14:49:00" calcext:value-type="date">
            <text:p>2025-11-12 14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4:49:00" calcext:value-type="date">
            <text:p>2025-11-12 14:49:00</text:p>
          </table:table-cell>
          <table:table-cell office:value-type="date" office:date-value="2025-11-12T14:59:00" calcext:value-type="date">
            <text:p>2025-11-12 14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rvice trip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4:59:00" calcext:value-type="date">
            <text:p>2025-11-12 14:59:00</text:p>
          </table:table-cell>
          <table:table-cell office:value-type="date" office:date-value="2025-11-12T15:04:00" calcext:value-type="date">
            <text:p>2025-11-12 15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5:04:00" calcext:value-type="date">
            <text:p>2025-11-12 15:04:00</text:p>
          </table:table-cell>
          <table:table-cell office:value-type="date" office:date-value="2025-11-12T15:19:00" calcext:value-type="date">
            <text:p>2025-11-12 15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5:19:00" calcext:value-type="date">
            <text:p>2025-11-12 15:19:00</text:p>
          </table:table-cell>
          <table:table-cell office:value-type="date" office:date-value="2025-11-12T15:29:00" calcext:value-type="date">
            <text:p>2025-11-12 15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rvice trip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5:29:00" calcext:value-type="date">
            <text:p>2025-11-12 15:29:00</text:p>
          </table:table-cell>
          <table:table-cell office:value-type="date" office:date-value="2025-11-12T15:34:00" calcext:value-type="date">
            <text:p>2025-11-12 15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5:34:00" calcext:value-type="date">
            <text:p>2025-11-12 15:34:00</text:p>
          </table:table-cell>
          <table:table-cell office:value-type="date" office:date-value="2025-11-12T15:49:00" calcext:value-type="date">
            <text:p>2025-11-12 15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5:49:00" calcext:value-type="date">
            <text:p>2025-11-12 15:49:00</text:p>
          </table:table-cell>
          <table:table-cell office:value-type="date" office:date-value="2025-11-12T15:59:00" calcext:value-type="date">
            <text:p>2025-11-12 15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ervice trip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5:59:00" calcext:value-type="date">
            <text:p>2025-11-12 15:59:00</text:p>
          </table:table-cell>
          <table:table-cell office:value-type="date" office:date-value="2025-11-12T16:04:00" calcext:value-type="date">
            <text:p>2025-11-12 16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6:04:00" calcext:value-type="date">
            <text:p>2025-11-12 16:04:00</text:p>
          </table:table-cell>
          <table:table-cell office:value-type="date" office:date-value="2025-11-12T16:19:00" calcext:value-type="date">
            <text:p>2025-11-12 16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6:19:00" calcext:value-type="date">
            <text:p>2025-11-12 16:19:00</text:p>
          </table:table-cell>
          <table:table-cell office:value-type="date" office:date-value="2025-11-12T16:29:00" calcext:value-type="date">
            <text:p>2025-11-12 16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ervice trip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6:29:00" calcext:value-type="date">
            <text:p>2025-11-12 16:29:00</text:p>
          </table:table-cell>
          <table:table-cell office:value-type="date" office:date-value="2025-11-12T16:34:00" calcext:value-type="date">
            <text:p>2025-11-12 16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6:34:00" calcext:value-type="date">
            <text:p>2025-11-12 16:34:00</text:p>
          </table:table-cell>
          <table:table-cell office:value-type="date" office:date-value="2025-11-12T16:49:00" calcext:value-type="date">
            <text:p>2025-11-12 16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6:49:00" calcext:value-type="date">
            <text:p>2025-11-12 16:49:00</text:p>
          </table:table-cell>
          <table:table-cell office:value-type="date" office:date-value="2025-11-12T16:59:00" calcext:value-type="date">
            <text:p>2025-11-12 16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ervice trip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6:59:00" calcext:value-type="date">
            <text:p>2025-11-12 16:59:00</text:p>
          </table:table-cell>
          <table:table-cell office:value-type="date" office:date-value="2025-11-12T17:04:00" calcext:value-type="date">
            <text:p>2025-11-12 17:0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7:04:00" calcext:value-type="date">
            <text:p>2025-11-12 17:04:00</text:p>
          </table:table-cell>
          <table:table-cell office:value-type="date" office:date-value="2025-11-12T17:19:00" calcext:value-type="date">
            <text:p>2025-11-12 17:1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7:19:00" calcext:value-type="date">
            <text:p>2025-11-12 17:19:00</text:p>
          </table:table-cell>
          <table:table-cell office:value-type="date" office:date-value="2025-11-12T17:29:00" calcext:value-type="date">
            <text:p>2025-11-12 17:2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ervice trip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7:29:00" calcext:value-type="date">
            <text:p>2025-11-12 17:29:00</text:p>
          </table:table-cell>
          <table:table-cell office:value-type="date" office:date-value="2025-11-12T17:34:00" calcext:value-type="date">
            <text:p>2025-11-12 17:3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7:34:00" calcext:value-type="date">
            <text:p>2025-11-12 17:34:00</text:p>
          </table:table-cell>
          <table:table-cell office:value-type="date" office:date-value="2025-11-12T17:49:00" calcext:value-type="date">
            <text:p>2025-11-12 17:4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7:49:00" calcext:value-type="date">
            <text:p>2025-11-12 17:49:00</text:p>
          </table:table-cell>
          <table:table-cell office:value-type="date" office:date-value="2025-11-12T17:59:00" calcext:value-type="date">
            <text:p>2025-11-12 17:5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ervice trip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7:59:00" calcext:value-type="date">
            <text:p>2025-11-12 17:59:00</text:p>
          </table:table-cell>
          <table:table-cell office:value-type="date" office:date-value="2025-11-12T18:04:00" calcext:value-type="date">
            <text:p>2025-11-12 18:0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8:04:00" calcext:value-type="date">
            <text:p>2025-11-12 18:04:00</text:p>
          </table:table-cell>
          <table:table-cell office:value-type="date" office:date-value="2025-11-12T18:26:00" calcext:value-type="date">
            <text:p>2025-11-12 18:26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8:26:00" calcext:value-type="date">
            <text:p>2025-11-12 18:26:00</text:p>
          </table:table-cell>
          <table:table-cell office:value-type="date" office:date-value="2025-11-12T18:36:00" calcext:value-type="date">
            <text:p>2025-11-12 18:36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vice trip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terial</text:p>
          </table:table-cell>
          <table:table-cell office:value-type="date" office:date-value="2025-11-12T18:36:00" calcext:value-type="date">
            <text:p>2025-11-12 18:36:00</text:p>
          </table:table-cell>
          <table:table-cell office:value-type="date" office:date-value="2025-11-12T18:41:00" calcext:value-type="date">
            <text:p>2025-11-12 18:41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dle</text:p>
          </table:table-cell>
          <table:table-cell office:value-type="date" office:date-value="2025-11-12T18:41:00" calcext:value-type="date">
            <text:p>2025-11-12 18:41:00</text:p>
          </table:table-cell>
          <table:table-cell office:value-type="date" office:date-value="2025-11-12T18:57:00" calcext:value-type="date">
            <text:p>2025-11-12 18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date" office:date-value="2025-11-12T18:57:00" calcext:value-type="date">
            <text:p>2025-11-12 18:57:00</text:p>
          </table:table-cell>
          <table:table-cell office:value-type="date" office:date-value="2025-11-12T19:07:00" calcext:value-type="date">
            <text:p>2025-11-12 19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ervice trip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" calcext:value-type="date">
            <text:p>2025-11-12 00:00:00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initial deadhead from depo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date" office:date-value="2025-11-12T07:59:00" calcext:value-type="date">
            <text:p>2025-11-12 07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 before first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07:59:00" calcext:value-type="date">
            <text:p>2025-11-12 07:59:00</text:p>
          </table:table-cell>
          <table:table-cell office:value-type="date" office:date-value="2025-11-12T08:09:00" calcext:value-type="date">
            <text:p>2025-11-12 08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ervice tri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08:09:00" calcext:value-type="date">
            <text:p>2025-11-12 08:09:00</text:p>
          </table:table-cell>
          <table:table-cell office:value-type="date" office:date-value="2025-11-12T08:14:00" calcext:value-type="date">
            <text:p>2025-11-12 08:14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08:14:00" calcext:value-type="date">
            <text:p>2025-11-12 08:14:00</text:p>
          </table:table-cell>
          <table:table-cell office:value-type="date" office:date-value="2025-11-12T08:27:00" calcext:value-type="date">
            <text:p>2025-11-12 08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08:27:00" calcext:value-type="date">
            <text:p>2025-11-12 08:27:00</text:p>
          </table:table-cell>
          <table:table-cell office:value-type="date" office:date-value="2025-11-12T08:37:00" calcext:value-type="date">
            <text:p>2025-11-12 08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ce tri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08:37:00" calcext:value-type="date">
            <text:p>2025-11-12 08:37:00</text:p>
          </table:table-cell>
          <table:table-cell office:value-type="date" office:date-value="2025-11-12T08:42:00" calcext:value-type="date">
            <text:p>2025-11-12 08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08:42:00" calcext:value-type="date">
            <text:p>2025-11-12 08:42:00</text:p>
          </table:table-cell>
          <table:table-cell office:value-type="date" office:date-value="2025-11-12T08:57:00" calcext:value-type="date">
            <text:p>2025-11-12 08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08:57:00" calcext:value-type="date">
            <text:p>2025-11-12 08:57:00</text:p>
          </table:table-cell>
          <table:table-cell office:value-type="date" office:date-value="2025-11-12T09:07:00" calcext:value-type="date">
            <text:p>2025-11-12 09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rvice trip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09:07:00" calcext:value-type="date">
            <text:p>2025-11-12 09:07:00</text:p>
          </table:table-cell>
          <table:table-cell office:value-type="date" office:date-value="2025-11-12T09:12:00" calcext:value-type="date">
            <text:p>2025-11-12 09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09:12:00" calcext:value-type="date">
            <text:p>2025-11-12 09:12:00</text:p>
          </table:table-cell>
          <table:table-cell office:value-type="date" office:date-value="2025-11-12T09:27:00" calcext:value-type="date">
            <text:p>2025-11-12 09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09:27:00" calcext:value-type="date">
            <text:p>2025-11-12 09:27:00</text:p>
          </table:table-cell>
          <table:table-cell office:value-type="date" office:date-value="2025-11-12T09:37:00" calcext:value-type="date">
            <text:p>2025-11-12 09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rvice trip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09:37:00" calcext:value-type="date">
            <text:p>2025-11-12 09:37:00</text:p>
          </table:table-cell>
          <table:table-cell office:value-type="date" office:date-value="2025-11-12T09:42:00" calcext:value-type="date">
            <text:p>2025-11-12 09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09:42:00" calcext:value-type="date">
            <text:p>2025-11-12 09:42:00</text:p>
          </table:table-cell>
          <table:table-cell office:value-type="date" office:date-value="2025-11-12T09:57:00" calcext:value-type="date">
            <text:p>2025-11-12 09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09:57:00" calcext:value-type="date">
            <text:p>2025-11-12 09:57:00</text:p>
          </table:table-cell>
          <table:table-cell office:value-type="date" office:date-value="2025-11-12T10:07:00" calcext:value-type="date">
            <text:p>2025-11-12 10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vice trip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0:07:00" calcext:value-type="date">
            <text:p>2025-11-12 10:07:00</text:p>
          </table:table-cell>
          <table:table-cell office:value-type="date" office:date-value="2025-11-12T10:12:00" calcext:value-type="date">
            <text:p>2025-11-12 10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0:12:00" calcext:value-type="date">
            <text:p>2025-11-12 10:12:00</text:p>
          </table:table-cell>
          <table:table-cell office:value-type="date" office:date-value="2025-11-12T10:27:00" calcext:value-type="date">
            <text:p>2025-11-12 10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0:27:00" calcext:value-type="date">
            <text:p>2025-11-12 10:27:00</text:p>
          </table:table-cell>
          <table:table-cell office:value-type="date" office:date-value="2025-11-12T10:37:00" calcext:value-type="date">
            <text:p>2025-11-12 10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ervice trip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0:37:00" calcext:value-type="date">
            <text:p>2025-11-12 10:37:00</text:p>
          </table:table-cell>
          <table:table-cell office:value-type="date" office:date-value="2025-11-12T10:42:00" calcext:value-type="date">
            <text:p>2025-11-12 10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0:42:00" calcext:value-type="date">
            <text:p>2025-11-12 10:42:00</text:p>
          </table:table-cell>
          <table:table-cell office:value-type="date" office:date-value="2025-11-12T10:57:00" calcext:value-type="date">
            <text:p>2025-11-12 10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0:57:00" calcext:value-type="date">
            <text:p>2025-11-12 10:57:00</text:p>
          </table:table-cell>
          <table:table-cell office:value-type="date" office:date-value="2025-11-12T11:07:00" calcext:value-type="date">
            <text:p>2025-11-12 11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rvice trip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1:07:00" calcext:value-type="date">
            <text:p>2025-11-12 11:07:00</text:p>
          </table:table-cell>
          <table:table-cell office:value-type="date" office:date-value="2025-11-12T11:12:00" calcext:value-type="date">
            <text:p>2025-11-12 11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1:12:00" calcext:value-type="date">
            <text:p>2025-11-12 11:12:00</text:p>
          </table:table-cell>
          <table:table-cell office:value-type="date" office:date-value="2025-11-12T11:27:00" calcext:value-type="date">
            <text:p>2025-11-12 11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1:27:00" calcext:value-type="date">
            <text:p>2025-11-12 11:27:00</text:p>
          </table:table-cell>
          <table:table-cell office:value-type="date" office:date-value="2025-11-12T11:37:00" calcext:value-type="date">
            <text:p>2025-11-12 11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ervice trip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1:37:00" calcext:value-type="date">
            <text:p>2025-11-12 11:37:00</text:p>
          </table:table-cell>
          <table:table-cell office:value-type="date" office:date-value="2025-11-12T11:42:00" calcext:value-type="date">
            <text:p>2025-11-12 11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1:42:00" calcext:value-type="date">
            <text:p>2025-11-12 11:42:00</text:p>
          </table:table-cell>
          <table:table-cell office:value-type="date" office:date-value="2025-11-12T11:57:00" calcext:value-type="date">
            <text:p>2025-11-12 11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1:57:00" calcext:value-type="date">
            <text:p>2025-11-12 11:57:00</text:p>
          </table:table-cell>
          <table:table-cell office:value-type="date" office:date-value="2025-11-12T12:07:00" calcext:value-type="date">
            <text:p>2025-11-12 12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rvice trip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2:07:00" calcext:value-type="date">
            <text:p>2025-11-12 12:07:00</text:p>
          </table:table-cell>
          <table:table-cell office:value-type="date" office:date-value="2025-11-12T12:12:00" calcext:value-type="date">
            <text:p>2025-11-12 12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2:12:00" calcext:value-type="date">
            <text:p>2025-11-12 12:12:00</text:p>
          </table:table-cell>
          <table:table-cell office:value-type="date" office:date-value="2025-11-12T12:27:00" calcext:value-type="date">
            <text:p>2025-11-12 12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2:27:00" calcext:value-type="date">
            <text:p>2025-11-12 12:27:00</text:p>
          </table:table-cell>
          <table:table-cell office:value-type="date" office:date-value="2025-11-12T12:37:00" calcext:value-type="date">
            <text:p>2025-11-12 12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ervice trip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2:37:00" calcext:value-type="date">
            <text:p>2025-11-12 12:37:00</text:p>
          </table:table-cell>
          <table:table-cell office:value-type="date" office:date-value="2025-11-12T12:42:00" calcext:value-type="date">
            <text:p>2025-11-12 12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2:42:00" calcext:value-type="date">
            <text:p>2025-11-12 12:42:00</text:p>
          </table:table-cell>
          <table:table-cell office:value-type="date" office:date-value="2025-11-12T12:57:00" calcext:value-type="date">
            <text:p>2025-11-12 12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2:57:00" calcext:value-type="date">
            <text:p>2025-11-12 12:57:00</text:p>
          </table:table-cell>
          <table:table-cell office:value-type="date" office:date-value="2025-11-12T13:07:00" calcext:value-type="date">
            <text:p>2025-11-12 13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rvice trip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3:07:00" calcext:value-type="date">
            <text:p>2025-11-12 13:07:00</text:p>
          </table:table-cell>
          <table:table-cell office:value-type="date" office:date-value="2025-11-12T13:12:00" calcext:value-type="date">
            <text:p>2025-11-12 13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3:12:00" calcext:value-type="date">
            <text:p>2025-11-12 13:12:00</text:p>
          </table:table-cell>
          <table:table-cell office:value-type="date" office:date-value="2025-11-12T13:27:00" calcext:value-type="date">
            <text:p>2025-11-12 13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3:27:00" calcext:value-type="date">
            <text:p>2025-11-12 13:27:00</text:p>
          </table:table-cell>
          <table:table-cell office:value-type="date" office:date-value="2025-11-12T13:37:00" calcext:value-type="date">
            <text:p>2025-11-12 13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rvice trip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3:37:00" calcext:value-type="date">
            <text:p>2025-11-12 13:37:00</text:p>
          </table:table-cell>
          <table:table-cell office:value-type="date" office:date-value="2025-11-12T13:42:00" calcext:value-type="date">
            <text:p>2025-11-12 13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3:42:00" calcext:value-type="date">
            <text:p>2025-11-12 13:42:00</text:p>
          </table:table-cell>
          <table:table-cell office:value-type="date" office:date-value="2025-11-12T13:57:00" calcext:value-type="date">
            <text:p>2025-11-12 13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3:57:00" calcext:value-type="date">
            <text:p>2025-11-12 13:57:00</text:p>
          </table:table-cell>
          <table:table-cell office:value-type="date" office:date-value="2025-11-12T14:07:00" calcext:value-type="date">
            <text:p>2025-11-12 14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ervice trip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4:07:00" calcext:value-type="date">
            <text:p>2025-11-12 14:07:00</text:p>
          </table:table-cell>
          <table:table-cell office:value-type="date" office:date-value="2025-11-12T14:12:00" calcext:value-type="date">
            <text:p>2025-11-12 14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4:12:00" calcext:value-type="date">
            <text:p>2025-11-12 14:12:00</text:p>
          </table:table-cell>
          <table:table-cell office:value-type="date" office:date-value="2025-11-12T14:27:00" calcext:value-type="date">
            <text:p>2025-11-12 14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4:27:00" calcext:value-type="date">
            <text:p>2025-11-12 14:27:00</text:p>
          </table:table-cell>
          <table:table-cell office:value-type="date" office:date-value="2025-11-12T14:37:00" calcext:value-type="date">
            <text:p>2025-11-12 14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ervice trip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4:37:00" calcext:value-type="date">
            <text:p>2025-11-12 14:37:00</text:p>
          </table:table-cell>
          <table:table-cell office:value-type="date" office:date-value="2025-11-12T14:42:00" calcext:value-type="date">
            <text:p>2025-11-12 14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4:42:00" calcext:value-type="date">
            <text:p>2025-11-12 14:42:00</text:p>
          </table:table-cell>
          <table:table-cell office:value-type="date" office:date-value="2025-11-12T14:57:00" calcext:value-type="date">
            <text:p>2025-11-12 14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4:57:00" calcext:value-type="date">
            <text:p>2025-11-12 14:57:00</text:p>
          </table:table-cell>
          <table:table-cell office:value-type="date" office:date-value="2025-11-12T15:07:00" calcext:value-type="date">
            <text:p>2025-11-12 15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ervice tri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5:07:00" calcext:value-type="date">
            <text:p>2025-11-12 15:07:00</text:p>
          </table:table-cell>
          <table:table-cell office:value-type="date" office:date-value="2025-11-12T15:12:00" calcext:value-type="date">
            <text:p>2025-11-12 15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5:12:00" calcext:value-type="date">
            <text:p>2025-11-12 15:12:00</text:p>
          </table:table-cell>
          <table:table-cell office:value-type="date" office:date-value="2025-11-12T15:27:00" calcext:value-type="date">
            <text:p>2025-11-12 15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5:27:00" calcext:value-type="date">
            <text:p>2025-11-12 15:27:00</text:p>
          </table:table-cell>
          <table:table-cell office:value-type="date" office:date-value="2025-11-12T15:37:00" calcext:value-type="date">
            <text:p>2025-11-12 15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ervice trip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5:37:00" calcext:value-type="date">
            <text:p>2025-11-12 15:37:00</text:p>
          </table:table-cell>
          <table:table-cell office:value-type="date" office:date-value="2025-11-12T15:42:00" calcext:value-type="date">
            <text:p>2025-11-12 15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5:42:00" calcext:value-type="date">
            <text:p>2025-11-12 15:42:00</text:p>
          </table:table-cell>
          <table:table-cell office:value-type="date" office:date-value="2025-11-12T15:57:00" calcext:value-type="date">
            <text:p>2025-11-12 15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5:57:00" calcext:value-type="date">
            <text:p>2025-11-12 15:57:00</text:p>
          </table:table-cell>
          <table:table-cell office:value-type="date" office:date-value="2025-11-12T16:07:00" calcext:value-type="date">
            <text:p>2025-11-12 16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ervice trip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6:07:00" calcext:value-type="date">
            <text:p>2025-11-12 16:07:00</text:p>
          </table:table-cell>
          <table:table-cell office:value-type="date" office:date-value="2025-11-12T16:12:00" calcext:value-type="date">
            <text:p>2025-11-12 16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6:12:00" calcext:value-type="date">
            <text:p>2025-11-12 16:12:00</text:p>
          </table:table-cell>
          <table:table-cell office:value-type="date" office:date-value="2025-11-12T16:27:00" calcext:value-type="date">
            <text:p>2025-11-12 16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6:27:00" calcext:value-type="date">
            <text:p>2025-11-12 16:27:00</text:p>
          </table:table-cell>
          <table:table-cell office:value-type="date" office:date-value="2025-11-12T16:37:00" calcext:value-type="date">
            <text:p>2025-11-12 16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ervice trip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6:37:00" calcext:value-type="date">
            <text:p>2025-11-12 16:37:00</text:p>
          </table:table-cell>
          <table:table-cell office:value-type="date" office:date-value="2025-11-12T16:42:00" calcext:value-type="date">
            <text:p>2025-11-12 16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6:42:00" calcext:value-type="date">
            <text:p>2025-11-12 16:42:00</text:p>
          </table:table-cell>
          <table:table-cell office:value-type="date" office:date-value="2025-11-12T16:57:00" calcext:value-type="date">
            <text:p>2025-11-12 16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6:57:00" calcext:value-type="date">
            <text:p>2025-11-12 16:57:00</text:p>
          </table:table-cell>
          <table:table-cell office:value-type="date" office:date-value="2025-11-12T17:07:00" calcext:value-type="date">
            <text:p>2025-11-12 17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ervice trip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7:07:00" calcext:value-type="date">
            <text:p>2025-11-12 17:07:00</text:p>
          </table:table-cell>
          <table:table-cell office:value-type="date" office:date-value="2025-11-12T17:12:00" calcext:value-type="date">
            <text:p>2025-11-12 17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7:12:00" calcext:value-type="date">
            <text:p>2025-11-12 17:12:00</text:p>
          </table:table-cell>
          <table:table-cell office:value-type="date" office:date-value="2025-11-12T17:27:00" calcext:value-type="date">
            <text:p>2025-11-12 17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7:27:00" calcext:value-type="date">
            <text:p>2025-11-12 17:27:00</text:p>
          </table:table-cell>
          <table:table-cell office:value-type="date" office:date-value="2025-11-12T17:37:00" calcext:value-type="date">
            <text:p>2025-11-12 17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ervice trip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7:37:00" calcext:value-type="date">
            <text:p>2025-11-12 17:37:00</text:p>
          </table:table-cell>
          <table:table-cell office:value-type="date" office:date-value="2025-11-12T17:42:00" calcext:value-type="date">
            <text:p>2025-11-12 17:4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7:42:00" calcext:value-type="date">
            <text:p>2025-11-12 17:42:00</text:p>
          </table:table-cell>
          <table:table-cell office:value-type="date" office:date-value="2025-11-12T17:57:00" calcext:value-type="date">
            <text:p>2025-11-12 17:5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7:57:00" calcext:value-type="date">
            <text:p>2025-11-12 17:57:00</text:p>
          </table:table-cell>
          <table:table-cell office:value-type="date" office:date-value="2025-11-12T18:07:00" calcext:value-type="date">
            <text:p>2025-11-12 18:0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rvice trip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erial</text:p>
          </table:table-cell>
          <table:table-cell office:value-type="date" office:date-value="2025-11-12T18:07:00" calcext:value-type="date">
            <text:p>2025-11-12 18:07:00</text:p>
          </table:table-cell>
          <table:table-cell office:value-type="date" office:date-value="2025-11-12T18:12:00" calcext:value-type="date">
            <text:p>2025-11-12 18:12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dle</text:p>
          </table:table-cell>
          <table:table-cell office:value-type="date" office:date-value="2025-11-12T18:12:00" calcext:value-type="date">
            <text:p>2025-11-12 18:12:00</text:p>
          </table:table-cell>
          <table:table-cell office:value-type="date" office:date-value="2025-11-12T18:27:00" calcext:value-type="date">
            <text:p>2025-11-12 18:27:00</text:p>
          </table:table-cell>
          <table:table-cell table:number-columns-repeated="2" office:value-type="string" calcext:value-type="string">
            <text:p>ehvap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vice</text:p>
          </table:table-cell>
          <table:table-cell office:value-type="date" office:date-value="2025-11-12T18:27:00" calcext:value-type="date">
            <text:p>2025-11-12 18:27:00</text:p>
          </table:table-cell>
          <table:table-cell office:value-type="date" office:date-value="2025-11-12T18:37:00" calcext:value-type="date">
            <text:p>2025-11-12 18:37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ervice trip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" calcext:value-type="date">
            <text:p>2025-11-12 00:00:00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string" calcext:value-type="string">
            <text:p>ehvgar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initial deadhead from depo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00:05:00" calcext:value-type="date">
            <text:p>2025-11-12 00:05:00</text:p>
          </table:table-cell>
          <table:table-cell office:value-type="date" office:date-value="2025-11-12T08:29:00" calcext:value-type="date">
            <text:p>2025-11-12 08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 before first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08:29:00" calcext:value-type="date">
            <text:p>2025-11-12 08:29:00</text:p>
          </table:table-cell>
          <table:table-cell office:value-type="date" office:date-value="2025-11-12T08:39:00" calcext:value-type="date">
            <text:p>2025-11-12 08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ervice tri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08:39:00" calcext:value-type="date">
            <text:p>2025-11-12 08:39:00</text:p>
          </table:table-cell>
          <table:table-cell office:value-type="date" office:date-value="2025-11-12T08:44:00" calcext:value-type="date">
            <text:p>2025-11-12 08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08:44:00" calcext:value-type="date">
            <text:p>2025-11-12 08:44:00</text:p>
          </table:table-cell>
          <table:table-cell office:value-type="date" office:date-value="2025-11-12T08:59:00" calcext:value-type="date">
            <text:p>2025-11-12 08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08:59:00" calcext:value-type="date">
            <text:p>2025-11-12 08:59:00</text:p>
          </table:table-cell>
          <table:table-cell office:value-type="date" office:date-value="2025-11-12T09:09:00" calcext:value-type="date">
            <text:p>2025-11-12 09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ervice tri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09:09:00" calcext:value-type="date">
            <text:p>2025-11-12 09:09:00</text:p>
          </table:table-cell>
          <table:table-cell office:value-type="date" office:date-value="2025-11-12T09:14:00" calcext:value-type="date">
            <text:p>2025-11-12 09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09:14:00" calcext:value-type="date">
            <text:p>2025-11-12 09:14:00</text:p>
          </table:table-cell>
          <table:table-cell office:value-type="date" office:date-value="2025-11-12T09:29:00" calcext:value-type="date">
            <text:p>2025-11-12 09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09:29:00" calcext:value-type="date">
            <text:p>2025-11-12 09:29:00</text:p>
          </table:table-cell>
          <table:table-cell office:value-type="date" office:date-value="2025-11-12T09:39:00" calcext:value-type="date">
            <text:p>2025-11-12 09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ervice trip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09:39:00" calcext:value-type="date">
            <text:p>2025-11-12 09:39:00</text:p>
          </table:table-cell>
          <table:table-cell office:value-type="date" office:date-value="2025-11-12T09:44:00" calcext:value-type="date">
            <text:p>2025-11-12 09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09:44:00" calcext:value-type="date">
            <text:p>2025-11-12 09:44:00</text:p>
          </table:table-cell>
          <table:table-cell office:value-type="date" office:date-value="2025-11-12T09:59:00" calcext:value-type="date">
            <text:p>2025-11-12 09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09:59:00" calcext:value-type="date">
            <text:p>2025-11-12 09:59:00</text:p>
          </table:table-cell>
          <table:table-cell office:value-type="date" office:date-value="2025-11-12T10:09:00" calcext:value-type="date">
            <text:p>2025-11-12 10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ervice trip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0:09:00" calcext:value-type="date">
            <text:p>2025-11-12 10:09:00</text:p>
          </table:table-cell>
          <table:table-cell office:value-type="date" office:date-value="2025-11-12T10:14:00" calcext:value-type="date">
            <text:p>2025-11-12 10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0:14:00" calcext:value-type="date">
            <text:p>2025-11-12 10:14:00</text:p>
          </table:table-cell>
          <table:table-cell office:value-type="date" office:date-value="2025-11-12T10:29:00" calcext:value-type="date">
            <text:p>2025-11-12 10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0:29:00" calcext:value-type="date">
            <text:p>2025-11-12 10:29:00</text:p>
          </table:table-cell>
          <table:table-cell office:value-type="date" office:date-value="2025-11-12T10:39:00" calcext:value-type="date">
            <text:p>2025-11-12 10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ervice trip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0:39:00" calcext:value-type="date">
            <text:p>2025-11-12 10:39:00</text:p>
          </table:table-cell>
          <table:table-cell office:value-type="date" office:date-value="2025-11-12T10:44:00" calcext:value-type="date">
            <text:p>2025-11-12 10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0:44:00" calcext:value-type="date">
            <text:p>2025-11-12 10:44:00</text:p>
          </table:table-cell>
          <table:table-cell office:value-type="date" office:date-value="2025-11-12T10:59:00" calcext:value-type="date">
            <text:p>2025-11-12 10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0:59:00" calcext:value-type="date">
            <text:p>2025-11-12 10:59:00</text:p>
          </table:table-cell>
          <table:table-cell office:value-type="date" office:date-value="2025-11-12T11:09:00" calcext:value-type="date">
            <text:p>2025-11-12 11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ervice trip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1:09:00" calcext:value-type="date">
            <text:p>2025-11-12 11:09:00</text:p>
          </table:table-cell>
          <table:table-cell office:value-type="date" office:date-value="2025-11-12T11:14:00" calcext:value-type="date">
            <text:p>2025-11-12 11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1:14:00" calcext:value-type="date">
            <text:p>2025-11-12 11:14:00</text:p>
          </table:table-cell>
          <table:table-cell office:value-type="date" office:date-value="2025-11-12T11:29:00" calcext:value-type="date">
            <text:p>2025-11-12 11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1:29:00" calcext:value-type="date">
            <text:p>2025-11-12 11:29:00</text:p>
          </table:table-cell>
          <table:table-cell office:value-type="date" office:date-value="2025-11-12T11:39:00" calcext:value-type="date">
            <text:p>2025-11-12 11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rvice trip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1:39:00" calcext:value-type="date">
            <text:p>2025-11-12 11:39:00</text:p>
          </table:table-cell>
          <table:table-cell office:value-type="date" office:date-value="2025-11-12T11:44:00" calcext:value-type="date">
            <text:p>2025-11-12 11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1:44:00" calcext:value-type="date">
            <text:p>2025-11-12 11:44:00</text:p>
          </table:table-cell>
          <table:table-cell office:value-type="date" office:date-value="2025-11-12T11:59:00" calcext:value-type="date">
            <text:p>2025-11-12 11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1:59:00" calcext:value-type="date">
            <text:p>2025-11-12 11:59:00</text:p>
          </table:table-cell>
          <table:table-cell office:value-type="date" office:date-value="2025-11-12T12:09:00" calcext:value-type="date">
            <text:p>2025-11-12 12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ervice trip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2:09:00" calcext:value-type="date">
            <text:p>2025-11-12 12:09:00</text:p>
          </table:table-cell>
          <table:table-cell office:value-type="date" office:date-value="2025-11-12T12:14:00" calcext:value-type="date">
            <text:p>2025-11-12 12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2:14:00" calcext:value-type="date">
            <text:p>2025-11-12 12:14:00</text:p>
          </table:table-cell>
          <table:table-cell office:value-type="date" office:date-value="2025-11-12T12:29:00" calcext:value-type="date">
            <text:p>2025-11-12 12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2:29:00" calcext:value-type="date">
            <text:p>2025-11-12 12:29:00</text:p>
          </table:table-cell>
          <table:table-cell office:value-type="date" office:date-value="2025-11-12T12:39:00" calcext:value-type="date">
            <text:p>2025-11-12 12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rvice trip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2:39:00" calcext:value-type="date">
            <text:p>2025-11-12 12:39:00</text:p>
          </table:table-cell>
          <table:table-cell office:value-type="date" office:date-value="2025-11-12T12:44:00" calcext:value-type="date">
            <text:p>2025-11-12 12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2:44:00" calcext:value-type="date">
            <text:p>2025-11-12 12:44:00</text:p>
          </table:table-cell>
          <table:table-cell office:value-type="date" office:date-value="2025-11-12T12:59:00" calcext:value-type="date">
            <text:p>2025-11-12 12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2:59:00" calcext:value-type="date">
            <text:p>2025-11-12 12:59:00</text:p>
          </table:table-cell>
          <table:table-cell office:value-type="date" office:date-value="2025-11-12T13:09:00" calcext:value-type="date">
            <text:p>2025-11-12 13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rvice trip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3:09:00" calcext:value-type="date">
            <text:p>2025-11-12 13:09:00</text:p>
          </table:table-cell>
          <table:table-cell office:value-type="date" office:date-value="2025-11-12T13:14:00" calcext:value-type="date">
            <text:p>2025-11-12 13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3:14:00" calcext:value-type="date">
            <text:p>2025-11-12 13:14:00</text:p>
          </table:table-cell>
          <table:table-cell office:value-type="date" office:date-value="2025-11-12T13:29:00" calcext:value-type="date">
            <text:p>2025-11-12 13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3:29:00" calcext:value-type="date">
            <text:p>2025-11-12 13:29:00</text:p>
          </table:table-cell>
          <table:table-cell office:value-type="date" office:date-value="2025-11-12T13:39:00" calcext:value-type="date">
            <text:p>2025-11-12 13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ervice trip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3:39:00" calcext:value-type="date">
            <text:p>2025-11-12 13:39:00</text:p>
          </table:table-cell>
          <table:table-cell office:value-type="date" office:date-value="2025-11-12T13:44:00" calcext:value-type="date">
            <text:p>2025-11-12 13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3:44:00" calcext:value-type="date">
            <text:p>2025-11-12 13:44:00</text:p>
          </table:table-cell>
          <table:table-cell office:value-type="date" office:date-value="2025-11-12T13:59:00" calcext:value-type="date">
            <text:p>2025-11-12 13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3:59:00" calcext:value-type="date">
            <text:p>2025-11-12 13:59:00</text:p>
          </table:table-cell>
          <table:table-cell office:value-type="date" office:date-value="2025-11-12T14:09:00" calcext:value-type="date">
            <text:p>2025-11-12 14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ervice trip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4:09:00" calcext:value-type="date">
            <text:p>2025-11-12 14:09:00</text:p>
          </table:table-cell>
          <table:table-cell office:value-type="date" office:date-value="2025-11-12T14:14:00" calcext:value-type="date">
            <text:p>2025-11-12 14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4:14:00" calcext:value-type="date">
            <text:p>2025-11-12 14:14:00</text:p>
          </table:table-cell>
          <table:table-cell office:value-type="date" office:date-value="2025-11-12T14:29:00" calcext:value-type="date">
            <text:p>2025-11-12 14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4:29:00" calcext:value-type="date">
            <text:p>2025-11-12 14:29:00</text:p>
          </table:table-cell>
          <table:table-cell office:value-type="date" office:date-value="2025-11-12T14:39:00" calcext:value-type="date">
            <text:p>2025-11-12 14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ervice trip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4:39:00" calcext:value-type="date">
            <text:p>2025-11-12 14:39:00</text:p>
          </table:table-cell>
          <table:table-cell office:value-type="date" office:date-value="2025-11-12T14:44:00" calcext:value-type="date">
            <text:p>2025-11-12 14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4:44:00" calcext:value-type="date">
            <text:p>2025-11-12 14:44:00</text:p>
          </table:table-cell>
          <table:table-cell office:value-type="date" office:date-value="2025-11-12T14:59:00" calcext:value-type="date">
            <text:p>2025-11-12 14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4:59:00" calcext:value-type="date">
            <text:p>2025-11-12 14:59:00</text:p>
          </table:table-cell>
          <table:table-cell office:value-type="date" office:date-value="2025-11-12T15:09:00" calcext:value-type="date">
            <text:p>2025-11-12 15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rvice trip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5:09:00" calcext:value-type="date">
            <text:p>2025-11-12 15:09:00</text:p>
          </table:table-cell>
          <table:table-cell office:value-type="date" office:date-value="2025-11-12T15:14:00" calcext:value-type="date">
            <text:p>2025-11-12 15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5:14:00" calcext:value-type="date">
            <text:p>2025-11-12 15:14:00</text:p>
          </table:table-cell>
          <table:table-cell office:value-type="date" office:date-value="2025-11-12T15:29:00" calcext:value-type="date">
            <text:p>2025-11-12 15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5:29:00" calcext:value-type="date">
            <text:p>2025-11-12 15:29:00</text:p>
          </table:table-cell>
          <table:table-cell office:value-type="date" office:date-value="2025-11-12T15:39:00" calcext:value-type="date">
            <text:p>2025-11-12 15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rvice tri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5:39:00" calcext:value-type="date">
            <text:p>2025-11-12 15:39:00</text:p>
          </table:table-cell>
          <table:table-cell office:value-type="date" office:date-value="2025-11-12T15:44:00" calcext:value-type="date">
            <text:p>2025-11-12 15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5:44:00" calcext:value-type="date">
            <text:p>2025-11-12 15:44:00</text:p>
          </table:table-cell>
          <table:table-cell office:value-type="date" office:date-value="2025-11-12T15:59:00" calcext:value-type="date">
            <text:p>2025-11-12 15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5:59:00" calcext:value-type="date">
            <text:p>2025-11-12 15:59:00</text:p>
          </table:table-cell>
          <table:table-cell office:value-type="date" office:date-value="2025-11-12T16:09:00" calcext:value-type="date">
            <text:p>2025-11-12 16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rvice trip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6:09:00" calcext:value-type="date">
            <text:p>2025-11-12 16:09:00</text:p>
          </table:table-cell>
          <table:table-cell office:value-type="date" office:date-value="2025-11-12T16:14:00" calcext:value-type="date">
            <text:p>2025-11-12 16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6:14:00" calcext:value-type="date">
            <text:p>2025-11-12 16:14:00</text:p>
          </table:table-cell>
          <table:table-cell office:value-type="date" office:date-value="2025-11-12T16:29:00" calcext:value-type="date">
            <text:p>2025-11-12 16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6:29:00" calcext:value-type="date">
            <text:p>2025-11-12 16:29:00</text:p>
          </table:table-cell>
          <table:table-cell office:value-type="date" office:date-value="2025-11-12T16:39:00" calcext:value-type="date">
            <text:p>2025-11-12 16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rvice trip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6:39:00" calcext:value-type="date">
            <text:p>2025-11-12 16:39:00</text:p>
          </table:table-cell>
          <table:table-cell office:value-type="date" office:date-value="2025-11-12T16:44:00" calcext:value-type="date">
            <text:p>2025-11-12 16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6:44:00" calcext:value-type="date">
            <text:p>2025-11-12 16:44:00</text:p>
          </table:table-cell>
          <table:table-cell office:value-type="date" office:date-value="2025-11-12T16:59:00" calcext:value-type="date">
            <text:p>2025-11-12 16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6:59:00" calcext:value-type="date">
            <text:p>2025-11-12 16:59:00</text:p>
          </table:table-cell>
          <table:table-cell office:value-type="date" office:date-value="2025-11-12T17:09:00" calcext:value-type="date">
            <text:p>2025-11-12 17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ervice trip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7:09:00" calcext:value-type="date">
            <text:p>2025-11-12 17:09:00</text:p>
          </table:table-cell>
          <table:table-cell office:value-type="date" office:date-value="2025-11-12T17:14:00" calcext:value-type="date">
            <text:p>2025-11-12 17:1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7:14:00" calcext:value-type="date">
            <text:p>2025-11-12 17:14:00</text:p>
          </table:table-cell>
          <table:table-cell office:value-type="date" office:date-value="2025-11-12T17:29:00" calcext:value-type="date">
            <text:p>2025-11-12 17:2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7:29:00" calcext:value-type="date">
            <text:p>2025-11-12 17:29:00</text:p>
          </table:table-cell>
          <table:table-cell office:value-type="date" office:date-value="2025-11-12T17:39:00" calcext:value-type="date">
            <text:p>2025-11-12 17:3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ervice trip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terial</text:p>
          </table:table-cell>
          <table:table-cell office:value-type="date" office:date-value="2025-11-12T17:39:00" calcext:value-type="date">
            <text:p>2025-11-12 17:39:00</text:p>
          </table:table-cell>
          <table:table-cell office:value-type="date" office:date-value="2025-11-12T17:44:00" calcext:value-type="date">
            <text:p>2025-11-12 17:44:00</text:p>
          </table:table-cell>
          <table:table-cell office:value-type="string" calcext:value-type="string">
            <text:p>ehvapt</text:p>
          </table:table-cell>
          <table:table-cell office:value-type="string" calcext:value-type="string">
            <text:p>ehvbst</text:p>
          </table:table-cell>
          <table:table-cell/>
          <table:table-cell office:value-type="string" calcext:value-type="string">
            <text:p>deadhead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dle</text:p>
          </table:table-cell>
          <table:table-cell office:value-type="date" office:date-value="2025-11-12T17:44:00" calcext:value-type="date">
            <text:p>2025-11-12 17:44:00</text:p>
          </table:table-cell>
          <table:table-cell office:value-type="date" office:date-value="2025-11-12T17:59:00" calcext:value-type="date">
            <text:p>2025-11-12 17:59:00</text:p>
          </table:table-cell>
          <table:table-cell table:number-columns-repeated="2" office:value-type="string" calcext:value-type="string">
            <text:p>ehvbst</text:p>
          </table:table-cell>
          <table:table-cell/>
          <table:table-cell office:value-type="string" calcext:value-type="string">
            <text:p>waiting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 office:value-type="date" office:date-value="2025-11-12T17:59:00" calcext:value-type="date">
            <text:p>2025-11-12 17:59:00</text:p>
          </table:table-cell>
          <table:table-cell office:value-type="date" office:date-value="2025-11-12T18:09:00" calcext:value-type="date">
            <text:p>2025-11-12 18:09:00</text:p>
          </table:table-cell>
          <table:table-cell office:value-type="string" calcext:value-type="string">
            <text:p>ehvbst</text:p>
          </table:table-cell>
          <table:table-cell office:value-type="string" calcext:value-type="string">
            <text:p>ehvap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ervice trip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4:47:44.096829488</meta:creation-date>
    <dc:date>2025-11-12T15:12:43.638984346</dc:date>
    <meta:editing-duration>PT14M48S</meta:editing-duration>
    <meta:editing-cycles>1</meta:editing-cycles>
    <meta:document-statistic meta:table-count="1" meta:cell-count="6984" meta:object-count="0"/>
    <meta:generator>LibreOffice/25.2.6.2$Linux_X86_64 LibreOffice_project/40d1a0e1d5bdf1afaeae24d9ece32bbb00fa66a4</meta:generator>
  </office:meta>
</office:document-meta>
</file>